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8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9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0" style:family="table-cell" style:parent-style-name="Normal_5_32_Tables_32_raw" style:data-style-name="N36">
      <style:table-cell-properties style:vertical-align="automatic" fo:background-color="#FFFFFF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11" style:family="table-cell" style:parent-style-name="Normal_5_32_Tables_32_raw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2" style:family="table-cell" style:parent-style-name="Normal_5_32_Tables_32_raw" style:data-style-name="N36">
      <style:table-cell-properties fo:border-top="none" fo:border-bottom="2pt solid #000000" fo:border-left="none" fo:border-right="none" style:vertical-align="automatic" fo:background-color="#FFFFFF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13" style:family="table-cell" style:parent-style-name="Normal_5_32_Tables_32_raw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14" style:family="table-cell" style:parent-style-name="Normal_5_32_Tables_32_raw" style:data-style-name="N36">
      <style:table-cell-properties style:vertical-align="middle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5" style:family="table-cell" style:parent-style-name="Normal_5_32_Tables_32_raw" style:data-style-name="N36">
      <style:table-cell-properties fo:border-top="2pt solid #000000" fo:border-bottom="none" fo:border-left="none" fo:border-right="none" style:vertical-align="middle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6" style:family="table-cell" style:parent-style-name="Normal_5_32_Tables_32_raw" style:data-style-name="N36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7" style:family="table-cell" style:parent-style-name="Normal_5_32_Tables_32_raw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8" style:family="table-cell" style:parent-style-name="Normal_5_32_Tables_32_raw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9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0" style:family="table-cell" style:parent-style-name="Percent" style:data-style-name="N37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fo:background-color="#FFFFFF"/>
      <style:text-properties fo:color="#808080" fo:font-size="11pt" style:font-size-asian="11pt" style:font-size-complex="11pt"/>
    </style:style>
    <style:style style:name="ce22" style:family="table-cell" style:parent-style-name="Normal_5_32_Tables_32_raw" style:data-style-name="N37">
      <style:table-cell-properties style:vertical-align="automatic" fo:background-color="#FFFFFF" style:repeat-content="false"/>
      <style:paragraph-properties fo:text-align="end" fo:margin-right="0cm"/>
      <style:text-properties fo:color="#2F75B5" style:font-name="Arial" style:font-name-asian="Arial" style:font-name-complex="Arial" fo:font-size="11pt" style:font-size-asian="11pt" style:font-size-complex="11pt" style:font-family-generic="swiss"/>
    </style:style>
    <style:style style:name="ce23" style:family="table-cell" style:parent-style-name="Normal_5_32_Tables_32_raw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4" style:family="table-cell" style:parent-style-name="Normal_5_32_Tables_32_raw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5" style:family="table-cell" style:parent-style-name="Default" style:data-style-name="N37">
      <style:table-cell-properties fo:background-color="#FFFFFF"/>
      <style:text-properties fo:color="#2F75B5" fo:font-size="11pt" style:font-size-asian="11pt" style:font-size-complex="11pt"/>
    </style:style>
    <style:style style:name="ce26" style:family="table-cell" style:parent-style-name="Percent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7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30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3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32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3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34" style:family="table-cell" style:parent-style-name="Normal_5_32_Tables_32_raw" style:data-style-name="N36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36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86354166666667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42pt" style:use-optimal-row-height="false" fo:break-before="auto"/>
    </style:style>
    <style:style style:name="ro6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710_2017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1638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number-columns-repeated="16380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8" table:style-name="ce3"/>
          <table:table-cell table:number-columns-repeated="16375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TSGB1203 (NTS0710)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office:value-type="string" table:style-name="ce7">
            <text:p>Travel by mobility status and purpose: England, 2017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table:style-name="ce9"/>
          <table:table-cell table:number-columns-repeated="3" table:style-name="ce10"/>
          <table:table-cell table:number-columns-repeated="16380" table:style-name="ce3"/>
        </table:table-row>
        <table:table-row table:style-name="ro3">
          <table:table-cell table:style-name="ce11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4">
          <table:table-cell table:style-name="ce14"/>
          <table:table-cell office:value-type="string" table:number-columns-spanned="2" table:number-rows-spanned="1" table:style-name="ce34">
            <text:p>Mobility status<text:span text:style-name="T2">1</text:span></text:p>
          </table:table-cell>
          <table:covered-table-cell/>
          <table:table-cell table:style-name="ce15"/>
          <table:table-cell table:number-columns-repeated="16380" table:style-name="ce3"/>
        </table:table-row>
        <table:table-row table:style-name="ro5">
          <table:table-cell table:style-name="ce16"/>
          <table:table-cell office:value-type="string" table:style-name="ce17">
            <text:p>With a mobility difficulty</text:p>
          </table:table-cell>
          <table:table-cell office:value-type="string" table:style-name="ce17">
            <text:p>No mobility difficulty</text:p>
          </table:table-cell>
          <table:table-cell office:value-type="string" table:style-name="ce17">
            <text:p>All individuals (aged 16+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rips per person per year by purpose:</text:p>
          </table:table-cell>
          <table:table-cell table:style-name="ce18"/>
          <table:table-cell table:number-columns-repeated="2" table:style-name="ce8"/>
          <table:table-cell table:number-columns-repeated="16380" table:style-name="ce3"/>
        </table:table-row>
        <table:table-row table:style-name="ro1">
          <table:table-cell office:value-type="string" table:style-name="ce19">
            <text:p>Commuting</text:p>
          </table:table-cell>
          <table:table-cell office:value-type="float" office:value="37.180635712064642" table:style-name="ce20">
            <text:p>37</text:p>
          </table:table-cell>
          <table:table-cell office:value-type="float" office:value="194.25978649109868" table:style-name="ce20">
            <text:p>194</text:p>
          </table:table-cell>
          <table:table-cell office:value-type="float" office:value="178.50097281013427" table:style-name="ce20">
            <text:p>179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Business</text:p>
          </table:table-cell>
          <table:table-cell office:value-type="float" office:value="7.8273690838076702" table:style-name="ce20">
            <text:p>8</text:p>
          </table:table-cell>
          <table:table-cell office:value-type="float" office:value="36.54456138955171" table:style-name="ce20">
            <text:p>37</text:p>
          </table:table-cell>
          <table:table-cell office:value-type="float" office:value="33.682885868537085" table:style-name="ce20">
            <text:p>34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Education</text:p>
          </table:table-cell>
          <table:table-cell office:value-type="float" office:value="5.0920959478028909" table:style-name="ce20">
            <text:p>5</text:p>
          </table:table-cell>
          <table:table-cell office:value-type="float" office:value="22.33081578271555" table:style-name="ce20">
            <text:p>22</text:p>
          </table:table-cell>
          <table:table-cell office:value-type="float" office:value="20.653569813062042" table:style-name="ce20">
            <text:p>21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Escort education</text:p>
          </table:table-cell>
          <table:table-cell office:value-type="float" office:value="21.040074387724019" table:style-name="ce20">
            <text:p>21</text:p>
          </table:table-cell>
          <table:table-cell office:value-type="float" office:value="59.666466013904227" table:style-name="ce20">
            <text:p>60</text:p>
          </table:table-cell>
          <table:table-cell office:value-type="float" office:value="55.722021564783091" table:style-name="ce20">
            <text:p>56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Shopping</text:p>
          </table:table-cell>
          <table:table-cell office:value-type="float" office:value="210.97676492681538" table:style-name="ce20">
            <text:p>211</text:p>
          </table:table-cell>
          <table:table-cell office:value-type="float" office:value="227.99746336878815" table:style-name="ce20">
            <text:p>228</text:p>
          </table:table-cell>
          <table:table-cell office:value-type="float" office:value="227.04307231907819" table:style-name="ce20">
            <text:p>227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Other escort</text:p>
          </table:table-cell>
          <table:table-cell office:value-type="float" office:value="40.82237860369046" table:style-name="ce20">
            <text:p>41</text:p>
          </table:table-cell>
          <table:table-cell office:value-type="float" office:value="76.640815549618566" table:style-name="ce20">
            <text:p>77</text:p>
          </table:table-cell>
          <table:table-cell office:value-type="float" office:value="73.196520040828332" table:style-name="ce20">
            <text:p>73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Personal business</text:p>
          </table:table-cell>
          <table:table-cell office:value-type="float" office:value="112.40222973928519" table:style-name="ce20">
            <text:p>112</text:p>
          </table:table-cell>
          <table:table-cell office:value-type="float" office:value="98.92755639953198" table:style-name="ce20">
            <text:p>99</text:p>
          </table:table-cell>
          <table:table-cell office:value-type="float" office:value="100.35498237098868" table:style-name="ce20">
            <text:p>100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Visiting friends at private home</text:p>
          </table:table-cell>
          <table:table-cell office:value-type="float" office:value="64.337485981846456" table:style-name="ce20">
            <text:p>64</text:p>
          </table:table-cell>
          <table:table-cell office:value-type="float" office:value="86.502305559319012" table:style-name="ce20">
            <text:p>87</text:p>
          </table:table-cell>
          <table:table-cell office:value-type="float" office:value="84.426004198271471" table:style-name="ce20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elsewhere</text:p>
          </table:table-cell>
          <table:table-cell office:value-type="float" office:value="41.41833131318397" table:style-name="ce20">
            <text:p>41</text:p>
          </table:table-cell>
          <table:table-cell office:value-type="float" office:value="55.035974527339739" table:style-name="ce20">
            <text:p>55</text:p>
          </table:table-cell>
          <table:table-cell office:value-type="float" office:value="53.892543753120606" table:style-name="ce20">
            <text:p>54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ntertainment / public activity</text:p>
          </table:table-cell>
          <table:table-cell office:value-type="float" office:value="33.618147372025973" table:style-name="ce20">
            <text:p>34</text:p>
          </table:table-cell>
          <table:table-cell office:value-type="float" office:value="54.799531866009765" table:style-name="ce20">
            <text:p>55</text:p>
          </table:table-cell>
          <table:table-cell office:value-type="float" office:value="52.766086937549971" table:style-name="ce20">
            <text:p>53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port: participate</text:p>
          </table:table-cell>
          <table:table-cell office:value-type="float" office:value="3.0268121508837411" table:style-name="ce20">
            <text:p>3</text:p>
          </table:table-cell>
          <table:table-cell office:value-type="float" office:value="10.949198625194841" table:style-name="ce20">
            <text:p>11</text:p>
          </table:table-cell>
          <table:table-cell office:value-type="float" office:value="10.163930818025856" table:style-name="ce20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Holiday: base</text:p>
          </table:table-cell>
          <table:table-cell office:value-type="float" office:value="6.0898482408157548" table:style-name="ce20">
            <text:p>6</text:p>
          </table:table-cell>
          <table:table-cell office:value-type="float" office:value="13.06080875115796" table:style-name="ce20">
            <text:p>13</text:p>
          </table:table-cell>
          <table:table-cell office:value-type="float" office:value="12.392803908519623" table:style-name="ce20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y trip</text:p>
          </table:table-cell>
          <table:table-cell office:value-type="float" office:value="21.281542460399177" table:style-name="ce20">
            <text:p>21</text:p>
          </table:table-cell>
          <table:table-cell office:value-type="float" office:value="35.17693367660322" table:style-name="ce20">
            <text:p>35</text:p>
          </table:table-cell>
          <table:table-cell office:value-type="float" office:value="33.937421594009152" table:style-name="ce20">
            <text:p>34</text:p>
          </table:table-cell>
          <table:table-cell table:number-columns-repeated="16380" table:style-name="ce21"/>
        </table:table-row>
        <table:table-row table:style-name="ro6">
          <table:table-cell office:value-type="string" table:style-name="ce19">
            <text:p>Other including just walk<text:span text:style-name="T2">2</text:span></text:p>
          </table:table-cell>
          <table:table-cell office:value-type="float" office:value="30.350060158186118" table:style-name="ce20">
            <text:p>30</text:p>
          </table:table-cell>
          <table:table-cell office:value-type="float" office:value="65.25510308684369" table:style-name="ce20">
            <text:p>65</text:p>
          </table:table-cell>
          <table:table-cell office:value-type="float" office:value="62.01892877297378" table:style-name="ce20">
            <text:p>6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ll purposes</text:p>
          </table:table-cell>
          <table:table-cell office:value-type="float" office:value="635.46377607853151" table:style-name="ce20">
            <text:p>635</text:p>
          </table:table-cell>
          <table:table-cell office:value-type="float" office:value="1037.1473210876773" table:style-name="ce20">
            <text:p>1,037</text:p>
          </table:table-cell>
          <table:table-cell office:value-type="float" office:value="998.75174476988229" table:style-name="ce20">
            <text:p>999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3" table:style-name="ce22"/>
          <table:table-cell table:number-columns-repeated="16380"/>
        </table:table-row>
        <table:table-row table:style-name="ro1">
          <table:table-cell office:value-type="string" table:style-name="ce9">
            <text:p>Miles per person per year by purpose:</text:p>
          </table:table-cell>
          <table:table-cell table:style-name="ce23"/>
          <table:table-cell table:number-columns-repeated="2" table:style-name="ce24"/>
          <table:table-cell table:number-columns-repeated="16380"/>
        </table:table-row>
        <table:table-row table:style-name="ro1">
          <table:table-cell office:value-type="string" table:style-name="ce19">
            <text:p>Commuting</text:p>
          </table:table-cell>
          <table:table-cell office:value-type="float" office:value="325.38941064878173" table:style-name="ce20">
            <text:p>325</text:p>
          </table:table-cell>
          <table:table-cell office:value-type="float" office:value="1764.7586045341018" table:style-name="ce20">
            <text:p>1,765</text:p>
          </table:table-cell>
          <table:table-cell office:value-type="float" office:value="1620.9148406844299" table:style-name="ce20">
            <text:p>1,621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Business</text:p>
          </table:table-cell>
          <table:table-cell office:value-type="float" office:value="93.342255478815261" table:style-name="ce20">
            <text:p>93</text:p>
          </table:table-cell>
          <table:table-cell office:value-type="float" office:value="693.09953968874197" table:style-name="ce20">
            <text:p>693</text:p>
          </table:table-cell>
          <table:table-cell office:value-type="float" office:value="632.66529981530471" table:style-name="ce20">
            <text:p>633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ducation</text:p>
          </table:table-cell>
          <table:table-cell office:value-type="float" office:value="24.513311714802533" table:style-name="ce20">
            <text:p>25</text:p>
          </table:table-cell>
          <table:table-cell office:value-type="float" office:value="141.04589320574118" table:style-name="ce20">
            <text:p>141</text:p>
          </table:table-cell>
          <table:table-cell office:value-type="float" office:value="130.37405156530423" table:style-name="ce20">
            <text:p>13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scort education</text:p>
          </table:table-cell>
          <table:table-cell office:value-type="float" office:value="46.444105768068795" table:style-name="ce20">
            <text:p>46</text:p>
          </table:table-cell>
          <table:table-cell office:value-type="float" office:value="144.37862220152309" table:style-name="ce20">
            <text:p>144</text:p>
          </table:table-cell>
          <table:table-cell office:value-type="float" office:value="133.93571452477289" table:style-name="ce20">
            <text:p>134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hopping</text:p>
          </table:table-cell>
          <table:table-cell office:value-type="float" office:value="753.95007028893053" table:style-name="ce20">
            <text:p>754</text:p>
          </table:table-cell>
          <table:table-cell office:value-type="float" office:value="888.55020636091137" table:style-name="ce20">
            <text:p>889</text:p>
          </table:table-cell>
          <table:table-cell office:value-type="float" office:value="877.92231457443324" table:style-name="ce20">
            <text:p>878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Other escort</text:p>
          </table:table-cell>
          <table:table-cell office:value-type="float" office:value="238.04144482726596" table:style-name="ce20">
            <text:p>238</text:p>
          </table:table-cell>
          <table:table-cell office:value-type="float" office:value="427.103777603406" table:style-name="ce20">
            <text:p>427</text:p>
          </table:table-cell>
          <table:table-cell office:value-type="float" office:value="409.30784388878834" table:style-name="ce20">
            <text:p>409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Personal business</text:p>
          </table:table-cell>
          <table:table-cell office:value-type="float" office:value="500.23334208440241" table:style-name="ce20">
            <text:p>500</text:p>
          </table:table-cell>
          <table:table-cell office:value-type="float" office:value="557.81916758138777" table:style-name="ce20">
            <text:p>558</text:p>
          </table:table-cell>
          <table:table-cell office:value-type="float" office:value="551.40583175477173" table:style-name="ce20">
            <text:p>55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at private home</text:p>
          </table:table-cell>
          <table:table-cell office:value-type="float" office:value="577.82910482632258" table:style-name="ce20">
            <text:p>578</text:p>
          </table:table-cell>
          <table:table-cell office:value-type="float" office:value="953.41936700641384" table:style-name="ce20">
            <text:p>953</text:p>
          </table:table-cell>
          <table:table-cell office:value-type="float" office:value="916.06934475459639" table:style-name="ce20">
            <text:p>916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elsewhere</text:p>
          </table:table-cell>
          <table:table-cell office:value-type="float" office:value="218.10468407575857" table:style-name="ce20">
            <text:p>218</text:p>
          </table:table-cell>
          <table:table-cell office:value-type="float" office:value="353.04331281719215" table:style-name="ce20">
            <text:p>353</text:p>
          </table:table-cell>
          <table:table-cell office:value-type="float" office:value="340.25001240903146" table:style-name="ce20">
            <text:p>34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ntertainment / public activity</text:p>
          </table:table-cell>
          <table:table-cell office:value-type="float" office:value="185.33389962050779" table:style-name="ce20">
            <text:p>185</text:p>
          </table:table-cell>
          <table:table-cell office:value-type="float" office:value="414.68350019775642" table:style-name="ce20">
            <text:p>415</text:p>
          </table:table-cell>
          <table:table-cell office:value-type="float" office:value="391.40073314257478" table:style-name="ce20">
            <text:p>39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port: participate</text:p>
          </table:table-cell>
          <table:table-cell office:value-type="float" office:value="16.868888421813995" table:style-name="ce20">
            <text:p>17</text:p>
          </table:table-cell>
          <table:table-cell office:value-type="float" office:value="78.990975786662929" table:style-name="ce20">
            <text:p>79</text:p>
          </table:table-cell>
          <table:table-cell office:value-type="float" office:value="73.098140098273319" table:style-name="ce20">
            <text:p>73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Holiday: base</text:p>
          </table:table-cell>
          <table:table-cell office:value-type="float" office:value="259.32894287517809" table:style-name="ce20">
            <text:p>259</text:p>
          </table:table-cell>
          <table:table-cell office:value-type="float" office:value="615.35045914663806" table:style-name="ce20">
            <text:p>615</text:p>
          </table:table-cell>
          <table:table-cell office:value-type="float" office:value="583.24879324238645" table:style-name="ce20">
            <text:p>583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y trip</text:p>
          </table:table-cell>
          <table:table-cell office:value-type="float" office:value="240.1780946422694" table:style-name="ce20">
            <text:p>240</text:p>
          </table:table-cell>
          <table:table-cell office:value-type="float" office:value="457.12360115197549" table:style-name="ce20">
            <text:p>457</text:p>
          </table:table-cell>
          <table:table-cell office:value-type="float" office:value="437.47764696351129" table:style-name="ce20">
            <text:p>437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Other including just walk<text:span text:style-name="T2">2</text:span></text:p>
          </table:table-cell>
          <table:table-cell office:value-type="float" office:value="25.500879809091913" table:style-name="ce20">
            <text:p>26</text:p>
          </table:table-cell>
          <table:table-cell office:value-type="float" office:value="65.912236041029146" table:style-name="ce20">
            <text:p>66</text:p>
          </table:table-cell>
          <table:table-cell office:value-type="float" office:value="62.016096889602196" table:style-name="ce20">
            <text:p>6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ll purposes</text:p>
          </table:table-cell>
          <table:table-cell office:value-type="float" office:value="3505.0584350820091" table:style-name="ce20">
            <text:p>3,505</text:p>
          </table:table-cell>
          <table:table-cell office:value-type="float" office:value="7555.2792633234803" table:style-name="ce20">
            <text:p>7,555</text:p>
          </table:table-cell>
          <table:table-cell office:value-type="float" office:value="7160.0866643077798" table:style-name="ce20">
            <text:p>7,160</text:p>
          </table:table-cell>
          <table:table-cell table:number-columns-repeated="16380"/>
        </table:table-row>
        <table:table-row table:style-name="ro1">
          <table:table-cell table:style-name="ce19"/>
          <table:table-cell table:number-columns-repeated="3" table:style-name="ce25"/>
          <table:table-cell table:number-columns-repeated="16380"/>
        </table:table-row>
        <table:table-row table:style-name="ro1">
          <table:table-cell office:value-type="string" table:style-name="ce9">
            <text:p>Unweighted sample size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<text:s text:c="3"/>individuals</text:p>
          </table:table-cell>
          <table:table-cell office:value-type="float" office:value="1209" table:style-name="ce20">
            <text:p>1,209</text:p>
          </table:table-cell>
          <table:table-cell office:value-type="float" office:value="10269" table:style-name="ce20">
            <text:p>10,269</text:p>
          </table:table-cell>
          <table:table-cell office:value-type="float" office:value="11622" table:style-name="ce20">
            <text:p>11,62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s text:c="3"/>trips ('000s)</text:p>
          </table:table-cell>
          <table:table-cell office:value-type="float" office:value="13.46" table:style-name="ce20">
            <text:p>13</text:p>
          </table:table-cell>
          <table:table-cell office:value-type="float" office:value="193.774" table:style-name="ce20">
            <text:p>194</text:p>
          </table:table-cell>
          <table:table-cell office:value-type="float" office:value="209.90700000000001" table:style-name="ce20">
            <text:p>210</text:p>
          </table:table-cell>
          <table:table-cell table:number-columns-repeated="16380"/>
        </table:table-row>
        <table:table-row table:style-name="ro3">
          <table:table-cell office:value-type="string" table:style-name="ce11">
            <text:p><text:s text:c="3"/>stages ('000s)</text:p>
          </table:table-cell>
          <table:table-cell office:value-type="float" office:value="14.757999999999999" table:style-name="ce26">
            <text:p>15</text:p>
          </table:table-cell>
          <table:table-cell office:value-type="float" office:value="218.99199999999999" table:style-name="ce26">
            <text:p>219</text:p>
          </table:table-cell>
          <table:table-cell office:value-type="float" office:value="236.71600000000001" table:style-name="ce26">
            <text:p>237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number-columns-spanned="4" table:number-rows-spanned="1" table:style-name="ce35">
            <text:p>1. The NTS definition of having a mobility difficulty is based on those adults who responded to say they have difficulties travelling on foot, by bus or both. Those that said they only have difficulty getting in/out of a car are classified in this table as having no mobility difficulty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2. Walking data was revised in 2018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figures in this table are National Statistics.</text:p>
          </table:table-cell>
          <table:table-cell table:number-columns-repeated="3" table:style-name="ce8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36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7">
            <text:p>The survey results are subject to sampling error.</text:p>
          </table:table-cell>
          <table:table-cell table:number-columns-repeated="3" table:style-name="ce8"/>
          <table:table-cell table:number-columns-repeated="16380"/>
        </table:table-row>
        <table:table-row table:style-name="ro2">
          <table:table-cell table:style-name="ce3"/>
          <table:table-cell table:style-name="ce28"/>
          <table:table-cell table:number-columns-repeated="16382" table:style-name="ce3"/>
        </table:table-row>
        <table:table-row table:style-name="ro2">
          <table:table-cell office:value-type="string" table:style-name="ce29">
            <text:p><text:a xlink:href="mailto:national.travelsurvey@dft.gov.uk"><text:span text:style-name="T1">Email:<text:s/></text:span>national.travelsurvey@dft.gov.uk</text:a></text:p>
          </table:table-cell>
          <table:table-cell table:style-name="ce30"/>
          <table:table-cell table:style-name="ce3"/>
          <table:table-cell office:value-type="string" table:style-name="ce31">
            <text:p>Source: National Travel Survey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8"/>
          <table:table-cell table:style-name="ce3"/>
          <table:table-cell office:value-type="string" table:style-name="ce31">
            <text:p>Last updated: 26 July 2018</text:p>
          </table:table-cell>
          <table:table-cell table:number-columns-repeated="16380"/>
        </table:table-row>
        <table:table-row table:style-name="ro2">
          <table:table-cell table:number-columns-repeated="2" table:style-name="ce33"/>
          <table:table-cell table:style-name="ce27"/>
          <table:table-cell office:value-type="string" table:style-name="ce31">
            <text:p>Next update: Summer 2019</text:p>
          </table:table-cell>
          <table:table-cell table:number-columns-repeated="16380"/>
        </table:table-row>
        <table:table-row table:number-rows-repeated="1048518" table:style-name="ro2">
          <table:table-cell table:number-columns-repeated="16384"/>
        </table:table-row>
      </table:table>
      <table:table table:name="NTS0710_2016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1638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number-columns-repeated="16380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8" table:style-name="ce3"/>
          <table:table-cell table:number-columns-repeated="16375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TSGB1203 (NTS0710)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office:value-type="string" table:style-name="ce7">
            <text:p>Travel by mobility status and purpose: England, 2016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table:style-name="ce9"/>
          <table:table-cell table:number-columns-repeated="3" table:style-name="ce10"/>
          <table:table-cell table:number-columns-repeated="16380" table:style-name="ce3"/>
        </table:table-row>
        <table:table-row table:style-name="ro3">
          <table:table-cell table:style-name="ce11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4">
          <table:table-cell table:style-name="ce14"/>
          <table:table-cell office:value-type="string" table:number-columns-spanned="2" table:number-rows-spanned="1" table:style-name="ce34">
            <text:p>Mobility status<text:span text:style-name="T2">1</text:span></text:p>
          </table:table-cell>
          <table:covered-table-cell/>
          <table:table-cell table:style-name="ce15"/>
          <table:table-cell table:number-columns-repeated="16380" table:style-name="ce3"/>
        </table:table-row>
        <table:table-row table:style-name="ro5">
          <table:table-cell table:style-name="ce16"/>
          <table:table-cell office:value-type="string" table:style-name="ce17">
            <text:p>With a mobility difficulty</text:p>
          </table:table-cell>
          <table:table-cell office:value-type="string" table:style-name="ce17">
            <text:p>No mobility difficulty</text:p>
          </table:table-cell>
          <table:table-cell office:value-type="string" table:style-name="ce17">
            <text:p>All individuals (aged 16+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rips per person per year by purpose:</text:p>
          </table:table-cell>
          <table:table-cell table:style-name="ce18"/>
          <table:table-cell table:number-columns-repeated="2" table:style-name="ce8"/>
          <table:table-cell table:number-columns-repeated="16380" table:style-name="ce3"/>
        </table:table-row>
        <table:table-row table:style-name="ro1">
          <table:table-cell office:value-type="string" table:style-name="ce19">
            <text:p>Commuting</text:p>
          </table:table-cell>
          <table:table-cell office:value-type="float" office:value="27.208787602767625" table:style-name="ce20">
            <text:p>27</text:p>
          </table:table-cell>
          <table:table-cell office:value-type="float" office:value="195.35853620206819" table:style-name="ce20">
            <text:p>195</text:p>
          </table:table-cell>
          <table:table-cell office:value-type="float" office:value="178.81776668512438" table:style-name="ce20">
            <text:p>179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Business</text:p>
          </table:table-cell>
          <table:table-cell office:value-type="float" office:value="8.4598693884050302" table:style-name="ce20">
            <text:p>8</text:p>
          </table:table-cell>
          <table:table-cell office:value-type="float" office:value="44.074673860092659" table:style-name="ce20">
            <text:p>44</text:p>
          </table:table-cell>
          <table:table-cell office:value-type="float" office:value="40.565293977846515" table:style-name="ce20">
            <text:p>41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Education</text:p>
          </table:table-cell>
          <table:table-cell office:value-type="float" office:value="4.1976988628643079" table:style-name="ce20">
            <text:p>4</text:p>
          </table:table-cell>
          <table:table-cell office:value-type="float" office:value="17.75998446467386" table:style-name="ce20">
            <text:p>18</text:p>
          </table:table-cell>
          <table:table-cell office:value-type="float" office:value="16.41892754369616" table:style-name="ce20">
            <text:p>16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Escort education</text:p>
          </table:table-cell>
          <table:table-cell office:value-type="float" office:value="28.135561549078002" table:style-name="ce20">
            <text:p>28</text:p>
          </table:table-cell>
          <table:table-cell office:value-type="float" office:value="58.737272633613927" table:style-name="ce20">
            <text:p>59</text:p>
          </table:table-cell>
          <table:table-cell office:value-type="float" office:value="55.73991837149282" table:style-name="ce20">
            <text:p>56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Shopping</text:p>
          </table:table-cell>
          <table:table-cell office:value-type="float" office:value="200.92673615574913" table:style-name="ce20">
            <text:p>201</text:p>
          </table:table-cell>
          <table:table-cell office:value-type="float" office:value="218.51045193600453" table:style-name="ce20">
            <text:p>219</text:p>
          </table:table-cell>
          <table:table-cell office:value-type="float" office:value="217.14299338444059" table:style-name="ce20">
            <text:p>217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Other escort</text:p>
          </table:table-cell>
          <table:table-cell office:value-type="float" office:value="38.44950387635442" table:style-name="ce20">
            <text:p>38</text:p>
          </table:table-cell>
          <table:table-cell office:value-type="float" office:value="76.165894643764119" table:style-name="ce20">
            <text:p>76</text:p>
          </table:table-cell>
          <table:table-cell office:value-type="float" office:value="72.50529049664668" table:style-name="ce20">
            <text:p>73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Personal business</text:p>
          </table:table-cell>
          <table:table-cell office:value-type="float" office:value="102.50829649422997" table:style-name="ce20">
            <text:p>103</text:p>
          </table:table-cell>
          <table:table-cell office:value-type="float" office:value="93.129092663399902" table:style-name="ce20">
            <text:p>93</text:p>
          </table:table-cell>
          <table:table-cell office:value-type="float" office:value="94.107413134329448" table:style-name="ce20">
            <text:p>94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Visiting friends at private home</text:p>
          </table:table-cell>
          <table:table-cell office:value-type="float" office:value="66.352286688350134" table:style-name="ce20">
            <text:p>66</text:p>
          </table:table-cell>
          <table:table-cell office:value-type="float" office:value="88.737478287381691" table:style-name="ce20">
            <text:p>89</text:p>
          </table:table-cell>
          <table:table-cell office:value-type="float" office:value="86.547008737919441" table:style-name="ce20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elsewhere</text:p>
          </table:table-cell>
          <table:table-cell office:value-type="float" office:value="37.941744767916795" table:style-name="ce20">
            <text:p>38</text:p>
          </table:table-cell>
          <table:table-cell office:value-type="float" office:value="55.455488310856722" table:style-name="ce20">
            <text:p>55</text:p>
          </table:table-cell>
          <table:table-cell office:value-type="float" office:value="53.711190113579214" table:style-name="ce20">
            <text:p>54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ntertainment / public activity</text:p>
          </table:table-cell>
          <table:table-cell office:value-type="float" office:value="33.230730969614712" table:style-name="ce20">
            <text:p>33</text:p>
          </table:table-cell>
          <table:table-cell office:value-type="float" office:value="56.79650671523617" table:style-name="ce20">
            <text:p>57</text:p>
          </table:table-cell>
          <table:table-cell office:value-type="float" office:value="54.461984258682776" table:style-name="ce20">
            <text:p>54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port: participate</text:p>
          </table:table-cell>
          <table:table-cell office:value-type="float" office:value="3.9364415380873283" table:style-name="ce20">
            <text:p>4</text:p>
          </table:table-cell>
          <table:table-cell office:value-type="float" office:value="11.479947567156316" table:style-name="ce20">
            <text:p>11</text:p>
          </table:table-cell>
          <table:table-cell office:value-type="float" office:value="10.746969520844004" table:style-name="ce20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Holiday: base</text:p>
          </table:table-cell>
          <table:table-cell office:value-type="float" office:value="4.6750510930952425" table:style-name="ce20">
            <text:p>5</text:p>
          </table:table-cell>
          <table:table-cell office:value-type="float" office:value="9.7919102221507686" table:style-name="ce20">
            <text:p>10</text:p>
          </table:table-cell>
          <table:table-cell office:value-type="float" office:value="9.2874401097421817" table:style-name="ce20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y trip</text:p>
          </table:table-cell>
          <table:table-cell office:value-type="float" office:value="18.785800980678385" table:style-name="ce20">
            <text:p>19</text:p>
          </table:table-cell>
          <table:table-cell office:value-type="float" office:value="29.720880646692251" table:style-name="ce20">
            <text:p>30</text:p>
          </table:table-cell>
          <table:table-cell office:value-type="float" office:value="28.822013869349238" table:style-name="ce20">
            <text:p>29</text:p>
          </table:table-cell>
          <table:table-cell table:number-columns-repeated="16380" table:style-name="ce21"/>
        </table:table-row>
        <table:table-row table:style-name="ro6">
          <table:table-cell office:value-type="string" table:style-name="ce19">
            <text:p>Other including just walk<text:span text:style-name="T2">2</text:span></text:p>
          </table:table-cell>
          <table:table-cell office:value-type="float" office:value="27.832302536775348" table:style-name="ce20">
            <text:p>28</text:p>
          </table:table-cell>
          <table:table-cell office:value-type="float" office:value="61.248553700851211" table:style-name="ce20">
            <text:p>61</text:p>
          </table:table-cell>
          <table:table-cell office:value-type="float" office:value="57.884338081665739" table:style-name="ce20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ll purposes</text:p>
          </table:table-cell>
          <table:table-cell office:value-type="float" office:value="602.64081250396612" table:style-name="ce20">
            <text:p>603</text:p>
          </table:table-cell>
          <table:table-cell office:value-type="float" office:value="1016.9666718539423" table:style-name="ce20">
            <text:p>1,017</text:p>
          </table:table-cell>
          <table:table-cell office:value-type="float" office:value="976.75854828535876" table:style-name="ce20">
            <text:p>977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3" table:style-name="ce22"/>
          <table:table-cell table:number-columns-repeated="16380"/>
        </table:table-row>
        <table:table-row table:style-name="ro1">
          <table:table-cell office:value-type="string" table:style-name="ce9">
            <text:p>Miles per person per year by purpose:</text:p>
          </table:table-cell>
          <table:table-cell table:style-name="ce23"/>
          <table:table-cell table:number-columns-repeated="2" table:style-name="ce24"/>
          <table:table-cell table:number-columns-repeated="16380"/>
        </table:table-row>
        <table:table-row table:style-name="ro1">
          <table:table-cell office:value-type="string" table:style-name="ce19">
            <text:p>Commuting</text:p>
          </table:table-cell>
          <table:table-cell office:value-type="float" office:value="234.29696256343271" table:style-name="ce20">
            <text:p>234</text:p>
          </table:table-cell>
          <table:table-cell office:value-type="float" office:value="1758.0119455963893" table:style-name="ce20">
            <text:p>1,758</text:p>
          </table:table-cell>
          <table:table-cell office:value-type="float" office:value="1607.4849165860896" table:style-name="ce20">
            <text:p>1,607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Business</text:p>
          </table:table-cell>
          <table:table-cell office:value-type="float" office:value="146.88847258261919" table:style-name="ce20">
            <text:p>147</text:p>
          </table:table-cell>
          <table:table-cell office:value-type="float" office:value="854.67611887463488" table:style-name="ce20">
            <text:p>855</text:p>
          </table:table-cell>
          <table:table-cell office:value-type="float" office:value="784.52442376640477" table:style-name="ce20">
            <text:p>785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ducation</text:p>
          </table:table-cell>
          <table:table-cell office:value-type="float" office:value="34.156858529121109" table:style-name="ce20">
            <text:p>34</text:p>
          </table:table-cell>
          <table:table-cell office:value-type="float" office:value="116.84296984005437" table:style-name="ce20">
            <text:p>117</text:p>
          </table:table-cell>
          <table:table-cell office:value-type="float" office:value="108.65375098182022" table:style-name="ce20">
            <text:p>109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scort education</text:p>
          </table:table-cell>
          <table:table-cell office:value-type="float" office:value="64.954694579400638" table:style-name="ce20">
            <text:p>65</text:p>
          </table:table-cell>
          <table:table-cell office:value-type="float" office:value="135.55782679756061" table:style-name="ce20">
            <text:p>136</text:p>
          </table:table-cell>
          <table:table-cell office:value-type="float" office:value="128.37366990759739" table:style-name="ce20">
            <text:p>128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hopping</text:p>
          </table:table-cell>
          <table:table-cell office:value-type="float" office:value="753.23236671431505" table:style-name="ce20">
            <text:p>753</text:p>
          </table:table-cell>
          <table:table-cell office:value-type="float" office:value="877.59051169637451" table:style-name="ce20">
            <text:p>878</text:p>
          </table:table-cell>
          <table:table-cell office:value-type="float" office:value="868.02343693344926" table:style-name="ce20">
            <text:p>868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Other escort</text:p>
          </table:table-cell>
          <table:table-cell office:value-type="float" office:value="229.31439755435105" table:style-name="ce20">
            <text:p>229</text:p>
          </table:table-cell>
          <table:table-cell office:value-type="float" office:value="432.43240858618657" table:style-name="ce20">
            <text:p>432</text:p>
          </table:table-cell>
          <table:table-cell office:value-type="float" office:value="412.1988034741201" table:style-name="ce20">
            <text:p>41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Personal business</text:p>
          </table:table-cell>
          <table:table-cell office:value-type="float" office:value="487.17676738010061" table:style-name="ce20">
            <text:p>487</text:p>
          </table:table-cell>
          <table:table-cell office:value-type="float" office:value="546.95946177005419" table:style-name="ce20">
            <text:p>547</text:p>
          </table:table-cell>
          <table:table-cell office:value-type="float" office:value="541.40748675035127" table:style-name="ce20">
            <text:p>54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at private home</text:p>
          </table:table-cell>
          <table:table-cell office:value-type="float" office:value="649.60073627423083" table:style-name="ce20">
            <text:p>650</text:p>
          </table:table-cell>
          <table:table-cell office:value-type="float" office:value="981.8774840299144" table:style-name="ce20">
            <text:p>982</text:p>
          </table:table-cell>
          <table:table-cell office:value-type="float" office:value="950.03516149331097" table:style-name="ce20">
            <text:p>95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elsewhere</text:p>
          </table:table-cell>
          <table:table-cell office:value-type="float" office:value="182.92488443217013" table:style-name="ce20">
            <text:p>183</text:p>
          </table:table-cell>
          <table:table-cell office:value-type="float" office:value="347.67241761538691" table:style-name="ce20">
            <text:p>348</text:p>
          </table:table-cell>
          <table:table-cell office:value-type="float" office:value="331.05578451790734" table:style-name="ce20">
            <text:p>33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ntertainment / public activity</text:p>
          </table:table-cell>
          <table:table-cell office:value-type="float" office:value="198.83924449000017" table:style-name="ce20">
            <text:p>199</text:p>
          </table:table-cell>
          <table:table-cell office:value-type="float" office:value="450.98723594368147" table:style-name="ce20">
            <text:p>451</text:p>
          </table:table-cell>
          <table:table-cell office:value-type="float" office:value="426.58489765183339" table:style-name="ce20">
            <text:p>427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port: participate</text:p>
          </table:table-cell>
          <table:table-cell office:value-type="float" office:value="13.994896004384382" table:style-name="ce20">
            <text:p>14</text:p>
          </table:table-cell>
          <table:table-cell office:value-type="float" office:value="80.649327960890346" table:style-name="ce20">
            <text:p>81</text:p>
          </table:table-cell>
          <table:table-cell office:value-type="float" office:value="74.086371428925617" table:style-name="ce20">
            <text:p>74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Holiday: base</text:p>
          </table:table-cell>
          <table:table-cell office:value-type="float" office:value="244.88314047005971" table:style-name="ce20">
            <text:p>245</text:p>
          </table:table-cell>
          <table:table-cell office:value-type="float" office:value="487.78474907199171" table:style-name="ce20">
            <text:p>488</text:p>
          </table:table-cell>
          <table:table-cell office:value-type="float" office:value="463.30521654383659" table:style-name="ce20">
            <text:p>463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y trip</text:p>
          </table:table-cell>
          <table:table-cell office:value-type="float" office:value="233.06812420420084" table:style-name="ce20">
            <text:p>233</text:p>
          </table:table-cell>
          <table:table-cell office:value-type="float" office:value="400.43114281614635" table:style-name="ce20">
            <text:p>400</text:p>
          </table:table-cell>
          <table:table-cell office:value-type="float" office:value="384.8891728420088" table:style-name="ce20">
            <text:p>385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Other including just walk<text:span text:style-name="T2">2</text:span></text:p>
          </table:table-cell>
          <table:table-cell office:value-type="float" office:value="16.701353723713535" table:style-name="ce20">
            <text:p>17</text:p>
          </table:table-cell>
          <table:table-cell office:value-type="float" office:value="57.741824202708344" table:style-name="ce20">
            <text:p>58</text:p>
          </table:table-cell>
          <table:table-cell office:value-type="float" office:value="53.655088731432969" table:style-name="ce20">
            <text:p>54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ll purposes</text:p>
          </table:table-cell>
          <table:table-cell office:value-type="float" office:value="3490.0328995020986" table:style-name="ce20">
            <text:p>3,490</text:p>
          </table:table-cell>
          <table:table-cell office:value-type="float" office:value="7529.2154248019742" table:style-name="ce20">
            <text:p>7,529</text:p>
          </table:table-cell>
          <table:table-cell office:value-type="float" office:value="7134.2781816090883" table:style-name="ce20">
            <text:p>7,134</text:p>
          </table:table-cell>
          <table:table-cell table:number-columns-repeated="16380"/>
        </table:table-row>
        <table:table-row table:style-name="ro1">
          <table:table-cell table:style-name="ce19"/>
          <table:table-cell table:number-columns-repeated="3" table:style-name="ce25"/>
          <table:table-cell table:number-columns-repeated="16380"/>
        </table:table-row>
        <table:table-row table:style-name="ro1">
          <table:table-cell office:value-type="string" table:style-name="ce9">
            <text:p>Unweighted sample size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<text:s text:c="3"/>individuals</text:p>
          </table:table-cell>
          <table:table-cell office:value-type="float" office:value="1284" table:style-name="ce20">
            <text:p>1,284</text:p>
          </table:table-cell>
          <table:table-cell office:value-type="float" office:value="11245" table:style-name="ce20">
            <text:p>11,245</text:p>
          </table:table-cell>
          <table:table-cell office:value-type="float" office:value="12607" table:style-name="ce20">
            <text:p>12,607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s text:c="3"/>trips ('000s)</text:p>
          </table:table-cell>
          <table:table-cell office:value-type="float" office:value="13.794" table:style-name="ce20">
            <text:p>14</text:p>
          </table:table-cell>
          <table:table-cell office:value-type="float" office:value="210.38" table:style-name="ce20">
            <text:p>210</text:p>
          </table:table-cell>
          <table:table-cell office:value-type="float" office:value="225.226" table:style-name="ce20">
            <text:p>225</text:p>
          </table:table-cell>
          <table:table-cell table:number-columns-repeated="16380"/>
        </table:table-row>
        <table:table-row table:style-name="ro3">
          <table:table-cell office:value-type="string" table:style-name="ce11">
            <text:p><text:s text:c="3"/>stages ('000s)</text:p>
          </table:table-cell>
          <table:table-cell office:value-type="float" office:value="14.686999999999999" table:style-name="ce26">
            <text:p>15</text:p>
          </table:table-cell>
          <table:table-cell office:value-type="float" office:value="237.49600000000001" table:style-name="ce26">
            <text:p>237</text:p>
          </table:table-cell>
          <table:table-cell office:value-type="float" office:value="253.30600000000001" table:style-name="ce26">
            <text:p>253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number-columns-spanned="4" table:number-rows-spanned="1" table:style-name="ce35">
            <text:p>1. The NTS definition of having a mobility difficulty is based on those adults who responded to say they have difficulties travelling on foot, by bus or both. Those that said they only have difficulty getting in/out of a car are classified in this table as having no mobility difficulty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2. Walking data was revised in 2018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figures in this table are National Statistics.</text:p>
          </table:table-cell>
          <table:table-cell table:number-columns-repeated="3" table:style-name="ce8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36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7">
            <text:p>The survey results are subject to sampling error.</text:p>
          </table:table-cell>
          <table:table-cell table:number-columns-repeated="3" table:style-name="ce8"/>
          <table:table-cell table:number-columns-repeated="16380"/>
        </table:table-row>
        <table:table-row table:style-name="ro2">
          <table:table-cell table:style-name="ce3"/>
          <table:table-cell table:style-name="ce28"/>
          <table:table-cell table:number-columns-repeated="16382" table:style-name="ce3"/>
        </table:table-row>
        <table:table-row table:style-name="ro2">
          <table:table-cell office:value-type="string" table:style-name="ce29">
            <text:p><text:a xlink:href="mailto:national.travelsurvey@dft.gov.uk"><text:span text:style-name="T1">Email:<text:s/></text:span>national.travelsurvey@dft.gov.uk</text:a></text:p>
          </table:table-cell>
          <table:table-cell table:style-name="ce30"/>
          <table:table-cell table:style-name="ce3"/>
          <table:table-cell office:value-type="string" table:style-name="ce31">
            <text:p>Source: National Travel Survey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8"/>
          <table:table-cell table:style-name="ce3"/>
          <table:table-cell office:value-type="string" table:style-name="ce31">
            <text:p>Last updated: 26 July 2018</text:p>
          </table:table-cell>
          <table:table-cell table:number-columns-repeated="16380"/>
        </table:table-row>
        <table:table-row table:style-name="ro2">
          <table:table-cell table:number-columns-repeated="2" table:style-name="ce33"/>
          <table:table-cell table:style-name="ce27"/>
          <table:table-cell office:value-type="string" table:style-name="ce31">
            <text:p>Next update: Summer 2019</text:p>
          </table:table-cell>
          <table:table-cell table:number-columns-repeated="16380"/>
        </table:table-row>
        <table:table-row table:number-rows-repeated="1048518" table:style-name="ro2">
          <table:table-cell table:number-columns-repeated="16384"/>
        </table:table-row>
      </table:table>
      <table:table table:name="NTS0710_2015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1638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number-columns-repeated="16380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8" table:style-name="ce3"/>
          <table:table-cell table:number-columns-repeated="16375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TSGB1203 (NTS0710)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office:value-type="string" table:style-name="ce7">
            <text:p>Travel by mobility status and purpose: England, 2015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table:style-name="ce9"/>
          <table:table-cell table:number-columns-repeated="3" table:style-name="ce10"/>
          <table:table-cell table:number-columns-repeated="16380" table:style-name="ce3"/>
        </table:table-row>
        <table:table-row table:style-name="ro3">
          <table:table-cell table:style-name="ce11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4">
          <table:table-cell table:style-name="ce14"/>
          <table:table-cell office:value-type="string" table:number-columns-spanned="2" table:number-rows-spanned="1" table:style-name="ce34">
            <text:p>Mobility status<text:span text:style-name="T2">1</text:span></text:p>
          </table:table-cell>
          <table:covered-table-cell/>
          <table:table-cell table:style-name="ce15"/>
          <table:table-cell table:number-columns-repeated="16380" table:style-name="ce3"/>
        </table:table-row>
        <table:table-row table:style-name="ro5">
          <table:table-cell table:style-name="ce16"/>
          <table:table-cell office:value-type="string" table:style-name="ce17">
            <text:p>With a mobility difficulty</text:p>
          </table:table-cell>
          <table:table-cell office:value-type="string" table:style-name="ce17">
            <text:p>No mobility difficulty</text:p>
          </table:table-cell>
          <table:table-cell office:value-type="string" table:style-name="ce17">
            <text:p>All individuals (aged 16+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rips per person per year by purpose:</text:p>
          </table:table-cell>
          <table:table-cell table:style-name="ce18"/>
          <table:table-cell table:number-columns-repeated="2" table:style-name="ce8"/>
          <table:table-cell table:number-columns-repeated="16380" table:style-name="ce3"/>
        </table:table-row>
        <table:table-row table:style-name="ro1">
          <table:table-cell office:value-type="string" table:style-name="ce19">
            <text:p>Commuting</text:p>
          </table:table-cell>
          <table:table-cell office:value-type="float" office:value="27.430924190974086" table:style-name="ce20">
            <text:p>27</text:p>
          </table:table-cell>
          <table:table-cell office:value-type="float" office:value="193.7756332848829" table:style-name="ce20">
            <text:p>194</text:p>
          </table:table-cell>
          <table:table-cell office:value-type="float" office:value="177.90018736173289" table:style-name="ce20">
            <text:p>178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Business</text:p>
          </table:table-cell>
          <table:table-cell office:value-type="float" office:value="5.9832910384117932" table:style-name="ce20">
            <text:p>6</text:p>
          </table:table-cell>
          <table:table-cell office:value-type="float" office:value="42.080927856996297" table:style-name="ce20">
            <text:p>42</text:p>
          </table:table-cell>
          <table:table-cell office:value-type="float" office:value="38.600967685918995" table:style-name="ce20">
            <text:p>39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Education</text:p>
          </table:table-cell>
          <table:table-cell office:value-type="float" office:value="8.2056091182665565" table:style-name="ce20">
            <text:p>8</text:p>
          </table:table-cell>
          <table:table-cell office:value-type="float" office:value="19.07179194505294" table:style-name="ce20">
            <text:p>19</text:p>
          </table:table-cell>
          <table:table-cell office:value-type="float" office:value="17.974581992407895" table:style-name="ce20">
            <text:p>18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Escort education</text:p>
          </table:table-cell>
          <table:table-cell office:value-type="float" office:value="18.343828141174683" table:style-name="ce20">
            <text:p>18</text:p>
          </table:table-cell>
          <table:table-cell office:value-type="float" office:value="54.577334867410556" table:style-name="ce20">
            <text:p>55</text:p>
          </table:table-cell>
          <table:table-cell office:value-type="float" office:value="51.254188526951324" table:style-name="ce20">
            <text:p>51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Shopping</text:p>
          </table:table-cell>
          <table:table-cell office:value-type="float" office:value="214.24425119341313" table:style-name="ce20">
            <text:p>214</text:p>
          </table:table-cell>
          <table:table-cell office:value-type="float" office:value="214.14189376928402" table:style-name="ce20">
            <text:p>214</text:p>
          </table:table-cell>
          <table:table-cell office:value-type="float" office:value="214.52466338524442" table:style-name="ce20">
            <text:p>21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Other escort</text:p>
          </table:table-cell>
          <table:table-cell office:value-type="float" office:value="37.975415219319061" table:style-name="ce20">
            <text:p>38</text:p>
          </table:table-cell>
          <table:table-cell office:value-type="float" office:value="75.624017211349837" table:style-name="ce20">
            <text:p>76</text:p>
          </table:table-cell>
          <table:table-cell office:value-type="float" office:value="72.059544359647219" table:style-name="ce20">
            <text:p>7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Personal business</text:p>
          </table:table-cell>
          <table:table-cell office:value-type="float" office:value="108.16984418853345" table:style-name="ce20">
            <text:p>108</text:p>
          </table:table-cell>
          <table:table-cell office:value-type="float" office:value="94.373227232232438" table:style-name="ce20">
            <text:p>94</text:p>
          </table:table-cell>
          <table:table-cell office:value-type="float" office:value="95.613079534445006" table:style-name="ce20">
            <text:p>96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Visiting friends at private home</text:p>
          </table:table-cell>
          <table:table-cell office:value-type="float" office:value="70.661959223248886" table:style-name="ce20">
            <text:p>71</text:p>
          </table:table-cell>
          <table:table-cell office:value-type="float" office:value="86.234959952479997" table:style-name="ce20">
            <text:p>86</text:p>
          </table:table-cell>
          <table:table-cell office:value-type="float" office:value="84.940933610385898" table:style-name="ce20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elsewhere</text:p>
          </table:table-cell>
          <table:table-cell office:value-type="float" office:value="38.375545170805871" table:style-name="ce20">
            <text:p>38</text:p>
          </table:table-cell>
          <table:table-cell office:value-type="float" office:value="53.250715814061131" table:style-name="ce20">
            <text:p>53</text:p>
          </table:table-cell>
          <table:table-cell office:value-type="float" office:value="51.856075435937832" table:style-name="ce20">
            <text:p>5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ntertainment / public activity</text:p>
          </table:table-cell>
          <table:table-cell office:value-type="float" office:value="27.044384787992094" table:style-name="ce20">
            <text:p>27</text:p>
          </table:table-cell>
          <table:table-cell office:value-type="float" office:value="52.735672599714526" table:style-name="ce20">
            <text:p>53</text:p>
          </table:table-cell>
          <table:table-cell office:value-type="float" office:value="50.325935856179377" table:style-name="ce20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port: participate</text:p>
          </table:table-cell>
          <table:table-cell office:value-type="float" office:value="2.881454309528888" table:style-name="ce20">
            <text:p>3</text:p>
          </table:table-cell>
          <table:table-cell office:value-type="float" office:value="10.512435863641969" table:style-name="ce20">
            <text:p>11</text:p>
          </table:table-cell>
          <table:table-cell office:value-type="float" office:value="9.8596267630652186" table:style-name="ce20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Holiday: base</text:p>
          </table:table-cell>
          <table:table-cell office:value-type="float" office:value="6.6366846169587834" table:style-name="ce20">
            <text:p>7</text:p>
          </table:table-cell>
          <table:table-cell office:value-type="float" office:value="12.480521189318068" table:style-name="ce20">
            <text:p>12</text:p>
          </table:table-cell>
          <table:table-cell office:value-type="float" office:value="12.023043423258967" table:style-name="ce20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y trip</text:p>
          </table:table-cell>
          <table:table-cell office:value-type="float" office:value="19.815165930914876" table:style-name="ce20">
            <text:p>20</text:p>
          </table:table-cell>
          <table:table-cell office:value-type="float" office:value="28.025672632719353" table:style-name="ce20">
            <text:p>28</text:p>
          </table:table-cell>
          <table:table-cell office:value-type="float" office:value="27.352101152600572" table:style-name="ce20">
            <text:p>27</text:p>
          </table:table-cell>
          <table:table-cell table:number-columns-repeated="16380" table:style-name="ce21"/>
        </table:table-row>
        <table:table-row table:style-name="ro6">
          <table:table-cell office:value-type="string" table:style-name="ce19">
            <text:p>Other including just walk<text:span text:style-name="T2">2</text:span></text:p>
          </table:table-cell>
          <table:table-cell office:value-type="float" office:value="29.313298065626725" table:style-name="ce20">
            <text:p>29</text:p>
          </table:table-cell>
          <table:table-cell office:value-type="float" office:value="50.971000409500562" table:style-name="ce20">
            <text:p>51</text:p>
          </table:table-cell>
          <table:table-cell office:value-type="float" office:value="49.322942892346092" table:style-name="ce20">
            <text:p>49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ll purposes</text:p>
          </table:table-cell>
          <table:table-cell office:value-type="float" office:value="615.08165519516911" table:style-name="ce20">
            <text:p>615</text:p>
          </table:table-cell>
          <table:table-cell office:value-type="float" office:value="987.85580462864459" table:style-name="ce20">
            <text:p>988</text:p>
          </table:table-cell>
          <table:table-cell office:value-type="float" office:value="953.6078719801219" table:style-name="ce20">
            <text:p>954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3" table:style-name="ce22"/>
          <table:table-cell table:number-columns-repeated="16380"/>
        </table:table-row>
        <table:table-row table:style-name="ro1">
          <table:table-cell office:value-type="string" table:style-name="ce9">
            <text:p>Miles per person per year by purpose:</text:p>
          </table:table-cell>
          <table:table-cell table:style-name="ce23"/>
          <table:table-cell table:number-columns-repeated="2" table:style-name="ce24"/>
          <table:table-cell table:number-columns-repeated="16380"/>
        </table:table-row>
        <table:table-row table:style-name="ro1">
          <table:table-cell office:value-type="string" table:style-name="ce19">
            <text:p>Commuting</text:p>
          </table:table-cell>
          <table:table-cell office:value-type="float" office:value="191.75914585709239" table:style-name="ce20">
            <text:p>192</text:p>
          </table:table-cell>
          <table:table-cell office:value-type="float" office:value="1773.2171118032638" table:style-name="ce20">
            <text:p>1,773</text:p>
          </table:table-cell>
          <table:table-cell office:value-type="float" office:value="1622.936611788748" table:style-name="ce20">
            <text:p>1,623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Business</text:p>
          </table:table-cell>
          <table:table-cell office:value-type="float" office:value="90.441086770251374" table:style-name="ce20">
            <text:p>90</text:p>
          </table:table-cell>
          <table:table-cell office:value-type="float" office:value="843.7200058294444" table:style-name="ce20">
            <text:p>844</text:p>
          </table:table-cell>
          <table:table-cell office:value-type="float" office:value="772.2886251496468" table:style-name="ce20">
            <text:p>77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ducation</text:p>
          </table:table-cell>
          <table:table-cell office:value-type="float" office:value="45.703078308907436" table:style-name="ce20">
            <text:p>46</text:p>
          </table:table-cell>
          <table:table-cell office:value-type="float" office:value="116.76764827589177" table:style-name="ce20">
            <text:p>117</text:p>
          </table:table-cell>
          <table:table-cell office:value-type="float" office:value="109.59115830550991" table:style-name="ce20">
            <text:p>11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scort education</text:p>
          </table:table-cell>
          <table:table-cell office:value-type="float" office:value="68.59967037927828" table:style-name="ce20">
            <text:p>69</text:p>
          </table:table-cell>
          <table:table-cell office:value-type="float" office:value="135.44075567969659" table:style-name="ce20">
            <text:p>135</text:p>
          </table:table-cell>
          <table:table-cell office:value-type="float" office:value="128.7392941985652" table:style-name="ce20">
            <text:p>129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hopping</text:p>
          </table:table-cell>
          <table:table-cell office:value-type="float" office:value="793.93176348068505" table:style-name="ce20">
            <text:p>794</text:p>
          </table:table-cell>
          <table:table-cell office:value-type="float" office:value="887.1428904471461" table:style-name="ce20">
            <text:p>887</text:p>
          </table:table-cell>
          <table:table-cell office:value-type="float" office:value="879.66837603002784" table:style-name="ce20">
            <text:p>88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Other escort</text:p>
          </table:table-cell>
          <table:table-cell office:value-type="float" office:value="194.02598177423732" table:style-name="ce20">
            <text:p>194</text:p>
          </table:table-cell>
          <table:table-cell office:value-type="float" office:value="414.95645492752396" table:style-name="ce20">
            <text:p>415</text:p>
          </table:table-cell>
          <table:table-cell office:value-type="float" office:value="394.99365549423021" table:style-name="ce20">
            <text:p>395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Personal business</text:p>
          </table:table-cell>
          <table:table-cell office:value-type="float" office:value="554.90004108273422" table:style-name="ce20">
            <text:p>555</text:p>
          </table:table-cell>
          <table:table-cell office:value-type="float" office:value="513.7746637068077" table:style-name="ce20">
            <text:p>514</text:p>
          </table:table-cell>
          <table:table-cell office:value-type="float" office:value="517.3917644804061" table:style-name="ce20">
            <text:p>517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at private home</text:p>
          </table:table-cell>
          <table:table-cell office:value-type="float" office:value="632.70414620960366" table:style-name="ce20">
            <text:p>633</text:p>
          </table:table-cell>
          <table:table-cell office:value-type="float" office:value="1016.8948090564808" table:style-name="ce20">
            <text:p>1,017</text:p>
          </table:table-cell>
          <table:table-cell office:value-type="float" office:value="980.25698975734974" table:style-name="ce20">
            <text:p>98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elsewhere</text:p>
          </table:table-cell>
          <table:table-cell office:value-type="float" office:value="216.05568548469887" table:style-name="ce20">
            <text:p>216</text:p>
          </table:table-cell>
          <table:table-cell office:value-type="float" office:value="346.9781648533305" table:style-name="ce20">
            <text:p>347</text:p>
          </table:table-cell>
          <table:table-cell office:value-type="float" office:value="335.27543456585977" table:style-name="ce20">
            <text:p>335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ntertainment / public activity</text:p>
          </table:table-cell>
          <table:table-cell office:value-type="float" office:value="165.79783558263642" table:style-name="ce20">
            <text:p>166</text:p>
          </table:table-cell>
          <table:table-cell office:value-type="float" office:value="443.60004673679884" table:style-name="ce20">
            <text:p>444</text:p>
          </table:table-cell>
          <table:table-cell office:value-type="float" office:value="417.58320278188785" table:style-name="ce20">
            <text:p>418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port: participate</text:p>
          </table:table-cell>
          <table:table-cell office:value-type="float" office:value="16.47461166393845" table:style-name="ce20">
            <text:p>16</text:p>
          </table:table-cell>
          <table:table-cell office:value-type="float" office:value="85.008919333292468" table:style-name="ce20">
            <text:p>85</text:p>
          </table:table-cell>
          <table:table-cell office:value-type="float" office:value="79.090892037812083" table:style-name="ce20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Holiday: base</text:p>
          </table:table-cell>
          <table:table-cell office:value-type="float" office:value="371.17707529226715" table:style-name="ce20">
            <text:p>371</text:p>
          </table:table-cell>
          <table:table-cell office:value-type="float" office:value="612.52332267300687" table:style-name="ce20">
            <text:p>613</text:p>
          </table:table-cell>
          <table:table-cell office:value-type="float" office:value="593.93833383485526" table:style-name="ce20">
            <text:p>594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y trip</text:p>
          </table:table-cell>
          <table:table-cell office:value-type="float" office:value="275.16656920003749" table:style-name="ce20">
            <text:p>275</text:p>
          </table:table-cell>
          <table:table-cell office:value-type="float" office:value="351.52642379221959" table:style-name="ce20">
            <text:p>352</text:p>
          </table:table-cell>
          <table:table-cell office:value-type="float" office:value="345.98534860430976" table:style-name="ce20">
            <text:p>346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Other including just walk<text:span text:style-name="T2">2</text:span></text:p>
          </table:table-cell>
          <table:table-cell office:value-type="float" office:value="22.06029307029484" table:style-name="ce20">
            <text:p>22</text:p>
          </table:table-cell>
          <table:table-cell office:value-type="float" office:value="54.1549814789458" table:style-name="ce20">
            <text:p>54</text:p>
          </table:table-cell>
          <table:table-cell office:value-type="float" office:value="51.570027946886604" table:style-name="ce20">
            <text:p>5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ll purposes</text:p>
          </table:table-cell>
          <table:table-cell office:value-type="float" office:value="3638.796984156661" table:style-name="ce20">
            <text:p>3,639</text:p>
          </table:table-cell>
          <table:table-cell office:value-type="float" office:value="7595.706198593849" table:style-name="ce20">
            <text:p>7,596</text:p>
          </table:table-cell>
          <table:table-cell office:value-type="float" office:value="7229.3097149760961" table:style-name="ce20">
            <text:p>7,229</text:p>
          </table:table-cell>
          <table:table-cell table:number-columns-repeated="16380"/>
        </table:table-row>
        <table:table-row table:style-name="ro1">
          <table:table-cell table:style-name="ce19"/>
          <table:table-cell table:number-columns-repeated="3" table:style-name="ce25"/>
          <table:table-cell table:number-columns-repeated="16380"/>
        </table:table-row>
        <table:table-row table:style-name="ro1">
          <table:table-cell office:value-type="string" table:style-name="ce9">
            <text:p>Unweighted sample size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<text:s text:c="3"/>individuals</text:p>
          </table:table-cell>
          <table:table-cell office:value-type="float" office:value="1219" table:style-name="ce20">
            <text:p>1,219</text:p>
          </table:table-cell>
          <table:table-cell office:value-type="float" office:value="11113" table:style-name="ce20">
            <text:p>11,113</text:p>
          </table:table-cell>
          <table:table-cell office:value-type="float" office:value="12428" table:style-name="ce20">
            <text:p>12,428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s text:c="3"/>trips ('000s)</text:p>
          </table:table-cell>
          <table:table-cell office:value-type="float" office:value="13.225" table:style-name="ce20">
            <text:p>13</text:p>
          </table:table-cell>
          <table:table-cell office:value-type="float" office:value="197.95699999999999" table:style-name="ce20">
            <text:p>198</text:p>
          </table:table-cell>
          <table:table-cell office:value-type="float" office:value="212.69300000000001" table:style-name="ce20">
            <text:p>213</text:p>
          </table:table-cell>
          <table:table-cell table:number-columns-repeated="16380"/>
        </table:table-row>
        <table:table-row table:style-name="ro3">
          <table:table-cell office:value-type="string" table:style-name="ce11">
            <text:p><text:s text:c="3"/>stages ('000s)</text:p>
          </table:table-cell>
          <table:table-cell office:value-type="float" office:value="13.971" table:style-name="ce26">
            <text:p>14</text:p>
          </table:table-cell>
          <table:table-cell office:value-type="float" office:value="221.33799999999999" table:style-name="ce26">
            <text:p>221</text:p>
          </table:table-cell>
          <table:table-cell office:value-type="float" office:value="236.90899999999999" table:style-name="ce26">
            <text:p>237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number-columns-spanned="4" table:number-rows-spanned="1" table:style-name="ce35">
            <text:p>1. The NTS definition of having a mobility difficulty is based on those adults who responded to say they have difficulties travelling on foot, by bus or both. Those that said they only have difficulty getting in/out of a car are classified in this table as having no mobility difficulty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2. Walking data was revised in 2018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figures in this table are National Statistics.</text:p>
          </table:table-cell>
          <table:table-cell table:number-columns-repeated="3" table:style-name="ce8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36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7">
            <text:p>The survey results are subject to sampling error.</text:p>
          </table:table-cell>
          <table:table-cell table:number-columns-repeated="3" table:style-name="ce8"/>
          <table:table-cell table:number-columns-repeated="16380"/>
        </table:table-row>
        <table:table-row table:style-name="ro2">
          <table:table-cell table:style-name="ce3"/>
          <table:table-cell table:style-name="ce28"/>
          <table:table-cell table:number-columns-repeated="16382" table:style-name="ce3"/>
        </table:table-row>
        <table:table-row table:style-name="ro2">
          <table:table-cell office:value-type="string" table:style-name="ce29">
            <text:p><text:a xlink:href="mailto:national.travelsurvey@dft.gov.uk"><text:span text:style-name="T1">Email:<text:s/></text:span>national.travelsurvey@dft.gov.uk</text:a></text:p>
          </table:table-cell>
          <table:table-cell table:style-name="ce30"/>
          <table:table-cell table:style-name="ce3"/>
          <table:table-cell office:value-type="string" table:style-name="ce31">
            <text:p>Source: National Travel Survey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8"/>
          <table:table-cell table:style-name="ce3"/>
          <table:table-cell office:value-type="string" table:style-name="ce31">
            <text:p>Last updated: 26 July 2018</text:p>
          </table:table-cell>
          <table:table-cell table:number-columns-repeated="16380"/>
        </table:table-row>
        <table:table-row table:style-name="ro2">
          <table:table-cell table:number-columns-repeated="2" table:style-name="ce33"/>
          <table:table-cell table:style-name="ce27"/>
          <table:table-cell office:value-type="string" table:style-name="ce31">
            <text:p>Next update: Summer 2019</text:p>
          </table:table-cell>
          <table:table-cell table:number-columns-repeated="16380"/>
        </table:table-row>
        <table:table-row table:number-rows-repeated="1048518" table:style-name="ro2">
          <table:table-cell table:number-columns-repeated="16384"/>
        </table:table-row>
      </table:table>
      <table:table table:name="NTS0710_2014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1638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number-columns-repeated="16380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8" table:style-name="ce3"/>
          <table:table-cell table:number-columns-repeated="16375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TSGB1203 (NTS0710)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office:value-type="string" table:style-name="ce7">
            <text:p>Travel by mobility status and purpose: England, 2014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table:style-name="ce9"/>
          <table:table-cell table:number-columns-repeated="3" table:style-name="ce10"/>
          <table:table-cell table:number-columns-repeated="16380" table:style-name="ce3"/>
        </table:table-row>
        <table:table-row table:style-name="ro3">
          <table:table-cell table:style-name="ce11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4">
          <table:table-cell table:style-name="ce14"/>
          <table:table-cell office:value-type="string" table:number-columns-spanned="2" table:number-rows-spanned="1" table:style-name="ce34">
            <text:p>Mobility status<text:span text:style-name="T2">1</text:span></text:p>
          </table:table-cell>
          <table:covered-table-cell/>
          <table:table-cell table:style-name="ce15"/>
          <table:table-cell table:number-columns-repeated="16380" table:style-name="ce3"/>
        </table:table-row>
        <table:table-row table:style-name="ro5">
          <table:table-cell table:style-name="ce16"/>
          <table:table-cell office:value-type="string" table:style-name="ce17">
            <text:p>With a mobility difficulty</text:p>
          </table:table-cell>
          <table:table-cell office:value-type="string" table:style-name="ce17">
            <text:p>No mobility difficulty</text:p>
          </table:table-cell>
          <table:table-cell office:value-type="string" table:style-name="ce17">
            <text:p>All individuals (aged 16+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rips per person per year by purpose:</text:p>
          </table:table-cell>
          <table:table-cell table:style-name="ce18"/>
          <table:table-cell table:number-columns-repeated="2" table:style-name="ce8"/>
          <table:table-cell table:number-columns-repeated="16380" table:style-name="ce3"/>
        </table:table-row>
        <table:table-row table:style-name="ro1">
          <table:table-cell office:value-type="string" table:style-name="ce19">
            <text:p>Commuting</text:p>
          </table:table-cell>
          <table:table-cell office:value-type="float" office:value="25.955410807735031" table:style-name="ce20">
            <text:p>26</text:p>
          </table:table-cell>
          <table:table-cell office:value-type="float" office:value="201.03393121506511" table:style-name="ce20">
            <text:p>201</text:p>
          </table:table-cell>
          <table:table-cell office:value-type="float" office:value="183.78821187931274" table:style-name="ce20">
            <text:p>18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Business</text:p>
          </table:table-cell>
          <table:table-cell office:value-type="float" office:value="5.3227585288443224" table:style-name="ce20">
            <text:p>5</text:p>
          </table:table-cell>
          <table:table-cell office:value-type="float" office:value="43.834642112681173" table:style-name="ce20">
            <text:p>44</text:p>
          </table:table-cell>
          <table:table-cell office:value-type="float" office:value="40.003179446273343" table:style-name="ce20">
            <text:p>40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Education</text:p>
          </table:table-cell>
          <table:table-cell office:value-type="float" office:value="4.6273656268739849" table:style-name="ce20">
            <text:p>5</text:p>
          </table:table-cell>
          <table:table-cell office:value-type="float" office:value="17.27390037098219" table:style-name="ce20">
            <text:p>17</text:p>
          </table:table-cell>
          <table:table-cell office:value-type="float" office:value="15.99526667469833" table:style-name="ce20">
            <text:p>16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Escort education</text:p>
          </table:table-cell>
          <table:table-cell office:value-type="float" office:value="22.861920385633244" table:style-name="ce20">
            <text:p>23</text:p>
          </table:table-cell>
          <table:table-cell office:value-type="float" office:value="57.963016725177944" table:style-name="ce20">
            <text:p>58</text:p>
          </table:table-cell>
          <table:table-cell office:value-type="float" office:value="54.405207689249018" table:style-name="ce20">
            <text:p>5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Shopping</text:p>
          </table:table-cell>
          <table:table-cell office:value-type="float" office:value="199.2241756115319" table:style-name="ce20">
            <text:p>199</text:p>
          </table:table-cell>
          <table:table-cell office:value-type="float" office:value="211.47159641770935" table:style-name="ce20">
            <text:p>211</text:p>
          </table:table-cell>
          <table:table-cell office:value-type="float" office:value="210.65165387718127" table:style-name="ce20">
            <text:p>211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Other escort</text:p>
          </table:table-cell>
          <table:table-cell office:value-type="float" office:value="34.605462631755849" table:style-name="ce20">
            <text:p>35</text:p>
          </table:table-cell>
          <table:table-cell office:value-type="float" office:value="77.121756010777347" table:style-name="ce20">
            <text:p>77</text:p>
          </table:table-cell>
          <table:table-cell office:value-type="float" office:value="73.089458825738973" table:style-name="ce20">
            <text:p>73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Personal business</text:p>
          </table:table-cell>
          <table:table-cell office:value-type="float" office:value="116.84922330496283" table:style-name="ce20">
            <text:p>117</text:p>
          </table:table-cell>
          <table:table-cell office:value-type="float" office:value="98.005801549641475" table:style-name="ce20">
            <text:p>98</text:p>
          </table:table-cell>
          <table:table-cell office:value-type="float" office:value="100.1210485628779" table:style-name="ce20">
            <text:p>100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Visiting friends at private home</text:p>
          </table:table-cell>
          <table:table-cell office:value-type="float" office:value="56.039418159358632" table:style-name="ce20">
            <text:p>56</text:p>
          </table:table-cell>
          <table:table-cell office:value-type="float" office:value="90.165806742808627" table:style-name="ce20">
            <text:p>90</text:p>
          </table:table-cell>
          <table:table-cell office:value-type="float" office:value="87.049862819860437" table:style-name="ce20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elsewhere</text:p>
          </table:table-cell>
          <table:table-cell office:value-type="float" office:value="32.953476756455196" table:style-name="ce20">
            <text:p>33</text:p>
          </table:table-cell>
          <table:table-cell office:value-type="float" office:value="52.869541942629482" table:style-name="ce20">
            <text:p>53</text:p>
          </table:table-cell>
          <table:table-cell office:value-type="float" office:value="50.963260420124641" table:style-name="ce20">
            <text:p>5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ntertainment / public activity</text:p>
          </table:table-cell>
          <table:table-cell office:value-type="float" office:value="31.072168409934207" table:style-name="ce20">
            <text:p>31</text:p>
          </table:table-cell>
          <table:table-cell office:value-type="float" office:value="52.902585979587762" table:style-name="ce20">
            <text:p>53</text:p>
          </table:table-cell>
          <table:table-cell office:value-type="float" office:value="50.719929797616089" table:style-name="ce20">
            <text:p>5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port: participate</text:p>
          </table:table-cell>
          <table:table-cell office:value-type="float" office:value="1.513104972729661" table:style-name="ce20">
            <text:p>2</text:p>
          </table:table-cell>
          <table:table-cell office:value-type="float" office:value="11.410812891107103" table:style-name="ce20">
            <text:p>11</text:p>
          </table:table-cell>
          <table:table-cell office:value-type="float" office:value="10.440383553830358" table:style-name="ce20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Holiday: base</text:p>
          </table:table-cell>
          <table:table-cell office:value-type="float" office:value="5.2476126888533594" table:style-name="ce20">
            <text:p>5</text:p>
          </table:table-cell>
          <table:table-cell office:value-type="float" office:value="10.588648157317097" table:style-name="ce20">
            <text:p>11</text:p>
          </table:table-cell>
          <table:table-cell office:value-type="float" office:value="10.056192007639673" table:style-name="ce20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y trip</text:p>
          </table:table-cell>
          <table:table-cell office:value-type="float" office:value="18.089317498698577" table:style-name="ce20">
            <text:p>18</text:p>
          </table:table-cell>
          <table:table-cell office:value-type="float" office:value="30.050151038116454" table:style-name="ce20">
            <text:p>30</text:p>
          </table:table-cell>
          <table:table-cell office:value-type="float" office:value="28.848630190144046" table:style-name="ce20">
            <text:p>29</text:p>
          </table:table-cell>
          <table:table-cell table:number-columns-repeated="16380" table:style-name="ce21"/>
        </table:table-row>
        <table:table-row table:style-name="ro6">
          <table:table-cell office:value-type="string" table:style-name="ce19">
            <text:p>Other including just walk<text:span text:style-name="T2">2</text:span></text:p>
          </table:table-cell>
          <table:table-cell office:value-type="float" office:value="25.529749138179419" table:style-name="ce20">
            <text:p>26</text:p>
          </table:table-cell>
          <table:table-cell office:value-type="float" office:value="46.531910408397081" table:style-name="ce20">
            <text:p>47</text:p>
          </table:table-cell>
          <table:table-cell office:value-type="float" office:value="44.591954626689933" table:style-name="ce20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ll purposes</text:p>
          </table:table-cell>
          <table:table-cell office:value-type="float" office:value="579.89116452154644" table:style-name="ce20">
            <text:p>580</text:p>
          </table:table-cell>
          <table:table-cell office:value-type="float" office:value="1001.2241015619983" table:style-name="ce20">
            <text:p>1,001</text:p>
          </table:table-cell>
          <table:table-cell office:value-type="float" office:value="960.72424037123608" table:style-name="ce20">
            <text:p>961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3" table:style-name="ce22"/>
          <table:table-cell table:number-columns-repeated="16380"/>
        </table:table-row>
        <table:table-row table:style-name="ro1">
          <table:table-cell office:value-type="string" table:style-name="ce9">
            <text:p>Miles per person per year by purpose:</text:p>
          </table:table-cell>
          <table:table-cell table:style-name="ce23"/>
          <table:table-cell table:number-columns-repeated="2" table:style-name="ce24"/>
          <table:table-cell table:number-columns-repeated="16380"/>
        </table:table-row>
        <table:table-row table:style-name="ro1">
          <table:table-cell office:value-type="string" table:style-name="ce19">
            <text:p>Commuting</text:p>
          </table:table-cell>
          <table:table-cell office:value-type="float" office:value="195.16142269181324" table:style-name="ce20">
            <text:p>195</text:p>
          </table:table-cell>
          <table:table-cell office:value-type="float" office:value="1753.2658723208435" table:style-name="ce20">
            <text:p>1,753</text:p>
          </table:table-cell>
          <table:table-cell office:value-type="float" office:value="1599.8417501102922" table:style-name="ce20">
            <text:p>1,600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Business</text:p>
          </table:table-cell>
          <table:table-cell office:value-type="float" office:value="87.248358908542102" table:style-name="ce20">
            <text:p>87</text:p>
          </table:table-cell>
          <table:table-cell office:value-type="float" office:value="878.64757114148915" table:style-name="ce20">
            <text:p>879</text:p>
          </table:table-cell>
          <table:table-cell office:value-type="float" office:value="799.89784992361137" table:style-name="ce20">
            <text:p>80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ducation</text:p>
          </table:table-cell>
          <table:table-cell office:value-type="float" office:value="33.367678558476811" table:style-name="ce20">
            <text:p>33</text:p>
          </table:table-cell>
          <table:table-cell office:value-type="float" office:value="127.63025980229936" table:style-name="ce20">
            <text:p>128</text:p>
          </table:table-cell>
          <table:table-cell office:value-type="float" office:value="118.10677656835874" table:style-name="ce20">
            <text:p>118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scort education</text:p>
          </table:table-cell>
          <table:table-cell office:value-type="float" office:value="55.024865510296287" table:style-name="ce20">
            <text:p>55</text:p>
          </table:table-cell>
          <table:table-cell office:value-type="float" office:value="132.44122631816751" table:style-name="ce20">
            <text:p>132</text:p>
          </table:table-cell>
          <table:table-cell office:value-type="float" office:value="124.69540659107032" table:style-name="ce20">
            <text:p>125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hopping</text:p>
          </table:table-cell>
          <table:table-cell office:value-type="float" office:value="759.1966547315543" table:style-name="ce20">
            <text:p>759</text:p>
          </table:table-cell>
          <table:table-cell office:value-type="float" office:value="869.38421886810772" table:style-name="ce20">
            <text:p>869</text:p>
          </table:table-cell>
          <table:table-cell office:value-type="float" office:value="861.60075503162022" table:style-name="ce20">
            <text:p>86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Other escort</text:p>
          </table:table-cell>
          <table:table-cell office:value-type="float" office:value="196.61173742783333" table:style-name="ce20">
            <text:p>197</text:p>
          </table:table-cell>
          <table:table-cell office:value-type="float" office:value="416.16606563430446" table:style-name="ce20">
            <text:p>416</text:p>
          </table:table-cell>
          <table:table-cell office:value-type="float" office:value="397.51237204120582" table:style-name="ce20">
            <text:p>398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Personal business</text:p>
          </table:table-cell>
          <table:table-cell office:value-type="float" office:value="556.2111712622019" table:style-name="ce20">
            <text:p>556</text:p>
          </table:table-cell>
          <table:table-cell office:value-type="float" office:value="558.47738423639555" table:style-name="ce20">
            <text:p>558</text:p>
          </table:table-cell>
          <table:table-cell office:value-type="float" office:value="559.95243708187172" table:style-name="ce20">
            <text:p>56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at private home</text:p>
          </table:table-cell>
          <table:table-cell office:value-type="float" office:value="461.36059472424023" table:style-name="ce20">
            <text:p>461</text:p>
          </table:table-cell>
          <table:table-cell office:value-type="float" office:value="1046.1071747245985" table:style-name="ce20">
            <text:p>1,046</text:p>
          </table:table-cell>
          <table:table-cell office:value-type="float" office:value="989.4596868324262" table:style-name="ce20">
            <text:p>989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elsewhere</text:p>
          </table:table-cell>
          <table:table-cell office:value-type="float" office:value="184.09505474649291" table:style-name="ce20">
            <text:p>184</text:p>
          </table:table-cell>
          <table:table-cell office:value-type="float" office:value="329.45522285820158" table:style-name="ce20">
            <text:p>329</text:p>
          </table:table-cell>
          <table:table-cell office:value-type="float" office:value="315.51022869122443" table:style-name="ce20">
            <text:p>316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ntertainment / public activity</text:p>
          </table:table-cell>
          <table:table-cell office:value-type="float" office:value="216.1741619738701" table:style-name="ce20">
            <text:p>216</text:p>
          </table:table-cell>
          <table:table-cell office:value-type="float" office:value="427.53120892634763" table:style-name="ce20">
            <text:p>428</text:p>
          </table:table-cell>
          <table:table-cell office:value-type="float" office:value="407.90153107667572" table:style-name="ce20">
            <text:p>408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port: participate</text:p>
          </table:table-cell>
          <table:table-cell office:value-type="float" office:value="9.3982933046103945" table:style-name="ce20">
            <text:p>9</text:p>
          </table:table-cell>
          <table:table-cell office:value-type="float" office:value="79.940879475201768" table:style-name="ce20">
            <text:p>80</text:p>
          </table:table-cell>
          <table:table-cell office:value-type="float" office:value="73.025346852936053" table:style-name="ce20">
            <text:p>73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Holiday: base</text:p>
          </table:table-cell>
          <table:table-cell office:value-type="float" office:value="250.70030034092366" table:style-name="ce20">
            <text:p>251</text:p>
          </table:table-cell>
          <table:table-cell office:value-type="float" office:value="473.27948309326132" table:style-name="ce20">
            <text:p>473</text:p>
          </table:table-cell>
          <table:table-cell office:value-type="float" office:value="451.41179310192359" table:style-name="ce20">
            <text:p>45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y trip</text:p>
          </table:table-cell>
          <table:table-cell office:value-type="float" office:value="218.84891611546067" table:style-name="ce20">
            <text:p>219</text:p>
          </table:table-cell>
          <table:table-cell office:value-type="float" office:value="382.71263020461168" table:style-name="ce20">
            <text:p>383</text:p>
          </table:table-cell>
          <table:table-cell office:value-type="float" office:value="365.8782148415039" table:style-name="ce20">
            <text:p>366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Other including just walk<text:span text:style-name="T2">2</text:span></text:p>
          </table:table-cell>
          <table:table-cell office:value-type="float" office:value="19.499573907762972" table:style-name="ce20">
            <text:p>19</text:p>
          </table:table-cell>
          <table:table-cell office:value-type="float" office:value="48.489013563698819" table:style-name="ce20">
            <text:p>48</text:p>
          </table:table-cell>
          <table:table-cell office:value-type="float" office:value="45.758263916494101" table:style-name="ce20">
            <text:p>46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ll purposes</text:p>
          </table:table-cell>
          <table:table-cell office:value-type="float" office:value="3242.8987842040797" table:style-name="ce20">
            <text:p>3,243</text:p>
          </table:table-cell>
          <table:table-cell office:value-type="float" office:value="7523.528211167526" table:style-name="ce20">
            <text:p>7,524</text:p>
          </table:table-cell>
          <table:table-cell office:value-type="float" office:value="7110.5524126612117" table:style-name="ce20">
            <text:p>7,111</text:p>
          </table:table-cell>
          <table:table-cell table:number-columns-repeated="16380"/>
        </table:table-row>
        <table:table-row table:style-name="ro1">
          <table:table-cell table:style-name="ce19"/>
          <table:table-cell table:number-columns-repeated="3" table:style-name="ce25"/>
          <table:table-cell table:number-columns-repeated="16380"/>
        </table:table-row>
        <table:table-row table:style-name="ro1">
          <table:table-cell office:value-type="string" table:style-name="ce9">
            <text:p>Unweighted sample size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<text:s text:c="3"/>individuals</text:p>
          </table:table-cell>
          <table:table-cell office:value-type="float" office:value="1328" table:style-name="ce20">
            <text:p>1,328</text:p>
          </table:table-cell>
          <table:table-cell office:value-type="float" office:value="11656" table:style-name="ce20">
            <text:p>11,656</text:p>
          </table:table-cell>
          <table:table-cell office:value-type="float" office:value="13077" table:style-name="ce20">
            <text:p>13,077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s text:c="3"/>trips ('000s)</text:p>
          </table:table-cell>
          <table:table-cell office:value-type="float" office:value="13.67" table:style-name="ce20">
            <text:p>14</text:p>
          </table:table-cell>
          <table:table-cell office:value-type="float" office:value="212.09399999999999" table:style-name="ce20">
            <text:p>212</text:p>
          </table:table-cell>
          <table:table-cell office:value-type="float" office:value="227.03200000000001" table:style-name="ce20">
            <text:p>227</text:p>
          </table:table-cell>
          <table:table-cell table:number-columns-repeated="16380"/>
        </table:table-row>
        <table:table-row table:style-name="ro3">
          <table:table-cell office:value-type="string" table:style-name="ce11">
            <text:p><text:s text:c="3"/>stages ('000s)</text:p>
          </table:table-cell>
          <table:table-cell office:value-type="float" office:value="14.531000000000001" table:style-name="ce26">
            <text:p>15</text:p>
          </table:table-cell>
          <table:table-cell office:value-type="float" office:value="235.827" table:style-name="ce26">
            <text:p>236</text:p>
          </table:table-cell>
          <table:table-cell office:value-type="float" office:value="251.744" table:style-name="ce26">
            <text:p>252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number-columns-spanned="4" table:number-rows-spanned="1" table:style-name="ce35">
            <text:p>1. The NTS definition of having a mobility difficulty is based on those adults who responded to say they have difficulties travelling on foot, by bus or both. Those that said they only have difficulty getting in/out of a car are classified in this table as having no mobility difficulty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2. Walking data was revised in 2018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figures in this table are National Statistics.</text:p>
          </table:table-cell>
          <table:table-cell table:number-columns-repeated="3" table:style-name="ce8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36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7">
            <text:p>The survey results are subject to sampling error.</text:p>
          </table:table-cell>
          <table:table-cell table:number-columns-repeated="3" table:style-name="ce8"/>
          <table:table-cell table:number-columns-repeated="16380"/>
        </table:table-row>
        <table:table-row table:style-name="ro2">
          <table:table-cell table:style-name="ce3"/>
          <table:table-cell table:style-name="ce28"/>
          <table:table-cell table:number-columns-repeated="16382" table:style-name="ce3"/>
        </table:table-row>
        <table:table-row table:style-name="ro2">
          <table:table-cell office:value-type="string" table:style-name="ce29">
            <text:p><text:a xlink:href="mailto:national.travelsurvey@dft.gov.uk"><text:span text:style-name="T1">Email:<text:s/></text:span>national.travelsurvey@dft.gov.uk</text:a></text:p>
          </table:table-cell>
          <table:table-cell table:style-name="ce30"/>
          <table:table-cell table:style-name="ce3"/>
          <table:table-cell office:value-type="string" table:style-name="ce31">
            <text:p>Source: National Travel Survey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8"/>
          <table:table-cell table:style-name="ce3"/>
          <table:table-cell office:value-type="string" table:style-name="ce31">
            <text:p>Last updated: 26 July 2018</text:p>
          </table:table-cell>
          <table:table-cell table:number-columns-repeated="16380"/>
        </table:table-row>
        <table:table-row table:style-name="ro2">
          <table:table-cell table:number-columns-repeated="2" table:style-name="ce33"/>
          <table:table-cell table:style-name="ce27"/>
          <table:table-cell office:value-type="string" table:style-name="ce31">
            <text:p>Next update: Summer 2019</text:p>
          </table:table-cell>
          <table:table-cell table:number-columns-repeated="16380"/>
        </table:table-row>
        <table:table-row table:number-rows-repeated="1048518" table:style-name="ro2">
          <table:table-cell table:number-columns-repeated="16384"/>
        </table:table-row>
      </table:table>
      <table:table table:name="NTS0710_2013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1638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number-columns-repeated="16380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8" table:style-name="ce3"/>
          <table:table-cell table:number-columns-repeated="16375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TSGB1203 (NTS0710)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office:value-type="string" table:style-name="ce7">
            <text:p>Travel by mobility status and purpose: England, 2013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table:style-name="ce9"/>
          <table:table-cell table:number-columns-repeated="3" table:style-name="ce10"/>
          <table:table-cell table:number-columns-repeated="16380" table:style-name="ce3"/>
        </table:table-row>
        <table:table-row table:style-name="ro3">
          <table:table-cell table:style-name="ce11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4">
          <table:table-cell table:style-name="ce14"/>
          <table:table-cell office:value-type="string" table:number-columns-spanned="2" table:number-rows-spanned="1" table:style-name="ce34">
            <text:p>Mobility status<text:span text:style-name="T2">1</text:span></text:p>
          </table:table-cell>
          <table:covered-table-cell/>
          <table:table-cell table:style-name="ce15"/>
          <table:table-cell table:number-columns-repeated="16380" table:style-name="ce3"/>
        </table:table-row>
        <table:table-row table:style-name="ro5">
          <table:table-cell table:style-name="ce16"/>
          <table:table-cell office:value-type="string" table:style-name="ce17">
            <text:p>With a mobility difficulty</text:p>
          </table:table-cell>
          <table:table-cell office:value-type="string" table:style-name="ce17">
            <text:p>No mobility difficulty</text:p>
          </table:table-cell>
          <table:table-cell office:value-type="string" table:style-name="ce17">
            <text:p>All individuals (aged 16+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rips per person per year by purpose:</text:p>
          </table:table-cell>
          <table:table-cell table:style-name="ce18"/>
          <table:table-cell table:number-columns-repeated="2" table:style-name="ce8"/>
          <table:table-cell table:number-columns-repeated="16380" table:style-name="ce3"/>
        </table:table-row>
        <table:table-row table:style-name="ro1">
          <table:table-cell office:value-type="string" table:style-name="ce19">
            <text:p>Commuting</text:p>
          </table:table-cell>
          <table:table-cell office:value-type="float" office:value="21.168317262614146" table:style-name="ce20">
            <text:p>21</text:p>
          </table:table-cell>
          <table:table-cell office:value-type="float" office:value="196.7238521280147" table:style-name="ce20">
            <text:p>197</text:p>
          </table:table-cell>
          <table:table-cell office:value-type="float" office:value="180.56639649370695" table:style-name="ce20">
            <text:p>181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Business</text:p>
          </table:table-cell>
          <table:table-cell office:value-type="float" office:value="3.1352614381456054" table:style-name="ce20">
            <text:p>3</text:p>
          </table:table-cell>
          <table:table-cell office:value-type="float" office:value="40.493457763053911" table:style-name="ce20">
            <text:p>40</text:p>
          </table:table-cell>
          <table:table-cell office:value-type="float" office:value="37.13827421123905" table:style-name="ce20">
            <text:p>37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Education</text:p>
          </table:table-cell>
          <table:table-cell office:value-type="float" office:value="7.0426485230868918" table:style-name="ce20">
            <text:p>7</text:p>
          </table:table-cell>
          <table:table-cell office:value-type="float" office:value="21.267077712104737" table:style-name="ce20">
            <text:p>21</text:p>
          </table:table-cell>
          <table:table-cell office:value-type="float" office:value="19.95836241507433" table:style-name="ce20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Escort education</text:p>
          </table:table-cell>
          <table:table-cell office:value-type="float" office:value="18.422789346712278" table:style-name="ce20">
            <text:p>18</text:p>
          </table:table-cell>
          <table:table-cell office:value-type="float" office:value="54.31146425061263" table:style-name="ce20">
            <text:p>54</text:p>
          </table:table-cell>
          <table:table-cell office:value-type="float" office:value="51.184725330646351" table:style-name="ce20">
            <text:p>51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Shopping</text:p>
          </table:table-cell>
          <table:table-cell office:value-type="float" office:value="205.55002137532355" table:style-name="ce20">
            <text:p>206</text:p>
          </table:table-cell>
          <table:table-cell office:value-type="float" office:value="216.75954677555572" table:style-name="ce20">
            <text:p>217</text:p>
          </table:table-cell>
          <table:table-cell office:value-type="float" office:value="216.02483258603118" table:style-name="ce20">
            <text:p>216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Other escort</text:p>
          </table:table-cell>
          <table:table-cell office:value-type="float" office:value="37.269382700040403" table:style-name="ce20">
            <text:p>37</text:p>
          </table:table-cell>
          <table:table-cell office:value-type="float" office:value="77.219005430284639" table:style-name="ce20">
            <text:p>77</text:p>
          </table:table-cell>
          <table:table-cell office:value-type="float" office:value="73.578136874593952" table:style-name="ce20">
            <text:p>7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Personal business</text:p>
          </table:table-cell>
          <table:table-cell office:value-type="float" office:value="113.53465004298231" table:style-name="ce20">
            <text:p>114</text:p>
          </table:table-cell>
          <table:table-cell office:value-type="float" office:value="94.650874262868896" table:style-name="ce20">
            <text:p>95</text:p>
          </table:table-cell>
          <table:table-cell office:value-type="float" office:value="96.220759791773503" table:style-name="ce20">
            <text:p>96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Visiting friends at private home</text:p>
          </table:table-cell>
          <table:table-cell office:value-type="float" office:value="70.248795654810905" table:style-name="ce20">
            <text:p>70</text:p>
          </table:table-cell>
          <table:table-cell office:value-type="float" office:value="93.29655635909846" table:style-name="ce20">
            <text:p>93</text:p>
          </table:table-cell>
          <table:table-cell office:value-type="float" office:value="91.478768075370311" table:style-name="ce20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elsewhere</text:p>
          </table:table-cell>
          <table:table-cell office:value-type="float" office:value="37.301923848633905" table:style-name="ce20">
            <text:p>37</text:p>
          </table:table-cell>
          <table:table-cell office:value-type="float" office:value="50.164387784644447" table:style-name="ce20">
            <text:p>50</text:p>
          </table:table-cell>
          <table:table-cell office:value-type="float" office:value="49.006771073845208" table:style-name="ce20">
            <text:p>49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ntertainment / public activity</text:p>
          </table:table-cell>
          <table:table-cell office:value-type="float" office:value="27.056859919680427" table:style-name="ce20">
            <text:p>27</text:p>
          </table:table-cell>
          <table:table-cell office:value-type="float" office:value="52.48774320464041" table:style-name="ce20">
            <text:p>52</text:p>
          </table:table-cell>
          <table:table-cell office:value-type="float" office:value="50.200037246069485" table:style-name="ce20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port: participate</text:p>
          </table:table-cell>
          <table:table-cell office:value-type="float" office:value="3.4049433795810078" table:style-name="ce20">
            <text:p>3</text:p>
          </table:table-cell>
          <table:table-cell office:value-type="float" office:value="11.804226412084899" table:style-name="ce20">
            <text:p>12</text:p>
          </table:table-cell>
          <table:table-cell office:value-type="float" office:value="11.04767967724781" table:style-name="ce20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Holiday: base</text:p>
          </table:table-cell>
          <table:table-cell office:value-type="float" office:value="4.5827288261359875" table:style-name="ce20">
            <text:p>5</text:p>
          </table:table-cell>
          <table:table-cell office:value-type="float" office:value="11.205926721667741" table:style-name="ce20">
            <text:p>11</text:p>
          </table:table-cell>
          <table:table-cell office:value-type="float" office:value="10.652665715533809" table:style-name="ce20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y trip</text:p>
          </table:table-cell>
          <table:table-cell office:value-type="float" office:value="16.609557962564509" table:style-name="ce20">
            <text:p>17</text:p>
          </table:table-cell>
          <table:table-cell office:value-type="float" office:value="28.178164114515095" table:style-name="ce20">
            <text:p>28</text:p>
          </table:table-cell>
          <table:table-cell office:value-type="float" office:value="27.14273652892166" table:style-name="ce20">
            <text:p>27</text:p>
          </table:table-cell>
          <table:table-cell table:number-columns-repeated="16380" table:style-name="ce21"/>
        </table:table-row>
        <table:table-row table:style-name="ro6">
          <table:table-cell office:value-type="string" table:style-name="ce19">
            <text:p>Other including just walk<text:span text:style-name="T2">2</text:span></text:p>
          </table:table-cell>
          <table:table-cell office:value-type="float" office:value="16.017257861743818" table:style-name="ce20">
            <text:p>16</text:p>
          </table:table-cell>
          <table:table-cell office:value-type="float" office:value="48.370588349382594" table:style-name="ce20">
            <text:p>48</text:p>
          </table:table-cell>
          <table:table-cell office:value-type="float" office:value="45.626675378568898" table:style-name="ce20">
            <text:p>46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ll purposes</text:p>
          </table:table-cell>
          <table:table-cell office:value-type="float" office:value="581.34513814205559" table:style-name="ce20">
            <text:p>581</text:p>
          </table:table-cell>
          <table:table-cell office:value-type="float" office:value="996.93287126852897" table:style-name="ce20">
            <text:p>997</text:p>
          </table:table-cell>
          <table:table-cell office:value-type="float" office:value="959.82682139862277" table:style-name="ce20">
            <text:p>960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3" table:style-name="ce22"/>
          <table:table-cell table:number-columns-repeated="16380"/>
        </table:table-row>
        <table:table-row table:style-name="ro1">
          <table:table-cell office:value-type="string" table:style-name="ce9">
            <text:p>Miles per person per year by purpose:</text:p>
          </table:table-cell>
          <table:table-cell table:style-name="ce23"/>
          <table:table-cell table:number-columns-repeated="2" table:style-name="ce24"/>
          <table:table-cell table:number-columns-repeated="16380"/>
        </table:table-row>
        <table:table-row table:style-name="ro1">
          <table:table-cell office:value-type="string" table:style-name="ce19">
            <text:p>Commuting</text:p>
          </table:table-cell>
          <table:table-cell office:value-type="float" office:value="150.19975099022506" table:style-name="ce20">
            <text:p>150</text:p>
          </table:table-cell>
          <table:table-cell office:value-type="float" office:value="1731.2404335955857" table:style-name="ce20">
            <text:p>1,731</text:p>
          </table:table-cell>
          <table:table-cell office:value-type="float" office:value="1584.269070972997" table:style-name="ce20">
            <text:p>1,584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Business</text:p>
          </table:table-cell>
          <table:table-cell office:value-type="float" office:value="47.213183544605101" table:style-name="ce20">
            <text:p>47</text:p>
          </table:table-cell>
          <table:table-cell office:value-type="float" office:value="842.65079412061925" table:style-name="ce20">
            <text:p>843</text:p>
          </table:table-cell>
          <table:table-cell office:value-type="float" office:value="769.81866151336237" table:style-name="ce20">
            <text:p>77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ducation</text:p>
          </table:table-cell>
          <table:table-cell office:value-type="float" office:value="54.436426671155445" table:style-name="ce20">
            <text:p>54</text:p>
          </table:table-cell>
          <table:table-cell office:value-type="float" office:value="143.45197107776792" table:style-name="ce20">
            <text:p>143</text:p>
          </table:table-cell>
          <table:table-cell office:value-type="float" office:value="135.34875052287146" table:style-name="ce20">
            <text:p>135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scort education</text:p>
          </table:table-cell>
          <table:table-cell office:value-type="float" office:value="32.072854013213565" table:style-name="ce20">
            <text:p>32</text:p>
          </table:table-cell>
          <table:table-cell office:value-type="float" office:value="123.7222214420876" table:style-name="ce20">
            <text:p>124</text:p>
          </table:table-cell>
          <table:table-cell office:value-type="float" office:value="115.31059089402088" table:style-name="ce20">
            <text:p>115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hopping</text:p>
          </table:table-cell>
          <table:table-cell office:value-type="float" office:value="839.45419940950705" table:style-name="ce20">
            <text:p>839</text:p>
          </table:table-cell>
          <table:table-cell office:value-type="float" office:value="904.90843433985151" table:style-name="ce20">
            <text:p>905</text:p>
          </table:table-cell>
          <table:table-cell office:value-type="float" office:value="899.06299051180804" table:style-name="ce20">
            <text:p>899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Other escort</text:p>
          </table:table-cell>
          <table:table-cell office:value-type="float" office:value="240.00724425989645" table:style-name="ce20">
            <text:p>240</text:p>
          </table:table-cell>
          <table:table-cell office:value-type="float" office:value="467.29811407592086" table:style-name="ce20">
            <text:p>467</text:p>
          </table:table-cell>
          <table:table-cell office:value-type="float" office:value="445.65859656558956" table:style-name="ce20">
            <text:p>446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Personal business</text:p>
          </table:table-cell>
          <table:table-cell office:value-type="float" office:value="502.63074416309229" table:style-name="ce20">
            <text:p>503</text:p>
          </table:table-cell>
          <table:table-cell office:value-type="float" office:value="502.76526576544813" table:style-name="ce20">
            <text:p>503</text:p>
          </table:table-cell>
          <table:table-cell office:value-type="float" office:value="501.57363616868628" table:style-name="ce20">
            <text:p>50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at private home</text:p>
          </table:table-cell>
          <table:table-cell office:value-type="float" office:value="787.4956672539073" table:style-name="ce20">
            <text:p>787</text:p>
          </table:table-cell>
          <table:table-cell office:value-type="float" office:value="1045.3076921432539" table:style-name="ce20">
            <text:p>1,045</text:p>
          </table:table-cell>
          <table:table-cell office:value-type="float" office:value="1023.6941439102319" table:style-name="ce20">
            <text:p>1,024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elsewhere</text:p>
          </table:table-cell>
          <table:table-cell office:value-type="float" office:value="193.04362706218708" table:style-name="ce20">
            <text:p>193</text:p>
          </table:table-cell>
          <table:table-cell office:value-type="float" office:value="324.84662783607655" table:style-name="ce20">
            <text:p>325</text:p>
          </table:table-cell>
          <table:table-cell office:value-type="float" office:value="312.94317912176962" table:style-name="ce20">
            <text:p>313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ntertainment / public activity</text:p>
          </table:table-cell>
          <table:table-cell office:value-type="float" office:value="158.30226024597812" table:style-name="ce20">
            <text:p>158</text:p>
          </table:table-cell>
          <table:table-cell office:value-type="float" office:value="392.59011040162829" table:style-name="ce20">
            <text:p>393</text:p>
          </table:table-cell>
          <table:table-cell office:value-type="float" office:value="371.11020792331402" table:style-name="ce20">
            <text:p>37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port: participate</text:p>
          </table:table-cell>
          <table:table-cell office:value-type="float" office:value="17.801446814532103" table:style-name="ce20">
            <text:p>18</text:p>
          </table:table-cell>
          <table:table-cell office:value-type="float" office:value="77.464457739710468" table:style-name="ce20">
            <text:p>77</text:p>
          </table:table-cell>
          <table:table-cell office:value-type="float" office:value="72.034446178308784" table:style-name="ce20">
            <text:p>7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Holiday: base</text:p>
          </table:table-cell>
          <table:table-cell office:value-type="float" office:value="286.51063924370192" table:style-name="ce20">
            <text:p>287</text:p>
          </table:table-cell>
          <table:table-cell office:value-type="float" office:value="545.54379332090957" table:style-name="ce20">
            <text:p>546</text:p>
          </table:table-cell>
          <table:table-cell office:value-type="float" office:value="523.49242748767699" table:style-name="ce20">
            <text:p>523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y trip</text:p>
          </table:table-cell>
          <table:table-cell office:value-type="float" office:value="216.49243223300354" table:style-name="ce20">
            <text:p>216</text:p>
          </table:table-cell>
          <table:table-cell office:value-type="float" office:value="385.68555733520509" table:style-name="ce20">
            <text:p>386</text:p>
          </table:table-cell>
          <table:table-cell office:value-type="float" office:value="369.7148974611523" table:style-name="ce20">
            <text:p>370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Other including just walk<text:span text:style-name="T2">2</text:span></text:p>
          </table:table-cell>
          <table:table-cell office:value-type="float" office:value="14.768025716059077" table:style-name="ce20">
            <text:p>15</text:p>
          </table:table-cell>
          <table:table-cell office:value-type="float" office:value="56.856216058446236" table:style-name="ce20">
            <text:p>57</text:p>
          </table:table-cell>
          <table:table-cell office:value-type="float" office:value="53.130601490634369" table:style-name="ce20">
            <text:p>53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ll purposes</text:p>
          </table:table-cell>
          <table:table-cell office:value-type="float" office:value="3540.4285016210629" table:style-name="ce20">
            <text:p>3,540</text:p>
          </table:table-cell>
          <table:table-cell office:value-type="float" office:value="7544.3316892525118" table:style-name="ce20">
            <text:p>7,544</text:p>
          </table:table-cell>
          <table:table-cell office:value-type="float" office:value="7177.1622007224205" table:style-name="ce20">
            <text:p>7,177</text:p>
          </table:table-cell>
          <table:table-cell table:number-columns-repeated="16380"/>
        </table:table-row>
        <table:table-row table:style-name="ro1">
          <table:table-cell table:style-name="ce19"/>
          <table:table-cell table:number-columns-repeated="3" table:style-name="ce25"/>
          <table:table-cell table:number-columns-repeated="16380"/>
        </table:table-row>
        <table:table-row table:style-name="ro1">
          <table:table-cell office:value-type="string" table:style-name="ce9">
            <text:p>Unweighted sample size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<text:s text:c="3"/>individuals</text:p>
          </table:table-cell>
          <table:table-cell office:value-type="float" office:value="1231" table:style-name="ce20">
            <text:p>1,231</text:p>
          </table:table-cell>
          <table:table-cell office:value-type="float" office:value="11569" table:style-name="ce20">
            <text:p>11,569</text:p>
          </table:table-cell>
          <table:table-cell office:value-type="float" office:value="12890" table:style-name="ce20">
            <text:p>12,89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s text:c="3"/>trips ('000s)</text:p>
          </table:table-cell>
          <table:table-cell office:value-type="float" office:value="12.574" table:style-name="ce20">
            <text:p>13</text:p>
          </table:table-cell>
          <table:table-cell office:value-type="float" office:value="208.44399999999999" table:style-name="ce20">
            <text:p>208</text:p>
          </table:table-cell>
          <table:table-cell office:value-type="float" office:value="222.37899999999999" table:style-name="ce20">
            <text:p>222</text:p>
          </table:table-cell>
          <table:table-cell table:number-columns-repeated="16380"/>
        </table:table-row>
        <table:table-row table:style-name="ro3">
          <table:table-cell office:value-type="string" table:style-name="ce11">
            <text:p><text:s text:c="3"/>stages ('000s)</text:p>
          </table:table-cell>
          <table:table-cell office:value-type="float" office:value="13.254" table:style-name="ce26">
            <text:p>13</text:p>
          </table:table-cell>
          <table:table-cell office:value-type="float" office:value="231.75" table:style-name="ce26">
            <text:p>232</text:p>
          </table:table-cell>
          <table:table-cell office:value-type="float" office:value="246.49100000000001" table:style-name="ce26">
            <text:p>246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number-columns-spanned="4" table:number-rows-spanned="1" table:style-name="ce35">
            <text:p>1. The NTS definition of having a mobility difficulty is based on those adults who responded to say they have difficulties travelling on foot, by bus or both. Those that said they only have difficulty getting in/out of a car are classified in this table as having no mobility difficulty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2. Walking data was revised in 2018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figures in this table are National Statistics.</text:p>
          </table:table-cell>
          <table:table-cell table:number-columns-repeated="3" table:style-name="ce8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36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7">
            <text:p>The survey results are subject to sampling error.</text:p>
          </table:table-cell>
          <table:table-cell table:number-columns-repeated="3" table:style-name="ce8"/>
          <table:table-cell table:number-columns-repeated="16380"/>
        </table:table-row>
        <table:table-row table:style-name="ro2">
          <table:table-cell table:style-name="ce3"/>
          <table:table-cell table:style-name="ce28"/>
          <table:table-cell table:number-columns-repeated="16382" table:style-name="ce3"/>
        </table:table-row>
        <table:table-row table:style-name="ro2">
          <table:table-cell office:value-type="string" table:style-name="ce29">
            <text:p><text:a xlink:href="mailto:national.travelsurvey@dft.gov.uk"><text:span text:style-name="T1">Email:<text:s/></text:span>national.travelsurvey@dft.gov.uk</text:a></text:p>
          </table:table-cell>
          <table:table-cell table:style-name="ce30"/>
          <table:table-cell table:style-name="ce3"/>
          <table:table-cell office:value-type="string" table:style-name="ce31">
            <text:p>Source: National Travel Survey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8"/>
          <table:table-cell table:style-name="ce3"/>
          <table:table-cell office:value-type="string" table:style-name="ce31">
            <text:p>Last updated: 26 July 2018</text:p>
          </table:table-cell>
          <table:table-cell table:number-columns-repeated="16380"/>
        </table:table-row>
        <table:table-row table:style-name="ro2">
          <table:table-cell table:number-columns-repeated="2" table:style-name="ce33"/>
          <table:table-cell table:style-name="ce27"/>
          <table:table-cell office:value-type="string" table:style-name="ce31">
            <text:p>Next update: Summer 2019</text:p>
          </table:table-cell>
          <table:table-cell table:number-columns-repeated="16380"/>
        </table:table-row>
        <table:table-row table:number-rows-repeated="1048518" table:style-name="ro2">
          <table:table-cell table:number-columns-repeated="16384"/>
        </table:table-row>
      </table:table>
      <table:table table:name="NTS0710_2012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1638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number-columns-repeated="16380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8" table:style-name="ce3"/>
          <table:table-cell table:number-columns-repeated="16375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TSGB1203 (NTS0710)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office:value-type="string" table:style-name="ce7">
            <text:p>Travel by mobility status and purpose: England, 2012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table:style-name="ce9"/>
          <table:table-cell table:number-columns-repeated="3" table:style-name="ce10"/>
          <table:table-cell table:number-columns-repeated="16380" table:style-name="ce3"/>
        </table:table-row>
        <table:table-row table:style-name="ro3">
          <table:table-cell table:style-name="ce11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4">
          <table:table-cell table:style-name="ce14"/>
          <table:table-cell office:value-type="string" table:number-columns-spanned="2" table:number-rows-spanned="1" table:style-name="ce34">
            <text:p>Mobility status<text:span text:style-name="T2">1</text:span></text:p>
          </table:table-cell>
          <table:covered-table-cell/>
          <table:table-cell table:style-name="ce15"/>
          <table:table-cell table:number-columns-repeated="16380" table:style-name="ce3"/>
        </table:table-row>
        <table:table-row table:style-name="ro5">
          <table:table-cell table:style-name="ce16"/>
          <table:table-cell office:value-type="string" table:style-name="ce17">
            <text:p>With a mobility difficulty</text:p>
          </table:table-cell>
          <table:table-cell office:value-type="string" table:style-name="ce17">
            <text:p>No mobility difficulty</text:p>
          </table:table-cell>
          <table:table-cell office:value-type="string" table:style-name="ce17">
            <text:p>All individuals (aged 16+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rips per person per year by purpose:</text:p>
          </table:table-cell>
          <table:table-cell table:style-name="ce18"/>
          <table:table-cell table:number-columns-repeated="2" table:style-name="ce8"/>
          <table:table-cell table:number-columns-repeated="16380" table:style-name="ce3"/>
        </table:table-row>
        <table:table-row table:style-name="ro1">
          <table:table-cell office:value-type="string" table:style-name="ce19">
            <text:p>Commuting</text:p>
          </table:table-cell>
          <table:table-cell office:value-type="float" office:value="30.745479608079897" table:style-name="ce20">
            <text:p>31</text:p>
          </table:table-cell>
          <table:table-cell office:value-type="float" office:value="202.07711504543846" table:style-name="ce20">
            <text:p>202</text:p>
          </table:table-cell>
          <table:table-cell office:value-type="float" office:value="182.23637142603982" table:style-name="ce20">
            <text:p>18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Business</text:p>
          </table:table-cell>
          <table:table-cell office:value-type="float" office:value="11.130429877827906" table:style-name="ce20">
            <text:p>11</text:p>
          </table:table-cell>
          <table:table-cell office:value-type="float" office:value="40.815813544496486" table:style-name="ce20">
            <text:p>41</text:p>
          </table:table-cell>
          <table:table-cell office:value-type="float" office:value="37.374006902342565" table:style-name="ce20">
            <text:p>37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Education</text:p>
          </table:table-cell>
          <table:table-cell office:value-type="float" office:value="3.8366817480737549" table:style-name="ce20">
            <text:p>4</text:p>
          </table:table-cell>
          <table:table-cell office:value-type="float" office:value="22.758906757601629" table:style-name="ce20">
            <text:p>23</text:p>
          </table:table-cell>
          <table:table-cell office:value-type="float" office:value="20.590919824413522" table:style-name="ce20">
            <text:p>21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Escort education</text:p>
          </table:table-cell>
          <table:table-cell office:value-type="float" office:value="21.989643443598503" table:style-name="ce20">
            <text:p>22</text:p>
          </table:table-cell>
          <table:table-cell office:value-type="float" office:value="61.096902421028226" table:style-name="ce20">
            <text:p>61</text:p>
          </table:table-cell>
          <table:table-cell office:value-type="float" office:value="56.487250576438363" table:style-name="ce20">
            <text:p>56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Shopping</text:p>
          </table:table-cell>
          <table:table-cell office:value-type="float" office:value="223.63110856397839" table:style-name="ce20">
            <text:p>224</text:p>
          </table:table-cell>
          <table:table-cell office:value-type="float" office:value="223.48385298041794" table:style-name="ce20">
            <text:p>223</text:p>
          </table:table-cell>
          <table:table-cell office:value-type="float" office:value="223.86910924607895" table:style-name="ce20">
            <text:p>22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Other escort</text:p>
          </table:table-cell>
          <table:table-cell office:value-type="float" office:value="45.321260998712006" table:style-name="ce20">
            <text:p>45</text:p>
          </table:table-cell>
          <table:table-cell office:value-type="float" office:value="79.479135528223736" table:style-name="ce20">
            <text:p>79</text:p>
          </table:table-cell>
          <table:table-cell office:value-type="float" office:value="75.535734659057042" table:style-name="ce20">
            <text:p>76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Personal business</text:p>
          </table:table-cell>
          <table:table-cell office:value-type="float" office:value="123.88004097294325" table:style-name="ce20">
            <text:p>124</text:p>
          </table:table-cell>
          <table:table-cell office:value-type="float" office:value="100.60283122717341" table:style-name="ce20">
            <text:p>101</text:p>
          </table:table-cell>
          <table:table-cell office:value-type="float" office:value="103.31302130157178" table:style-name="ce20">
            <text:p>103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Visiting friends at private home</text:p>
          </table:table-cell>
          <table:table-cell office:value-type="float" office:value="78.856871324682359" table:style-name="ce20">
            <text:p>79</text:p>
          </table:table-cell>
          <table:table-cell office:value-type="float" office:value="99.081046165267665" table:style-name="ce20">
            <text:p>99</text:p>
          </table:table-cell>
          <table:table-cell office:value-type="float" office:value="96.926291843016855" table:style-name="ce20">
            <text:p>97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elsewhere</text:p>
          </table:table-cell>
          <table:table-cell office:value-type="float" office:value="33.664071411001665" table:style-name="ce20">
            <text:p>34</text:p>
          </table:table-cell>
          <table:table-cell office:value-type="float" office:value="50.147585233675045" table:style-name="ce20">
            <text:p>50</text:p>
          </table:table-cell>
          <table:table-cell office:value-type="float" office:value="48.219880734214534" table:style-name="ce20">
            <text:p>48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ntertainment / public activity</text:p>
          </table:table-cell>
          <table:table-cell office:value-type="float" office:value="34.981983962175114" table:style-name="ce20">
            <text:p>35</text:p>
          </table:table-cell>
          <table:table-cell office:value-type="float" office:value="53.675852050882902" table:style-name="ce20">
            <text:p>54</text:p>
          </table:table-cell>
          <table:table-cell office:value-type="float" office:value="51.502801819217076" table:style-name="ce20">
            <text:p>5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port: participate</text:p>
          </table:table-cell>
          <table:table-cell office:value-type="float" office:value="4.6536299582303187" table:style-name="ce20">
            <text:p>5</text:p>
          </table:table-cell>
          <table:table-cell office:value-type="float" office:value="13.27363800540123" table:style-name="ce20">
            <text:p>13</text:p>
          </table:table-cell>
          <table:table-cell office:value-type="float" office:value="12.261988291876746" table:style-name="ce20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Holiday: base</text:p>
          </table:table-cell>
          <table:table-cell office:value-type="float" office:value="4.5607906193838357" table:style-name="ce20">
            <text:p>5</text:p>
          </table:table-cell>
          <table:table-cell office:value-type="float" office:value="11.132677090103357" table:style-name="ce20">
            <text:p>11</text:p>
          </table:table-cell>
          <table:table-cell office:value-type="float" office:value="10.383621177303656" table:style-name="ce20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y trip</text:p>
          </table:table-cell>
          <table:table-cell office:value-type="float" office:value="14.740786074151835" table:style-name="ce20">
            <text:p>15</text:p>
          </table:table-cell>
          <table:table-cell office:value-type="float" office:value="28.592920914055323" table:style-name="ce20">
            <text:p>29</text:p>
          </table:table-cell>
          <table:table-cell office:value-type="float" office:value="26.973109589854744" table:style-name="ce20">
            <text:p>27</text:p>
          </table:table-cell>
          <table:table-cell table:number-columns-repeated="16380" table:style-name="ce21"/>
        </table:table-row>
        <table:table-row table:style-name="ro6">
          <table:table-cell office:value-type="string" table:style-name="ce19">
            <text:p>Other including just walk<text:span text:style-name="T2">2</text:span></text:p>
          </table:table-cell>
          <table:table-cell office:value-type="float" office:value="25.594011672714039" table:style-name="ce20">
            <text:p>26</text:p>
          </table:table-cell>
          <table:table-cell office:value-type="float" office:value="49.752087867836288" table:style-name="ce20">
            <text:p>50</text:p>
          </table:table-cell>
          <table:table-cell office:value-type="float" office:value="46.921455498110852" table:style-name="ce20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ll purposes</text:p>
          </table:table-cell>
          <table:table-cell office:value-type="float" office:value="657.58679023555271" table:style-name="ce20">
            <text:p>658</text:p>
          </table:table-cell>
          <table:table-cell office:value-type="float" office:value="1035.9703648316015" table:style-name="ce20">
            <text:p>1,036</text:p>
          </table:table-cell>
          <table:table-cell office:value-type="float" office:value="992.59556288953627" table:style-name="ce20">
            <text:p>993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3" table:style-name="ce22"/>
          <table:table-cell table:number-columns-repeated="16380"/>
        </table:table-row>
        <table:table-row table:style-name="ro1">
          <table:table-cell office:value-type="string" table:style-name="ce9">
            <text:p>Miles per person per year by purpose:</text:p>
          </table:table-cell>
          <table:table-cell table:style-name="ce23"/>
          <table:table-cell table:number-columns-repeated="2" table:style-name="ce24"/>
          <table:table-cell table:number-columns-repeated="16380"/>
        </table:table-row>
        <table:table-row table:style-name="ro1">
          <table:table-cell office:value-type="string" table:style-name="ce19">
            <text:p>Commuting</text:p>
          </table:table-cell>
          <table:table-cell office:value-type="float" office:value="235.96824151457204" table:style-name="ce20">
            <text:p>236</text:p>
          </table:table-cell>
          <table:table-cell office:value-type="float" office:value="1804.1608195605875" table:style-name="ce20">
            <text:p>1,804</text:p>
          </table:table-cell>
          <table:table-cell office:value-type="float" office:value="1622.4064054623288" table:style-name="ce20">
            <text:p>1,622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Business</text:p>
          </table:table-cell>
          <table:table-cell office:value-type="float" office:value="149.52464824933224" table:style-name="ce20">
            <text:p>150</text:p>
          </table:table-cell>
          <table:table-cell office:value-type="float" office:value="794.29118861128859" table:style-name="ce20">
            <text:p>794</text:p>
          </table:table-cell>
          <table:table-cell office:value-type="float" office:value="719.96648066874843" table:style-name="ce20">
            <text:p>72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ducation</text:p>
          </table:table-cell>
          <table:table-cell office:value-type="float" office:value="27.073156496685954" table:style-name="ce20">
            <text:p>27</text:p>
          </table:table-cell>
          <table:table-cell office:value-type="float" office:value="137.97199476715031" table:style-name="ce20">
            <text:p>138</text:p>
          </table:table-cell>
          <table:table-cell office:value-type="float" office:value="125.16814913929512" table:style-name="ce20">
            <text:p>125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scort education</text:p>
          </table:table-cell>
          <table:table-cell office:value-type="float" office:value="69.386320260781218" table:style-name="ce20">
            <text:p>69</text:p>
          </table:table-cell>
          <table:table-cell office:value-type="float" office:value="144.95986519431335" table:style-name="ce20">
            <text:p>145</text:p>
          </table:table-cell>
          <table:table-cell office:value-type="float" office:value="136.0358113813879" table:style-name="ce20">
            <text:p>136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hopping</text:p>
          </table:table-cell>
          <table:table-cell office:value-type="float" office:value="867.87591254422239" table:style-name="ce20">
            <text:p>868</text:p>
          </table:table-cell>
          <table:table-cell office:value-type="float" office:value="967.20746651284776" table:style-name="ce20">
            <text:p>967</text:p>
          </table:table-cell>
          <table:table-cell office:value-type="float" office:value="957.31299758615887" table:style-name="ce20">
            <text:p>957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Other escort</text:p>
          </table:table-cell>
          <table:table-cell office:value-type="float" office:value="304.75662190177422" table:style-name="ce20">
            <text:p>305</text:p>
          </table:table-cell>
          <table:table-cell office:value-type="float" office:value="471.88122856464037" table:style-name="ce20">
            <text:p>472</text:p>
          </table:table-cell>
          <table:table-cell office:value-type="float" office:value="452.24876725422342" table:style-name="ce20">
            <text:p>45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Personal business</text:p>
          </table:table-cell>
          <table:table-cell office:value-type="float" office:value="506.86913219426253" table:style-name="ce20">
            <text:p>507</text:p>
          </table:table-cell>
          <table:table-cell office:value-type="float" office:value="542.85954736071938" table:style-name="ce20">
            <text:p>543</text:p>
          </table:table-cell>
          <table:table-cell office:value-type="float" office:value="540.07478835858831" table:style-name="ce20">
            <text:p>54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at private home</text:p>
          </table:table-cell>
          <table:table-cell office:value-type="float" office:value="731.80437552775925" table:style-name="ce20">
            <text:p>732</text:p>
          </table:table-cell>
          <table:table-cell office:value-type="float" office:value="1094.5481089912719" table:style-name="ce20">
            <text:p>1,095</text:p>
          </table:table-cell>
          <table:table-cell office:value-type="float" office:value="1052.4243652903242" table:style-name="ce20">
            <text:p>1,05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elsewhere</text:p>
          </table:table-cell>
          <table:table-cell office:value-type="float" office:value="208.64424304573097" table:style-name="ce20">
            <text:p>209</text:p>
          </table:table-cell>
          <table:table-cell office:value-type="float" office:value="311.60419813511913" table:style-name="ce20">
            <text:p>312</text:p>
          </table:table-cell>
          <table:table-cell office:value-type="float" office:value="299.83545533234695" table:style-name="ce20">
            <text:p>30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ntertainment / public activity</text:p>
          </table:table-cell>
          <table:table-cell office:value-type="float" office:value="212.0464790374343" table:style-name="ce20">
            <text:p>212</text:p>
          </table:table-cell>
          <table:table-cell office:value-type="float" office:value="433.32552540957477" table:style-name="ce20">
            <text:p>433</text:p>
          </table:table-cell>
          <table:table-cell office:value-type="float" office:value="407.92825559493417" table:style-name="ce20">
            <text:p>408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port: participate</text:p>
          </table:table-cell>
          <table:table-cell office:value-type="float" office:value="42.183487102368531" table:style-name="ce20">
            <text:p>42</text:p>
          </table:table-cell>
          <table:table-cell office:value-type="float" office:value="89.63630169563649" table:style-name="ce20">
            <text:p>90</text:p>
          </table:table-cell>
          <table:table-cell office:value-type="float" office:value="84.183606912168401" table:style-name="ce20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Holiday: base</text:p>
          </table:table-cell>
          <table:table-cell office:value-type="float" office:value="222.69194726879184" table:style-name="ce20">
            <text:p>223</text:p>
          </table:table-cell>
          <table:table-cell office:value-type="float" office:value="465.28291534357624" table:style-name="ce20">
            <text:p>465</text:p>
          </table:table-cell>
          <table:table-cell office:value-type="float" office:value="437.14712056906126" table:style-name="ce20">
            <text:p>437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y trip</text:p>
          </table:table-cell>
          <table:table-cell office:value-type="float" office:value="195.81721878299416" table:style-name="ce20">
            <text:p>196</text:p>
          </table:table-cell>
          <table:table-cell office:value-type="float" office:value="366.94244741288645" table:style-name="ce20">
            <text:p>367</text:p>
          </table:table-cell>
          <table:table-cell office:value-type="float" office:value="347.38127074497845" table:style-name="ce20">
            <text:p>347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Other including just walk<text:span text:style-name="T2">2</text:span></text:p>
          </table:table-cell>
          <table:table-cell office:value-type="float" office:value="16.918970141375127" table:style-name="ce20">
            <text:p>17</text:p>
          </table:table-cell>
          <table:table-cell office:value-type="float" office:value="51.622127370385556" table:style-name="ce20">
            <text:p>52</text:p>
          </table:table-cell>
          <table:table-cell office:value-type="float" office:value="47.598735463436078" table:style-name="ce20">
            <text:p>48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ll purposes</text:p>
          </table:table-cell>
          <table:table-cell office:value-type="float" office:value="3791.5607540680862" table:style-name="ce20">
            <text:p>3,792</text:p>
          </table:table-cell>
          <table:table-cell office:value-type="float" office:value="7676.2937349299973" table:style-name="ce20">
            <text:p>7,676</text:p>
          </table:table-cell>
          <table:table-cell office:value-type="float" office:value="7229.7122097579786" table:style-name="ce20">
            <text:p>7,230</text:p>
          </table:table-cell>
          <table:table-cell table:number-columns-repeated="16380"/>
        </table:table-row>
        <table:table-row table:style-name="ro1">
          <table:table-cell table:style-name="ce19"/>
          <table:table-cell table:number-columns-repeated="3" table:style-name="ce25"/>
          <table:table-cell table:number-columns-repeated="16380"/>
        </table:table-row>
        <table:table-row table:style-name="ro1">
          <table:table-cell office:value-type="string" table:style-name="ce9">
            <text:p>Unweighted sample size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<text:s text:c="3"/>individuals</text:p>
          </table:table-cell>
          <table:table-cell office:value-type="float" office:value="1659" table:style-name="ce20">
            <text:p>1,659</text:p>
          </table:table-cell>
          <table:table-cell office:value-type="float" office:value="11705" table:style-name="ce20">
            <text:p>11,705</text:p>
          </table:table-cell>
          <table:table-cell office:value-type="float" office:value="13422" table:style-name="ce20">
            <text:p>13,42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s text:c="3"/>trips ('000s)</text:p>
          </table:table-cell>
          <table:table-cell office:value-type="float" office:value="19.294" table:style-name="ce20">
            <text:p>19</text:p>
          </table:table-cell>
          <table:table-cell office:value-type="float" office:value="219.02799999999999" table:style-name="ce20">
            <text:p>219</text:p>
          </table:table-cell>
          <table:table-cell office:value-type="float" office:value="239.149" table:style-name="ce20">
            <text:p>239</text:p>
          </table:table-cell>
          <table:table-cell table:number-columns-repeated="16380"/>
        </table:table-row>
        <table:table-row table:style-name="ro3">
          <table:table-cell office:value-type="string" table:style-name="ce11">
            <text:p><text:s text:c="3"/>stages ('000s)</text:p>
          </table:table-cell>
          <table:table-cell office:value-type="float" office:value="20.498000000000001" table:style-name="ce26">
            <text:p>20</text:p>
          </table:table-cell>
          <table:table-cell office:value-type="float" office:value="242.148" table:style-name="ce26">
            <text:p>242</text:p>
          </table:table-cell>
          <table:table-cell office:value-type="float" office:value="263.49" table:style-name="ce26">
            <text:p>263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number-columns-spanned="4" table:number-rows-spanned="1" table:style-name="ce35">
            <text:p>1. The NTS definition of having a mobility difficulty is based on those adults who responded to say they have difficulties travelling on foot, by bus or both. Those that said they only have difficulty getting in/out of a car are classified in this table as having no mobility difficulty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2. Walking data was revised in 2018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figures in this table are National Statistics.</text:p>
          </table:table-cell>
          <table:table-cell table:number-columns-repeated="3" table:style-name="ce8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36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7">
            <text:p>The survey results are subject to sampling error.</text:p>
          </table:table-cell>
          <table:table-cell table:number-columns-repeated="3" table:style-name="ce8"/>
          <table:table-cell table:number-columns-repeated="16380"/>
        </table:table-row>
        <table:table-row table:style-name="ro2">
          <table:table-cell table:style-name="ce3"/>
          <table:table-cell table:style-name="ce28"/>
          <table:table-cell table:number-columns-repeated="16382" table:style-name="ce3"/>
        </table:table-row>
        <table:table-row table:style-name="ro2">
          <table:table-cell office:value-type="string" table:style-name="ce29">
            <text:p><text:a xlink:href="mailto:national.travelsurvey@dft.gov.uk"><text:span text:style-name="T1">Email:<text:s/></text:span>national.travelsurvey@dft.gov.uk</text:a></text:p>
          </table:table-cell>
          <table:table-cell table:style-name="ce30"/>
          <table:table-cell table:style-name="ce3"/>
          <table:table-cell office:value-type="string" table:style-name="ce31">
            <text:p>Source: National Travel Survey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8"/>
          <table:table-cell table:style-name="ce3"/>
          <table:table-cell office:value-type="string" table:style-name="ce31">
            <text:p>Last updated: 26 July 2018</text:p>
          </table:table-cell>
          <table:table-cell table:number-columns-repeated="16380"/>
        </table:table-row>
        <table:table-row table:style-name="ro2">
          <table:table-cell table:number-columns-repeated="2" table:style-name="ce33"/>
          <table:table-cell table:style-name="ce27"/>
          <table:table-cell office:value-type="string" table:style-name="ce31">
            <text:p>Next update: Summer 2019</text:p>
          </table:table-cell>
          <table:table-cell table:number-columns-repeated="16380"/>
        </table:table-row>
        <table:table-row table:number-rows-repeated="1048518" table:style-name="ro2">
          <table:table-cell table:number-columns-repeated="16384"/>
        </table:table-row>
      </table:table>
      <table:table table:name="NTS0710_2011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1638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number-columns-repeated="16380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8" table:style-name="ce3"/>
          <table:table-cell table:number-columns-repeated="16375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TSGB1203 (NTS0710)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office:value-type="string" table:style-name="ce7">
            <text:p>Travel by mobility status and purpose: England, 2011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table:style-name="ce9"/>
          <table:table-cell table:number-columns-repeated="3" table:style-name="ce10"/>
          <table:table-cell table:number-columns-repeated="16380" table:style-name="ce3"/>
        </table:table-row>
        <table:table-row table:style-name="ro3">
          <table:table-cell table:style-name="ce11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4">
          <table:table-cell table:style-name="ce14"/>
          <table:table-cell office:value-type="string" table:number-columns-spanned="2" table:number-rows-spanned="1" table:style-name="ce34">
            <text:p>Mobility status<text:span text:style-name="T2">1</text:span></text:p>
          </table:table-cell>
          <table:covered-table-cell/>
          <table:table-cell table:style-name="ce15"/>
          <table:table-cell table:number-columns-repeated="16380" table:style-name="ce3"/>
        </table:table-row>
        <table:table-row table:style-name="ro5">
          <table:table-cell table:style-name="ce16"/>
          <table:table-cell office:value-type="string" table:style-name="ce17">
            <text:p>With a mobility difficulty</text:p>
          </table:table-cell>
          <table:table-cell office:value-type="string" table:style-name="ce17">
            <text:p>No mobility difficulty</text:p>
          </table:table-cell>
          <table:table-cell office:value-type="string" table:style-name="ce17">
            <text:p>All individuals (aged 16+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rips per person per year by purpose:</text:p>
          </table:table-cell>
          <table:table-cell table:style-name="ce18"/>
          <table:table-cell table:number-columns-repeated="2" table:style-name="ce8"/>
          <table:table-cell table:number-columns-repeated="16380" table:style-name="ce3"/>
        </table:table-row>
        <table:table-row table:style-name="ro1">
          <table:table-cell office:value-type="string" table:style-name="ce19">
            <text:p>Commuting</text:p>
          </table:table-cell>
          <table:table-cell office:value-type="float" office:value="35.977692182279938" table:style-name="ce20">
            <text:p>36</text:p>
          </table:table-cell>
          <table:table-cell office:value-type="float" office:value="202.84038981350491" table:style-name="ce20">
            <text:p>203</text:p>
          </table:table-cell>
          <table:table-cell office:value-type="float" office:value="183.98436065299671" table:style-name="ce20">
            <text:p>18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Business</text:p>
          </table:table-cell>
          <table:table-cell office:value-type="float" office:value="5.1072899604616984" table:style-name="ce20">
            <text:p>5</text:p>
          </table:table-cell>
          <table:table-cell office:value-type="float" office:value="39.143021517540376" table:style-name="ce20">
            <text:p>39</text:p>
          </table:table-cell>
          <table:table-cell office:value-type="float" office:value="35.265207803499592" table:style-name="ce20">
            <text:p>35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Education</text:p>
          </table:table-cell>
          <table:table-cell office:value-type="float" office:value="3.7336601925684718" table:style-name="ce20">
            <text:p>4</text:p>
          </table:table-cell>
          <table:table-cell office:value-type="float" office:value="19.528306444594179" table:style-name="ce20">
            <text:p>20</text:p>
          </table:table-cell>
          <table:table-cell office:value-type="float" office:value="17.665881923918814" table:style-name="ce20">
            <text:p>18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Escort education</text:p>
          </table:table-cell>
          <table:table-cell office:value-type="float" office:value="20.550476025195753" table:style-name="ce20">
            <text:p>21</text:p>
          </table:table-cell>
          <table:table-cell office:value-type="float" office:value="54.435784126871773" table:style-name="ce20">
            <text:p>54</text:p>
          </table:table-cell>
          <table:table-cell office:value-type="float" office:value="50.557780717261224" table:style-name="ce20">
            <text:p>51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Shopping</text:p>
          </table:table-cell>
          <table:table-cell office:value-type="float" office:value="232.78888129930456" table:style-name="ce20">
            <text:p>233</text:p>
          </table:table-cell>
          <table:table-cell office:value-type="float" office:value="229.44512759835473" table:style-name="ce20">
            <text:p>229</text:p>
          </table:table-cell>
          <table:table-cell office:value-type="float" office:value="230.04644983719365" table:style-name="ce20">
            <text:p>2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Other escort</text:p>
          </table:table-cell>
          <table:table-cell office:value-type="float" office:value="50.691656690909724" table:style-name="ce20">
            <text:p>51</text:p>
          </table:table-cell>
          <table:table-cell office:value-type="float" office:value="79.160369587891324" table:style-name="ce20">
            <text:p>79</text:p>
          </table:table-cell>
          <table:table-cell office:value-type="float" office:value="75.792286289842025" table:style-name="ce20">
            <text:p>76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Personal business</text:p>
          </table:table-cell>
          <table:table-cell office:value-type="float" office:value="115.89781532992124" table:style-name="ce20">
            <text:p>116</text:p>
          </table:table-cell>
          <table:table-cell office:value-type="float" office:value="100.63434271525398" table:style-name="ce20">
            <text:p>101</text:p>
          </table:table-cell>
          <table:table-cell office:value-type="float" office:value="102.50581259573353" table:style-name="ce20">
            <text:p>103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Visiting friends at private home</text:p>
          </table:table-cell>
          <table:table-cell office:value-type="float" office:value="81.622682514894748" table:style-name="ce20">
            <text:p>82</text:p>
          </table:table-cell>
          <table:table-cell office:value-type="float" office:value="101.40168450627182" table:style-name="ce20">
            <text:p>101</text:p>
          </table:table-cell>
          <table:table-cell office:value-type="float" office:value="99.188361637997147" table:style-name="ce20">
            <text:p>99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elsewhere</text:p>
          </table:table-cell>
          <table:table-cell office:value-type="float" office:value="33.74169874692722" table:style-name="ce20">
            <text:p>34</text:p>
          </table:table-cell>
          <table:table-cell office:value-type="float" office:value="53.428652280993568" table:style-name="ce20">
            <text:p>53</text:p>
          </table:table-cell>
          <table:table-cell office:value-type="float" office:value="51.105993716016933" table:style-name="ce20">
            <text:p>5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ntertainment / public activity</text:p>
          </table:table-cell>
          <table:table-cell office:value-type="float" office:value="27.129860135157735" table:style-name="ce20">
            <text:p>27</text:p>
          </table:table-cell>
          <table:table-cell office:value-type="float" office:value="48.353208764576678" table:style-name="ce20">
            <text:p>48</text:p>
          </table:table-cell>
          <table:table-cell office:value-type="float" office:value="45.984834612395375" table:style-name="ce20">
            <text:p>46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port: participate</text:p>
          </table:table-cell>
          <table:table-cell office:value-type="float" office:value="5.6933078133853936" table:style-name="ce20">
            <text:p>6</text:p>
          </table:table-cell>
          <table:table-cell office:value-type="float" office:value="14.860488217140114" table:style-name="ce20">
            <text:p>15</text:p>
          </table:table-cell>
          <table:table-cell office:value-type="float" office:value="13.804610915573582" table:style-name="ce20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Holiday: base</text:p>
          </table:table-cell>
          <table:table-cell office:value-type="float" office:value="7.2757459365181463" table:style-name="ce20">
            <text:p>7</text:p>
          </table:table-cell>
          <table:table-cell office:value-type="float" office:value="12.462854733339354" table:style-name="ce20">
            <text:p>12</text:p>
          </table:table-cell>
          <table:table-cell office:value-type="float" office:value="11.866834795372965" table:style-name="ce20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y trip</text:p>
          </table:table-cell>
          <table:table-cell office:value-type="float" office:value="24.958919250406549" table:style-name="ce20">
            <text:p>25</text:p>
          </table:table-cell>
          <table:table-cell office:value-type="float" office:value="30.764213701475246" table:style-name="ce20">
            <text:p>31</text:p>
          </table:table-cell>
          <table:table-cell office:value-type="float" office:value="30.125354806208673" table:style-name="ce20">
            <text:p>30</text:p>
          </table:table-cell>
          <table:table-cell table:number-columns-repeated="16380" table:style-name="ce21"/>
        </table:table-row>
        <table:table-row table:style-name="ro6">
          <table:table-cell office:value-type="string" table:style-name="ce19">
            <text:p>Other including just walk<text:span text:style-name="T2">2</text:span></text:p>
          </table:table-cell>
          <table:table-cell office:value-type="float" office:value="31.073857601171863" table:style-name="ce20">
            <text:p>31</text:p>
          </table:table-cell>
          <table:table-cell office:value-type="float" office:value="48.627746689790506" table:style-name="ce20">
            <text:p>49</text:p>
          </table:table-cell>
          <table:table-cell office:value-type="float" office:value="46.90720801259512" table:style-name="ce20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ll purposes</text:p>
          </table:table-cell>
          <table:table-cell office:value-type="float" office:value="676.24354367910303" table:style-name="ce20">
            <text:p>676</text:p>
          </table:table-cell>
          <table:table-cell office:value-type="float" office:value="1035.0861906975986" table:style-name="ce20">
            <text:p>1,035</text:p>
          </table:table-cell>
          <table:table-cell office:value-type="float" office:value="994.80097831660521" table:style-name="ce20">
            <text:p>995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3" table:style-name="ce22"/>
          <table:table-cell table:number-columns-repeated="16380"/>
        </table:table-row>
        <table:table-row table:style-name="ro1">
          <table:table-cell office:value-type="string" table:style-name="ce9">
            <text:p>Miles per person per year by purpose:</text:p>
          </table:table-cell>
          <table:table-cell table:style-name="ce23"/>
          <table:table-cell table:number-columns-repeated="2" table:style-name="ce24"/>
          <table:table-cell table:number-columns-repeated="16380"/>
        </table:table-row>
        <table:table-row table:style-name="ro1">
          <table:table-cell office:value-type="string" table:style-name="ce19">
            <text:p>Commuting</text:p>
          </table:table-cell>
          <table:table-cell office:value-type="float" office:value="321.36870485505716" table:style-name="ce20">
            <text:p>321</text:p>
          </table:table-cell>
          <table:table-cell office:value-type="float" office:value="1808.089935598374" table:style-name="ce20">
            <text:p>1,808</text:p>
          </table:table-cell>
          <table:table-cell office:value-type="float" office:value="1640.7128293119538" table:style-name="ce20">
            <text:p>1,641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Business</text:p>
          </table:table-cell>
          <table:table-cell office:value-type="float" office:value="106.45426627074148" table:style-name="ce20">
            <text:p>106</text:p>
          </table:table-cell>
          <table:table-cell office:value-type="float" office:value="737.42183788601869" table:style-name="ce20">
            <text:p>737</text:p>
          </table:table-cell>
          <table:table-cell office:value-type="float" office:value="664.98702152784972" table:style-name="ce20">
            <text:p>665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ducation</text:p>
          </table:table-cell>
          <table:table-cell office:value-type="float" office:value="26.722043000624844" table:style-name="ce20">
            <text:p>27</text:p>
          </table:table-cell>
          <table:table-cell office:value-type="float" office:value="123.0610292754548" table:style-name="ce20">
            <text:p>123</text:p>
          </table:table-cell>
          <table:table-cell office:value-type="float" office:value="111.67727244444313" table:style-name="ce20">
            <text:p>11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scort education</text:p>
          </table:table-cell>
          <table:table-cell office:value-type="float" office:value="53.996245853513258" table:style-name="ce20">
            <text:p>54</text:p>
          </table:table-cell>
          <table:table-cell office:value-type="float" office:value="128.24320497766487" table:style-name="ce20">
            <text:p>128</text:p>
          </table:table-cell>
          <table:table-cell office:value-type="float" office:value="119.5381850544435" table:style-name="ce20">
            <text:p>12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hopping</text:p>
          </table:table-cell>
          <table:table-cell office:value-type="float" office:value="863.52489836602001" table:style-name="ce20">
            <text:p>864</text:p>
          </table:table-cell>
          <table:table-cell office:value-type="float" office:value="986.02440121377992" table:style-name="ce20">
            <text:p>986</text:p>
          </table:table-cell>
          <table:table-cell office:value-type="float" office:value="974.50176702423926" table:style-name="ce20">
            <text:p>975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Other escort</text:p>
          </table:table-cell>
          <table:table-cell office:value-type="float" office:value="329.98832609188065" table:style-name="ce20">
            <text:p>330</text:p>
          </table:table-cell>
          <table:table-cell office:value-type="float" office:value="455.13718784466471" table:style-name="ce20">
            <text:p>455</text:p>
          </table:table-cell>
          <table:table-cell office:value-type="float" office:value="440.38323833111116" table:style-name="ce20">
            <text:p>44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Personal business</text:p>
          </table:table-cell>
          <table:table-cell office:value-type="float" office:value="507.55474790490251" table:style-name="ce20">
            <text:p>508</text:p>
          </table:table-cell>
          <table:table-cell office:value-type="float" office:value="552.90788559016949" table:style-name="ce20">
            <text:p>553</text:p>
          </table:table-cell>
          <table:table-cell office:value-type="float" office:value="550.24123889163491" table:style-name="ce20">
            <text:p>55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at private home</text:p>
          </table:table-cell>
          <table:table-cell office:value-type="float" office:value="715.09972363398879" table:style-name="ce20">
            <text:p>715</text:p>
          </table:table-cell>
          <table:table-cell office:value-type="float" office:value="1091.1826407200658" table:style-name="ce20">
            <text:p>1,091</text:p>
          </table:table-cell>
          <table:table-cell office:value-type="float" office:value="1048.8768151132026" table:style-name="ce20">
            <text:p>1,049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elsewhere</text:p>
          </table:table-cell>
          <table:table-cell office:value-type="float" office:value="182.61172593133981" table:style-name="ce20">
            <text:p>183</text:p>
          </table:table-cell>
          <table:table-cell office:value-type="float" office:value="322.29651126416167" table:style-name="ce20">
            <text:p>322</text:p>
          </table:table-cell>
          <table:table-cell office:value-type="float" office:value="307.16849941653038" table:style-name="ce20">
            <text:p>307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ntertainment / public activity</text:p>
          </table:table-cell>
          <table:table-cell office:value-type="float" office:value="199.50603016520157" table:style-name="ce20">
            <text:p>200</text:p>
          </table:table-cell>
          <table:table-cell office:value-type="float" office:value="372.90393593728601" table:style-name="ce20">
            <text:p>373</text:p>
          </table:table-cell>
          <table:table-cell office:value-type="float" office:value="353.51369770216394" table:style-name="ce20">
            <text:p>354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port: participate</text:p>
          </table:table-cell>
          <table:table-cell office:value-type="float" office:value="38.57858144220225" table:style-name="ce20">
            <text:p>39</text:p>
          </table:table-cell>
          <table:table-cell office:value-type="float" office:value="112.57368057453584" table:style-name="ce20">
            <text:p>113</text:p>
          </table:table-cell>
          <table:table-cell office:value-type="float" office:value="104.03307634950441" table:style-name="ce20">
            <text:p>104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Holiday: base</text:p>
          </table:table-cell>
          <table:table-cell office:value-type="float" office:value="425.98855803731823" table:style-name="ce20">
            <text:p>426</text:p>
          </table:table-cell>
          <table:table-cell office:value-type="float" office:value="617.17324574039844" table:style-name="ce20">
            <text:p>617</text:p>
          </table:table-cell>
          <table:table-cell office:value-type="float" office:value="594.36962718937366" table:style-name="ce20">
            <text:p>594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y trip</text:p>
          </table:table-cell>
          <table:table-cell office:value-type="float" office:value="255.41293912816181" table:style-name="ce20">
            <text:p>255</text:p>
          </table:table-cell>
          <table:table-cell office:value-type="float" office:value="427.88309105216854" table:style-name="ce20">
            <text:p>428</text:p>
          </table:table-cell>
          <table:table-cell office:value-type="float" office:value="409.52472246231383" table:style-name="ce20">
            <text:p>410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Other including just walk<text:span text:style-name="T2">2</text:span></text:p>
          </table:table-cell>
          <table:table-cell office:value-type="float" office:value="20.574648342127762" table:style-name="ce20">
            <text:p>21</text:p>
          </table:table-cell>
          <table:table-cell office:value-type="float" office:value="52.670229854055549" table:style-name="ce20">
            <text:p>53</text:p>
          </table:table-cell>
          <table:table-cell office:value-type="float" office:value="49.310061586121016" table:style-name="ce20">
            <text:p>49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ll purposes</text:p>
          </table:table-cell>
          <table:table-cell office:value-type="float" office:value="4047.3814390230796" table:style-name="ce20">
            <text:p>4,047</text:p>
          </table:table-cell>
          <table:table-cell office:value-type="float" office:value="7787.5688175287978" table:style-name="ce20">
            <text:p>7,788</text:p>
          </table:table-cell>
          <table:table-cell office:value-type="float" office:value="7368.838052404888" table:style-name="ce20">
            <text:p>7,369</text:p>
          </table:table-cell>
          <table:table-cell table:number-columns-repeated="16380"/>
        </table:table-row>
        <table:table-row table:style-name="ro1">
          <table:table-cell table:style-name="ce19"/>
          <table:table-cell table:number-columns-repeated="3" table:style-name="ce25"/>
          <table:table-cell table:number-columns-repeated="16380"/>
        </table:table-row>
        <table:table-row table:style-name="ro1">
          <table:table-cell office:value-type="string" table:style-name="ce9">
            <text:p>Unweighted sample size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<text:s text:c="3"/>individuals</text:p>
          </table:table-cell>
          <table:table-cell office:value-type="float" office:value="1499" table:style-name="ce20">
            <text:p>1,499</text:p>
          </table:table-cell>
          <table:table-cell office:value-type="float" office:value="11015" table:style-name="ce20">
            <text:p>11,015</text:p>
          </table:table-cell>
          <table:table-cell office:value-type="float" office:value="12598" table:style-name="ce20">
            <text:p>12,598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s text:c="3"/>trips ('000s)</text:p>
          </table:table-cell>
          <table:table-cell office:value-type="float" office:value="17.841000000000001" table:style-name="ce20">
            <text:p>18</text:p>
          </table:table-cell>
          <table:table-cell office:value-type="float" office:value="204.89400000000001" table:style-name="ce20">
            <text:p>205</text:p>
          </table:table-cell>
          <table:table-cell office:value-type="float" office:value="224.131" table:style-name="ce20">
            <text:p>224</text:p>
          </table:table-cell>
          <table:table-cell table:number-columns-repeated="16380"/>
        </table:table-row>
        <table:table-row table:style-name="ro3">
          <table:table-cell office:value-type="string" table:style-name="ce11">
            <text:p><text:s text:c="3"/>stages ('000s)</text:p>
          </table:table-cell>
          <table:table-cell office:value-type="float" office:value="19.106999999999999" table:style-name="ce26">
            <text:p>19</text:p>
          </table:table-cell>
          <table:table-cell office:value-type="float" office:value="226.41" table:style-name="ce26">
            <text:p>226</text:p>
          </table:table-cell>
          <table:table-cell office:value-type="float" office:value="246.99299999999999" table:style-name="ce26">
            <text:p>247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number-columns-spanned="4" table:number-rows-spanned="1" table:style-name="ce35">
            <text:p>1. The NTS definition of having a mobility difficulty is based on those adults who responded to say they have difficulties travelling on foot, by bus or both. Those that said they only have difficulty getting in/out of a car are classified in this table as having no mobility difficulty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2. Walking data was revised in 2018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figures in this table are National Statistics.</text:p>
          </table:table-cell>
          <table:table-cell table:number-columns-repeated="3" table:style-name="ce8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36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7">
            <text:p>The survey results are subject to sampling error.</text:p>
          </table:table-cell>
          <table:table-cell table:number-columns-repeated="3" table:style-name="ce8"/>
          <table:table-cell table:number-columns-repeated="16380"/>
        </table:table-row>
        <table:table-row table:style-name="ro2">
          <table:table-cell table:style-name="ce3"/>
          <table:table-cell table:style-name="ce28"/>
          <table:table-cell table:number-columns-repeated="16382" table:style-name="ce3"/>
        </table:table-row>
        <table:table-row table:style-name="ro2">
          <table:table-cell office:value-type="string" table:style-name="ce29">
            <text:p><text:a xlink:href="mailto:national.travelsurvey@dft.gov.uk"><text:span text:style-name="T1">Email:<text:s/></text:span>national.travelsurvey@dft.gov.uk</text:a></text:p>
          </table:table-cell>
          <table:table-cell table:style-name="ce30"/>
          <table:table-cell table:style-name="ce3"/>
          <table:table-cell office:value-type="string" table:style-name="ce31">
            <text:p>Source: National Travel Survey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8"/>
          <table:table-cell table:style-name="ce3"/>
          <table:table-cell office:value-type="string" table:style-name="ce31">
            <text:p>Last updated: 26 July 2018</text:p>
          </table:table-cell>
          <table:table-cell table:number-columns-repeated="16380"/>
        </table:table-row>
        <table:table-row table:style-name="ro2">
          <table:table-cell table:number-columns-repeated="2" table:style-name="ce33"/>
          <table:table-cell table:style-name="ce27"/>
          <table:table-cell office:value-type="string" table:style-name="ce31">
            <text:p>Next update: Summer 2019</text:p>
          </table:table-cell>
          <table:table-cell table:number-columns-repeated="16380"/>
        </table:table-row>
        <table:table-row table:number-rows-repeated="1048518" table:style-name="ro2">
          <table:table-cell table:number-columns-repeated="16384"/>
        </table:table-row>
      </table:table>
      <table:table table:name="NTS0710_2010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1638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number-columns-repeated="16380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8" table:style-name="ce3"/>
          <table:table-cell table:number-columns-repeated="16375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TSGB1203 (NTS0710)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office:value-type="string" table:style-name="ce7">
            <text:p>Travel by mobility status and purpose: England, 2010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table:style-name="ce9"/>
          <table:table-cell table:number-columns-repeated="3" table:style-name="ce10"/>
          <table:table-cell table:number-columns-repeated="16380" table:style-name="ce3"/>
        </table:table-row>
        <table:table-row table:style-name="ro3">
          <table:table-cell table:style-name="ce11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4">
          <table:table-cell table:style-name="ce14"/>
          <table:table-cell office:value-type="string" table:number-columns-spanned="2" table:number-rows-spanned="1" table:style-name="ce34">
            <text:p>Mobility status<text:span text:style-name="T2">1</text:span></text:p>
          </table:table-cell>
          <table:covered-table-cell/>
          <table:table-cell table:style-name="ce15"/>
          <table:table-cell table:number-columns-repeated="16380" table:style-name="ce3"/>
        </table:table-row>
        <table:table-row table:style-name="ro5">
          <table:table-cell table:style-name="ce16"/>
          <table:table-cell office:value-type="string" table:style-name="ce17">
            <text:p>With a mobility difficulty</text:p>
          </table:table-cell>
          <table:table-cell office:value-type="string" table:style-name="ce17">
            <text:p>No mobility difficulty</text:p>
          </table:table-cell>
          <table:table-cell office:value-type="string" table:style-name="ce17">
            <text:p>All individuals (aged 16+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rips per person per year by purpose:</text:p>
          </table:table-cell>
          <table:table-cell table:style-name="ce18"/>
          <table:table-cell table:number-columns-repeated="2" table:style-name="ce8"/>
          <table:table-cell table:number-columns-repeated="16380" table:style-name="ce3"/>
        </table:table-row>
        <table:table-row table:style-name="ro1">
          <table:table-cell office:value-type="string" table:style-name="ce19">
            <text:p>Commuting</text:p>
          </table:table-cell>
          <table:table-cell office:value-type="float" office:value="33.125957286112531" table:style-name="ce20">
            <text:p>33</text:p>
          </table:table-cell>
          <table:table-cell office:value-type="float" office:value="206.04104544399394" table:style-name="ce20">
            <text:p>206</text:p>
          </table:table-cell>
          <table:table-cell office:value-type="float" office:value="186.22671473098575" table:style-name="ce20">
            <text:p>186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Business</text:p>
          </table:table-cell>
          <table:table-cell office:value-type="float" office:value="5.5101029257124114" table:style-name="ce20">
            <text:p>6</text:p>
          </table:table-cell>
          <table:table-cell office:value-type="float" office:value="39.550858654586186" table:style-name="ce20">
            <text:p>40</text:p>
          </table:table-cell>
          <table:table-cell office:value-type="float" office:value="35.610775791235298" table:style-name="ce20">
            <text:p>36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Education</text:p>
          </table:table-cell>
          <table:table-cell office:value-type="float" office:value="1.1667658077294609" table:style-name="ce20">
            <text:p>1</text:p>
          </table:table-cell>
          <table:table-cell office:value-type="float" office:value="18.681455369216316" table:style-name="ce20">
            <text:p>19</text:p>
          </table:table-cell>
          <table:table-cell office:value-type="float" office:value="16.662198294950421" table:style-name="ce20">
            <text:p>17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Escort education</text:p>
          </table:table-cell>
          <table:table-cell office:value-type="float" office:value="21.9081625815253" table:style-name="ce20">
            <text:p>22</text:p>
          </table:table-cell>
          <table:table-cell office:value-type="float" office:value="56.125218188145574" table:style-name="ce20">
            <text:p>56</text:p>
          </table:table-cell>
          <table:table-cell office:value-type="float" office:value="52.112849612728823" table:style-name="ce20">
            <text:p>5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Shopping</text:p>
          </table:table-cell>
          <table:table-cell office:value-type="float" office:value="242.99458665410086" table:style-name="ce20">
            <text:p>243</text:p>
          </table:table-cell>
          <table:table-cell office:value-type="float" office:value="230.90161119676858" table:style-name="ce20">
            <text:p>231</text:p>
          </table:table-cell>
          <table:table-cell office:value-type="float" office:value="232.69520445275307" table:style-name="ce20">
            <text:p>233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Other escort</text:p>
          </table:table-cell>
          <table:table-cell office:value-type="float" office:value="42.547347399343074" table:style-name="ce20">
            <text:p>43</text:p>
          </table:table-cell>
          <table:table-cell office:value-type="float" office:value="81.913845690244358" table:style-name="ce20">
            <text:p>82</text:p>
          </table:table-cell>
          <table:table-cell office:value-type="float" office:value="77.357299526170252" table:style-name="ce20">
            <text:p>77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Personal business</text:p>
          </table:table-cell>
          <table:table-cell office:value-type="float" office:value="121.03725998220878" table:style-name="ce20">
            <text:p>121</text:p>
          </table:table-cell>
          <table:table-cell office:value-type="float" office:value="106.4192599413542" table:style-name="ce20">
            <text:p>106</text:p>
          </table:table-cell>
          <table:table-cell office:value-type="float" office:value="108.1067105239223" table:style-name="ce20">
            <text:p>108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Visiting friends at private home</text:p>
          </table:table-cell>
          <table:table-cell office:value-type="float" office:value="73.243352277338531" table:style-name="ce20">
            <text:p>73</text:p>
          </table:table-cell>
          <table:table-cell office:value-type="float" office:value="100.89805259523942" table:style-name="ce20">
            <text:p>101</text:p>
          </table:table-cell>
          <table:table-cell office:value-type="float" office:value="97.769919163942674" table:style-name="ce20">
            <text:p>98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elsewhere</text:p>
          </table:table-cell>
          <table:table-cell office:value-type="float" office:value="39.328823912321248" table:style-name="ce20">
            <text:p>39</text:p>
          </table:table-cell>
          <table:table-cell office:value-type="float" office:value="54.491243804158842" table:style-name="ce20">
            <text:p>54</text:p>
          </table:table-cell>
          <table:table-cell office:value-type="float" office:value="52.719317922537449" table:style-name="ce20">
            <text:p>53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ntertainment / public activity</text:p>
          </table:table-cell>
          <table:table-cell office:value-type="float" office:value="28.468105482765417" table:style-name="ce20">
            <text:p>28</text:p>
          </table:table-cell>
          <table:table-cell office:value-type="float" office:value="46.194465190222516" table:style-name="ce20">
            <text:p>46</text:p>
          </table:table-cell>
          <table:table-cell office:value-type="float" office:value="44.373375588939908" table:style-name="ce20">
            <text:p>44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port: participate</text:p>
          </table:table-cell>
          <table:table-cell office:value-type="float" office:value="3.9153371349857684" table:style-name="ce20">
            <text:p>4</text:p>
          </table:table-cell>
          <table:table-cell office:value-type="float" office:value="16.181056522737514" table:style-name="ce20">
            <text:p>16</text:p>
          </table:table-cell>
          <table:table-cell office:value-type="float" office:value="14.782072071496518" table:style-name="ce20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Holiday: base</text:p>
          </table:table-cell>
          <table:table-cell office:value-type="float" office:value="7.3124797667982095" table:style-name="ce20">
            <text:p>7</text:p>
          </table:table-cell>
          <table:table-cell office:value-type="float" office:value="12.343218404348482" table:style-name="ce20">
            <text:p>12</text:p>
          </table:table-cell>
          <table:table-cell office:value-type="float" office:value="11.753461161614972" table:style-name="ce20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y trip</text:p>
          </table:table-cell>
          <table:table-cell office:value-type="float" office:value="20.011533314295548" table:style-name="ce20">
            <text:p>20</text:p>
          </table:table-cell>
          <table:table-cell office:value-type="float" office:value="28.081410001235504" table:style-name="ce20">
            <text:p>28</text:p>
          </table:table-cell>
          <table:table-cell office:value-type="float" office:value="27.167939974553473" table:style-name="ce20">
            <text:p>27</text:p>
          </table:table-cell>
          <table:table-cell table:number-columns-repeated="16380" table:style-name="ce21"/>
        </table:table-row>
        <table:table-row table:style-name="ro6">
          <table:table-cell office:value-type="string" table:style-name="ce19">
            <text:p>Other including just walk<text:span text:style-name="T2">2</text:span></text:p>
          </table:table-cell>
          <table:table-cell office:value-type="float" office:value="23.336348110400319" table:style-name="ce20">
            <text:p>23</text:p>
          </table:table-cell>
          <table:table-cell office:value-type="float" office:value="48.295427747313987" table:style-name="ce20">
            <text:p>48</text:p>
          </table:table-cell>
          <table:table-cell office:value-type="float" office:value="45.338488278943515" table:style-name="ce20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ll purposes</text:p>
          </table:table-cell>
          <table:table-cell office:value-type="float" office:value="663.90616263563766" table:style-name="ce20">
            <text:p>664</text:p>
          </table:table-cell>
          <table:table-cell office:value-type="float" office:value="1046.1181687495653" table:style-name="ce20">
            <text:p>1,046</text:p>
          </table:table-cell>
          <table:table-cell office:value-type="float" office:value="1002.6763270947746" table:style-name="ce20">
            <text:p>1,003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3" table:style-name="ce22"/>
          <table:table-cell table:number-columns-repeated="16380"/>
        </table:table-row>
        <table:table-row table:style-name="ro1">
          <table:table-cell office:value-type="string" table:style-name="ce9">
            <text:p>Miles per person per year by purpose:</text:p>
          </table:table-cell>
          <table:table-cell table:style-name="ce23"/>
          <table:table-cell table:number-columns-repeated="2" table:style-name="ce24"/>
          <table:table-cell table:number-columns-repeated="16380"/>
        </table:table-row>
        <table:table-row table:style-name="ro1">
          <table:table-cell office:value-type="string" table:style-name="ce19">
            <text:p>Commuting</text:p>
          </table:table-cell>
          <table:table-cell office:value-type="float" office:value="237.88253009688466" table:style-name="ce20">
            <text:p>238</text:p>
          </table:table-cell>
          <table:table-cell office:value-type="float" office:value="1859.4787718158643" table:style-name="ce20">
            <text:p>1,859</text:p>
          </table:table-cell>
          <table:table-cell office:value-type="float" office:value="1672.9702868172576" table:style-name="ce20">
            <text:p>1,673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Business</text:p>
          </table:table-cell>
          <table:table-cell office:value-type="float" office:value="135.99197254521806" table:style-name="ce20">
            <text:p>136</text:p>
          </table:table-cell>
          <table:table-cell office:value-type="float" office:value="784.89203301318514" table:style-name="ce20">
            <text:p>785</text:p>
          </table:table-cell>
          <table:table-cell office:value-type="float" office:value="710.53689702646807" table:style-name="ce20">
            <text:p>71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ducation</text:p>
          </table:table-cell>
          <table:table-cell office:value-type="float" office:value="7.676237080996799" table:style-name="ce20">
            <text:p>8</text:p>
          </table:table-cell>
          <table:table-cell office:value-type="float" office:value="123.61909468087777" table:style-name="ce20">
            <text:p>124</text:p>
          </table:table-cell>
          <table:table-cell office:value-type="float" office:value="110.14410258271906" table:style-name="ce20">
            <text:p>11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scort education</text:p>
          </table:table-cell>
          <table:table-cell office:value-type="float" office:value="54.220769711510648" table:style-name="ce20">
            <text:p>54</text:p>
          </table:table-cell>
          <table:table-cell office:value-type="float" office:value="139.49895793416471" table:style-name="ce20">
            <text:p>139</text:p>
          </table:table-cell>
          <table:table-cell office:value-type="float" office:value="129.39019840918232" table:style-name="ce20">
            <text:p>129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hopping</text:p>
          </table:table-cell>
          <table:table-cell office:value-type="float" office:value="939.28770728128222" table:style-name="ce20">
            <text:p>939</text:p>
          </table:table-cell>
          <table:table-cell office:value-type="float" office:value="950.52605230398649" table:style-name="ce20">
            <text:p>951</text:p>
          </table:table-cell>
          <table:table-cell office:value-type="float" office:value="949.87822150008321" table:style-name="ce20">
            <text:p>95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Other escort</text:p>
          </table:table-cell>
          <table:table-cell office:value-type="float" office:value="242.46365183079882" table:style-name="ce20">
            <text:p>242</text:p>
          </table:table-cell>
          <table:table-cell office:value-type="float" office:value="464.58899761667845" table:style-name="ce20">
            <text:p>465</text:p>
          </table:table-cell>
          <table:table-cell office:value-type="float" office:value="439.37321090447017" table:style-name="ce20">
            <text:p>439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Personal business</text:p>
          </table:table-cell>
          <table:table-cell office:value-type="float" office:value="503.85542910381787" table:style-name="ce20">
            <text:p>504</text:p>
          </table:table-cell>
          <table:table-cell office:value-type="float" office:value="568.90007608181907" table:style-name="ce20">
            <text:p>569</text:p>
          </table:table-cell>
          <table:table-cell office:value-type="float" office:value="561.4306932397734" table:style-name="ce20">
            <text:p>56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at private home</text:p>
          </table:table-cell>
          <table:table-cell office:value-type="float" office:value="651.92320848417148" table:style-name="ce20">
            <text:p>652</text:p>
          </table:table-cell>
          <table:table-cell office:value-type="float" office:value="1048.1867125445069" table:style-name="ce20">
            <text:p>1,048</text:p>
          </table:table-cell>
          <table:table-cell office:value-type="float" office:value="1001.5108961758395" table:style-name="ce20">
            <text:p>1,00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elsewhere</text:p>
          </table:table-cell>
          <table:table-cell office:value-type="float" office:value="208.2431480353649" table:style-name="ce20">
            <text:p>208</text:p>
          </table:table-cell>
          <table:table-cell office:value-type="float" office:value="322.60641088716369" table:style-name="ce20">
            <text:p>323</text:p>
          </table:table-cell>
          <table:table-cell office:value-type="float" office:value="309.11956346835746" table:style-name="ce20">
            <text:p>309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ntertainment / public activity</text:p>
          </table:table-cell>
          <table:table-cell office:value-type="float" office:value="198.64791802076581" table:style-name="ce20">
            <text:p>199</text:p>
          </table:table-cell>
          <table:table-cell office:value-type="float" office:value="361.29989035171599" table:style-name="ce20">
            <text:p>361</text:p>
          </table:table-cell>
          <table:table-cell office:value-type="float" office:value="344.80649440214864" table:style-name="ce20">
            <text:p>345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port: participate</text:p>
          </table:table-cell>
          <table:table-cell office:value-type="float" office:value="26.000698393626578" table:style-name="ce20">
            <text:p>26</text:p>
          </table:table-cell>
          <table:table-cell office:value-type="float" office:value="105.21894641609806" table:style-name="ce20">
            <text:p>105</text:p>
          </table:table-cell>
          <table:table-cell office:value-type="float" office:value="96.093094779926133" table:style-name="ce20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Holiday: base</text:p>
          </table:table-cell>
          <table:table-cell office:value-type="float" office:value="336.18015641936671" table:style-name="ce20">
            <text:p>336</text:p>
          </table:table-cell>
          <table:table-cell office:value-type="float" office:value="527.74371308731838" table:style-name="ce20">
            <text:p>528</text:p>
          </table:table-cell>
          <table:table-cell office:value-type="float" office:value="506.48873977871983" table:style-name="ce20">
            <text:p>506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y trip</text:p>
          </table:table-cell>
          <table:table-cell office:value-type="float" office:value="253.42335212069813" table:style-name="ce20">
            <text:p>253</text:p>
          </table:table-cell>
          <table:table-cell office:value-type="float" office:value="429.17455862863045" table:style-name="ce20">
            <text:p>429</text:p>
          </table:table-cell>
          <table:table-cell office:value-type="float" office:value="408.40388048791101" table:style-name="ce20">
            <text:p>408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Other including just walk<text:span text:style-name="T2">2</text:span></text:p>
          </table:table-cell>
          <table:table-cell office:value-type="float" office:value="15.976857765158185" table:style-name="ce20">
            <text:p>16</text:p>
          </table:table-cell>
          <table:table-cell office:value-type="float" office:value="52.940787118515807" table:style-name="ce20">
            <text:p>53</text:p>
          </table:table-cell>
          <table:table-cell office:value-type="float" office:value="48.641703442914675" table:style-name="ce20">
            <text:p>49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ll purposes</text:p>
          </table:table-cell>
          <table:table-cell office:value-type="float" office:value="3811.7736368896608" table:style-name="ce20">
            <text:p>3,812</text:p>
          </table:table-cell>
          <table:table-cell office:value-type="float" office:value="7738.6750024805269" table:style-name="ce20">
            <text:p>7,739</text:p>
          </table:table-cell>
          <table:table-cell office:value-type="float" office:value="7288.7879830157717" table:style-name="ce20">
            <text:p>7,289</text:p>
          </table:table-cell>
          <table:table-cell table:number-columns-repeated="16380"/>
        </table:table-row>
        <table:table-row table:style-name="ro1">
          <table:table-cell table:style-name="ce19"/>
          <table:table-cell table:number-columns-repeated="3" table:style-name="ce25"/>
          <table:table-cell table:number-columns-repeated="16380"/>
        </table:table-row>
        <table:table-row table:style-name="ro1">
          <table:table-cell office:value-type="string" table:style-name="ce9">
            <text:p>Unweighted sample size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<text:s text:c="3"/>individuals</text:p>
          </table:table-cell>
          <table:table-cell office:value-type="float" office:value="1585" table:style-name="ce20">
            <text:p>1,585</text:p>
          </table:table-cell>
          <table:table-cell office:value-type="float" office:value="11476" table:style-name="ce20">
            <text:p>11,476</text:p>
          </table:table-cell>
          <table:table-cell office:value-type="float" office:value="13127" table:style-name="ce20">
            <text:p>13,127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s text:c="3"/>trips ('000s)</text:p>
          </table:table-cell>
          <table:table-cell office:value-type="float" office:value="18.649000000000001" table:style-name="ce20">
            <text:p>19</text:p>
          </table:table-cell>
          <table:table-cell office:value-type="float" office:value="217.363" table:style-name="ce20">
            <text:p>217</text:p>
          </table:table-cell>
          <table:table-cell office:value-type="float" office:value="237.036" table:style-name="ce20">
            <text:p>237</text:p>
          </table:table-cell>
          <table:table-cell table:number-columns-repeated="16380"/>
        </table:table-row>
        <table:table-row table:style-name="ro3">
          <table:table-cell office:value-type="string" table:style-name="ce11">
            <text:p><text:s text:c="3"/>stages ('000s)</text:p>
          </table:table-cell>
          <table:table-cell office:value-type="float" office:value="19.681000000000001" table:style-name="ce26">
            <text:p>20</text:p>
          </table:table-cell>
          <table:table-cell office:value-type="float" office:value="241.39699999999999" table:style-name="ce26">
            <text:p>241</text:p>
          </table:table-cell>
          <table:table-cell office:value-type="float" office:value="262.291" table:style-name="ce26">
            <text:p>262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number-columns-spanned="4" table:number-rows-spanned="1" table:style-name="ce35">
            <text:p>1. The NTS definition of having a mobility difficulty is based on those adults who responded to say they have difficulties travelling on foot, by bus or both. Those that said they only have difficulty getting in/out of a car are classified in this table as having no mobility difficulty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2. Walking data was revised in 2018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figures in this table are National Statistics.</text:p>
          </table:table-cell>
          <table:table-cell table:number-columns-repeated="3" table:style-name="ce8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36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7">
            <text:p>The survey results are subject to sampling error.</text:p>
          </table:table-cell>
          <table:table-cell table:number-columns-repeated="3" table:style-name="ce8"/>
          <table:table-cell table:number-columns-repeated="16380"/>
        </table:table-row>
        <table:table-row table:style-name="ro2">
          <table:table-cell table:style-name="ce3"/>
          <table:table-cell table:style-name="ce28"/>
          <table:table-cell table:number-columns-repeated="16382" table:style-name="ce3"/>
        </table:table-row>
        <table:table-row table:style-name="ro2">
          <table:table-cell office:value-type="string" table:style-name="ce29">
            <text:p><text:a xlink:href="mailto:national.travelsurvey@dft.gov.uk"><text:span text:style-name="T1">Email:<text:s/></text:span>national.travelsurvey@dft.gov.uk</text:a></text:p>
          </table:table-cell>
          <table:table-cell table:style-name="ce30"/>
          <table:table-cell table:style-name="ce3"/>
          <table:table-cell office:value-type="string" table:style-name="ce31">
            <text:p>Source: National Travel Survey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8"/>
          <table:table-cell table:style-name="ce3"/>
          <table:table-cell office:value-type="string" table:style-name="ce31">
            <text:p>Last updated: 26 July 2018</text:p>
          </table:table-cell>
          <table:table-cell table:number-columns-repeated="16380"/>
        </table:table-row>
        <table:table-row table:style-name="ro2">
          <table:table-cell table:number-columns-repeated="2" table:style-name="ce33"/>
          <table:table-cell table:style-name="ce27"/>
          <table:table-cell office:value-type="string" table:style-name="ce31">
            <text:p>Next update: Summer 2019</text:p>
          </table:table-cell>
          <table:table-cell table:number-columns-repeated="16380"/>
        </table:table-row>
        <table:table-row table:number-rows-repeated="1048518" table:style-name="ro2">
          <table:table-cell table:number-columns-repeated="16384"/>
        </table:table-row>
      </table:table>
      <table:table table:name="NTS0710_2009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1638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number-columns-repeated="16380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8" table:style-name="ce3"/>
          <table:table-cell table:number-columns-repeated="16375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TSGB1203 (NTS0710)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office:value-type="string" table:style-name="ce7">
            <text:p>Travel by mobility status and purpose: England, 2009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table:style-name="ce9"/>
          <table:table-cell table:number-columns-repeated="3" table:style-name="ce10"/>
          <table:table-cell table:number-columns-repeated="16380" table:style-name="ce3"/>
        </table:table-row>
        <table:table-row table:style-name="ro3">
          <table:table-cell table:style-name="ce11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4">
          <table:table-cell table:style-name="ce14"/>
          <table:table-cell office:value-type="string" table:number-columns-spanned="2" table:number-rows-spanned="1" table:style-name="ce34">
            <text:p>Mobility status<text:span text:style-name="T2">1</text:span></text:p>
          </table:table-cell>
          <table:covered-table-cell/>
          <table:table-cell table:style-name="ce15"/>
          <table:table-cell table:number-columns-repeated="16380" table:style-name="ce3"/>
        </table:table-row>
        <table:table-row table:style-name="ro5">
          <table:table-cell table:style-name="ce16"/>
          <table:table-cell office:value-type="string" table:style-name="ce17">
            <text:p>With a mobility difficulty</text:p>
          </table:table-cell>
          <table:table-cell office:value-type="string" table:style-name="ce17">
            <text:p>No mobility difficulty</text:p>
          </table:table-cell>
          <table:table-cell office:value-type="string" table:style-name="ce17">
            <text:p>All individuals (aged 16+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rips per person per year by purpose:</text:p>
          </table:table-cell>
          <table:table-cell table:style-name="ce18"/>
          <table:table-cell table:number-columns-repeated="2" table:style-name="ce8"/>
          <table:table-cell table:number-columns-repeated="16380" table:style-name="ce3"/>
        </table:table-row>
        <table:table-row table:style-name="ro1">
          <table:table-cell office:value-type="string" table:style-name="ce19">
            <text:p>Commuting</text:p>
          </table:table-cell>
          <table:table-cell office:value-type="float" office:value="32.14275822570049" table:style-name="ce20">
            <text:p>32</text:p>
          </table:table-cell>
          <table:table-cell office:value-type="float" office:value="202.79678792712539" table:style-name="ce20">
            <text:p>203</text:p>
          </table:table-cell>
          <table:table-cell office:value-type="float" office:value="182.54469966410261" table:style-name="ce20">
            <text:p>183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Business</text:p>
          </table:table-cell>
          <table:table-cell office:value-type="float" office:value="8.4298553577805482" table:style-name="ce20">
            <text:p>8</text:p>
          </table:table-cell>
          <table:table-cell office:value-type="float" office:value="41.622645810998954" table:style-name="ce20">
            <text:p>42</text:p>
          </table:table-cell>
          <table:table-cell office:value-type="float" office:value="37.633125613898827" table:style-name="ce20">
            <text:p>38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Education</text:p>
          </table:table-cell>
          <table:table-cell office:value-type="float" office:value="3.5619915278441359" table:style-name="ce20">
            <text:p>4</text:p>
          </table:table-cell>
          <table:table-cell office:value-type="float" office:value="21.297459174635666" table:style-name="ce20">
            <text:p>21</text:p>
          </table:table-cell>
          <table:table-cell office:value-type="float" office:value="19.131106351490143" table:style-name="ce20">
            <text:p>19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Escort education</text:p>
          </table:table-cell>
          <table:table-cell office:value-type="float" office:value="28.954878295588031" table:style-name="ce20">
            <text:p>29</text:p>
          </table:table-cell>
          <table:table-cell office:value-type="float" office:value="51.856185157667518" table:style-name="ce20">
            <text:p>52</text:p>
          </table:table-cell>
          <table:table-cell office:value-type="float" office:value="48.970780490740523" table:style-name="ce20">
            <text:p>49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Shopping</text:p>
          </table:table-cell>
          <table:table-cell office:value-type="float" office:value="242.61365560464273" table:style-name="ce20">
            <text:p>243</text:p>
          </table:table-cell>
          <table:table-cell office:value-type="float" office:value="227.5889811080626" table:style-name="ce20">
            <text:p>228</text:p>
          </table:table-cell>
          <table:table-cell office:value-type="float" office:value="229.6931378871208" table:style-name="ce20">
            <text:p>2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Other escort</text:p>
          </table:table-cell>
          <table:table-cell office:value-type="float" office:value="54.072954546032356" table:style-name="ce20">
            <text:p>54</text:p>
          </table:table-cell>
          <table:table-cell office:value-type="float" office:value="83.12773826453882" table:style-name="ce20">
            <text:p>83</text:p>
          </table:table-cell>
          <table:table-cell office:value-type="float" office:value="79.697938938427981" table:style-name="ce20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Personal business</text:p>
          </table:table-cell>
          <table:table-cell office:value-type="float" office:value="124.26396649588966" table:style-name="ce20">
            <text:p>124</text:p>
          </table:table-cell>
          <table:table-cell office:value-type="float" office:value="109.54755774890378" table:style-name="ce20">
            <text:p>110</text:p>
          </table:table-cell>
          <table:table-cell office:value-type="float" office:value="111.33132492260908" table:style-name="ce20">
            <text:p>111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Visiting friends at private home</text:p>
          </table:table-cell>
          <table:table-cell office:value-type="float" office:value="80.058398834894291" table:style-name="ce20">
            <text:p>80</text:p>
          </table:table-cell>
          <table:table-cell office:value-type="float" office:value="105.53471292417329" table:style-name="ce20">
            <text:p>106</text:p>
          </table:table-cell>
          <table:table-cell office:value-type="float" office:value="102.7412618099293" table:style-name="ce20">
            <text:p>103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elsewhere</text:p>
          </table:table-cell>
          <table:table-cell office:value-type="float" office:value="40.306953089871215" table:style-name="ce20">
            <text:p>40</text:p>
          </table:table-cell>
          <table:table-cell office:value-type="float" office:value="55.671715330461907" table:style-name="ce20">
            <text:p>56</text:p>
          </table:table-cell>
          <table:table-cell office:value-type="float" office:value="53.739200047459995" table:style-name="ce20">
            <text:p>54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ntertainment / public activity</text:p>
          </table:table-cell>
          <table:table-cell office:value-type="float" office:value="29.168043206541878" table:style-name="ce20">
            <text:p>29</text:p>
          </table:table-cell>
          <table:table-cell office:value-type="float" office:value="45.105145668625489" table:style-name="ce20">
            <text:p>45</text:p>
          </table:table-cell>
          <table:table-cell office:value-type="float" office:value="43.289991052634676" table:style-name="ce20">
            <text:p>43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port: participate</text:p>
          </table:table-cell>
          <table:table-cell office:value-type="float" office:value="5.1777536878186412" table:style-name="ce20">
            <text:p>5</text:p>
          </table:table-cell>
          <table:table-cell office:value-type="float" office:value="18.187152022206146" table:style-name="ce20">
            <text:p>18</text:p>
          </table:table-cell>
          <table:table-cell office:value-type="float" office:value="16.649254395473612" table:style-name="ce20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Holiday: base</text:p>
          </table:table-cell>
          <table:table-cell office:value-type="float" office:value="7.4755420958660892" table:style-name="ce20">
            <text:p>7</text:p>
          </table:table-cell>
          <table:table-cell office:value-type="float" office:value="13.377101552573501" table:style-name="ce20">
            <text:p>13</text:p>
          </table:table-cell>
          <table:table-cell office:value-type="float" office:value="12.75422999240913" table:style-name="ce20">
            <text:p>13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y trip</text:p>
          </table:table-cell>
          <table:table-cell office:value-type="float" office:value="23.531304434385781" table:style-name="ce20">
            <text:p>24</text:p>
          </table:table-cell>
          <table:table-cell office:value-type="float" office:value="27.938808642267031" table:style-name="ce20">
            <text:p>28</text:p>
          </table:table-cell>
          <table:table-cell office:value-type="float" office:value="27.459128217979263" table:style-name="ce20">
            <text:p>27</text:p>
          </table:table-cell>
          <table:table-cell table:number-columns-repeated="16380" table:style-name="ce21"/>
        </table:table-row>
        <table:table-row table:style-name="ro6">
          <table:table-cell office:value-type="string" table:style-name="ce19">
            <text:p>Other including just walk<text:span text:style-name="T2">2</text:span></text:p>
          </table:table-cell>
          <table:table-cell office:value-type="float" office:value="27.947773356346634" table:style-name="ce20">
            <text:p>28</text:p>
          </table:table-cell>
          <table:table-cell office:value-type="float" office:value="49.329504877498685" table:style-name="ce20">
            <text:p>49</text:p>
          </table:table-cell>
          <table:table-cell office:value-type="float" office:value="46.940922512217661" table:style-name="ce20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ll purposes</text:p>
          </table:table-cell>
          <table:table-cell office:value-type="float" office:value="707.70582875920252" table:style-name="ce20">
            <text:p>708</text:p>
          </table:table-cell>
          <table:table-cell office:value-type="float" office:value="1052.9814962097387" table:style-name="ce20">
            <text:p>1,053</text:p>
          </table:table-cell>
          <table:table-cell office:value-type="float" office:value="1012.5761018964936" table:style-name="ce20">
            <text:p>1,013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3" table:style-name="ce22"/>
          <table:table-cell table:number-columns-repeated="16380"/>
        </table:table-row>
        <table:table-row table:style-name="ro1">
          <table:table-cell office:value-type="string" table:style-name="ce9">
            <text:p>Miles per person per year by purpose:</text:p>
          </table:table-cell>
          <table:table-cell table:style-name="ce23"/>
          <table:table-cell table:number-columns-repeated="2" table:style-name="ce24"/>
          <table:table-cell table:number-columns-repeated="16380"/>
        </table:table-row>
        <table:table-row table:style-name="ro1">
          <table:table-cell office:value-type="string" table:style-name="ce19">
            <text:p>Commuting</text:p>
          </table:table-cell>
          <table:table-cell office:value-type="float" office:value="198.35772137038796" table:style-name="ce20">
            <text:p>198</text:p>
          </table:table-cell>
          <table:table-cell office:value-type="float" office:value="1751.1008397928563" table:style-name="ce20">
            <text:p>1,751</text:p>
          </table:table-cell>
          <table:table-cell office:value-type="float" office:value="1564.9887769509146" table:style-name="ce20">
            <text:p>1,565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Business</text:p>
          </table:table-cell>
          <table:table-cell office:value-type="float" office:value="66.46001182528947" table:style-name="ce20">
            <text:p>66</text:p>
          </table:table-cell>
          <table:table-cell office:value-type="float" office:value="751.75069868743003" table:style-name="ce20">
            <text:p>752</text:p>
          </table:table-cell>
          <table:table-cell office:value-type="float" office:value="672.2011155486897" table:style-name="ce20">
            <text:p>67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ducation</text:p>
          </table:table-cell>
          <table:table-cell office:value-type="float" office:value="27.829132648115962" table:style-name="ce20">
            <text:p>28</text:p>
          </table:table-cell>
          <table:table-cell office:value-type="float" office:value="121.62834746332879" table:style-name="ce20">
            <text:p>122</text:p>
          </table:table-cell>
          <table:table-cell office:value-type="float" office:value="110.14161282318122" table:style-name="ce20">
            <text:p>11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scort education</text:p>
          </table:table-cell>
          <table:table-cell office:value-type="float" office:value="73.662540895967084" table:style-name="ce20">
            <text:p>74</text:p>
          </table:table-cell>
          <table:table-cell office:value-type="float" office:value="116.65111955016334" table:style-name="ce20">
            <text:p>117</text:p>
          </table:table-cell>
          <table:table-cell office:value-type="float" office:value="111.07701561478534" table:style-name="ce20">
            <text:p>11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hopping</text:p>
          </table:table-cell>
          <table:table-cell office:value-type="float" office:value="903.90064666217188" table:style-name="ce20">
            <text:p>904</text:p>
          </table:table-cell>
          <table:table-cell office:value-type="float" office:value="937.67221918277255" table:style-name="ce20">
            <text:p>938</text:p>
          </table:table-cell>
          <table:table-cell office:value-type="float" office:value="938.99607936277221" table:style-name="ce20">
            <text:p>939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Other escort</text:p>
          </table:table-cell>
          <table:table-cell office:value-type="float" office:value="261.09635136556972" table:style-name="ce20">
            <text:p>261</text:p>
          </table:table-cell>
          <table:table-cell office:value-type="float" office:value="448.2574242401555" table:style-name="ce20">
            <text:p>448</text:p>
          </table:table-cell>
          <table:table-cell office:value-type="float" office:value="425.52102075478211" table:style-name="ce20">
            <text:p>426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Personal business</text:p>
          </table:table-cell>
          <table:table-cell office:value-type="float" office:value="512.64121887600322" table:style-name="ce20">
            <text:p>513</text:p>
          </table:table-cell>
          <table:table-cell office:value-type="float" office:value="546.83444027817188" table:style-name="ce20">
            <text:p>547</text:p>
          </table:table-cell>
          <table:table-cell office:value-type="float" office:value="543.20057635119292" table:style-name="ce20">
            <text:p>543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at private home</text:p>
          </table:table-cell>
          <table:table-cell office:value-type="float" office:value="653.55978243527545" table:style-name="ce20">
            <text:p>654</text:p>
          </table:table-cell>
          <table:table-cell office:value-type="float" office:value="1184.8588408072626" table:style-name="ce20">
            <text:p>1,185</text:p>
          </table:table-cell>
          <table:table-cell office:value-type="float" office:value="1120.0824279827348" table:style-name="ce20">
            <text:p>1,12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elsewhere</text:p>
          </table:table-cell>
          <table:table-cell office:value-type="float" office:value="240.12231110641139" table:style-name="ce20">
            <text:p>240</text:p>
          </table:table-cell>
          <table:table-cell office:value-type="float" office:value="314.10937384540773" table:style-name="ce20">
            <text:p>314</text:p>
          </table:table-cell>
          <table:table-cell office:value-type="float" office:value="304.42412161107228" table:style-name="ce20">
            <text:p>304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ntertainment / public activity</text:p>
          </table:table-cell>
          <table:table-cell office:value-type="float" office:value="213.04172519300133" table:style-name="ce20">
            <text:p>213</text:p>
          </table:table-cell>
          <table:table-cell office:value-type="float" office:value="404.77689858963447" table:style-name="ce20">
            <text:p>405</text:p>
          </table:table-cell>
          <table:table-cell office:value-type="float" office:value="383.31197392486558" table:style-name="ce20">
            <text:p>383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port: participate</text:p>
          </table:table-cell>
          <table:table-cell office:value-type="float" office:value="31.385659024473739" table:style-name="ce20">
            <text:p>31</text:p>
          </table:table-cell>
          <table:table-cell office:value-type="float" office:value="118.7779791662045" table:style-name="ce20">
            <text:p>119</text:p>
          </table:table-cell>
          <table:table-cell office:value-type="float" office:value="108.8065212110976" table:style-name="ce20">
            <text:p>109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Holiday: base</text:p>
          </table:table-cell>
          <table:table-cell office:value-type="float" office:value="287.12484793698883" table:style-name="ce20">
            <text:p>287</text:p>
          </table:table-cell>
          <table:table-cell office:value-type="float" office:value="598.77375521047929" table:style-name="ce20">
            <text:p>599</text:p>
          </table:table-cell>
          <table:table-cell office:value-type="float" office:value="562.08702657734591" table:style-name="ce20">
            <text:p>56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y trip</text:p>
          </table:table-cell>
          <table:table-cell office:value-type="float" office:value="328.13634253831162" table:style-name="ce20">
            <text:p>328</text:p>
          </table:table-cell>
          <table:table-cell office:value-type="float" office:value="396.47241278955249" table:style-name="ce20">
            <text:p>396</text:p>
          </table:table-cell>
          <table:table-cell office:value-type="float" office:value="388.54144946656515" table:style-name="ce20">
            <text:p>389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Other including just walk<text:span text:style-name="T2">2</text:span></text:p>
          </table:table-cell>
          <table:table-cell office:value-type="float" office:value="19.697020833911235" table:style-name="ce20">
            <text:p>20</text:p>
          </table:table-cell>
          <table:table-cell office:value-type="float" office:value="52.932861592996012" table:style-name="ce20">
            <text:p>53</text:p>
          </table:table-cell>
          <table:table-cell office:value-type="float" office:value="49.059571442897322" table:style-name="ce20">
            <text:p>49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ll purposes</text:p>
          </table:table-cell>
          <table:table-cell office:value-type="float" office:value="3817.0153127118797" table:style-name="ce20">
            <text:p>3,817</text:p>
          </table:table-cell>
          <table:table-cell office:value-type="float" office:value="7744.5972111964147" table:style-name="ce20">
            <text:p>7,745</text:p>
          </table:table-cell>
          <table:table-cell office:value-type="float" office:value="7282.4392896228965" table:style-name="ce20">
            <text:p>7,282</text:p>
          </table:table-cell>
          <table:table-cell table:number-columns-repeated="16380"/>
        </table:table-row>
        <table:table-row table:style-name="ro1">
          <table:table-cell table:style-name="ce19"/>
          <table:table-cell table:number-columns-repeated="3" table:style-name="ce25"/>
          <table:table-cell table:number-columns-repeated="16380"/>
        </table:table-row>
        <table:table-row table:style-name="ro1">
          <table:table-cell office:value-type="string" table:style-name="ce9">
            <text:p>Unweighted sample size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<text:s text:c="3"/>individuals</text:p>
          </table:table-cell>
          <table:table-cell office:value-type="float" office:value="1683" table:style-name="ce20">
            <text:p>1,683</text:p>
          </table:table-cell>
          <table:table-cell office:value-type="float" office:value="11942" table:style-name="ce20">
            <text:p>11,942</text:p>
          </table:table-cell>
          <table:table-cell office:value-type="float" office:value="13732" table:style-name="ce20">
            <text:p>13,73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s text:c="3"/>trips ('000s)</text:p>
          </table:table-cell>
          <table:table-cell office:value-type="float" office:value="21.36" table:style-name="ce20">
            <text:p>21</text:p>
          </table:table-cell>
          <table:table-cell office:value-type="float" office:value="228.90700000000001" table:style-name="ce20">
            <text:p>229</text:p>
          </table:table-cell>
          <table:table-cell office:value-type="float" office:value="252.18700000000001" table:style-name="ce20">
            <text:p>252</text:p>
          </table:table-cell>
          <table:table-cell table:number-columns-repeated="16380"/>
        </table:table-row>
        <table:table-row table:style-name="ro3">
          <table:table-cell office:value-type="string" table:style-name="ce11">
            <text:p><text:s text:c="3"/>stages ('000s)</text:p>
          </table:table-cell>
          <table:table-cell office:value-type="float" office:value="22.606999999999999" table:style-name="ce26">
            <text:p>23</text:p>
          </table:table-cell>
          <table:table-cell office:value-type="float" office:value="252.999" table:style-name="ce26">
            <text:p>253</text:p>
          </table:table-cell>
          <table:table-cell office:value-type="float" office:value="277.69099999999997" table:style-name="ce26">
            <text:p>278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number-columns-spanned="4" table:number-rows-spanned="1" table:style-name="ce35">
            <text:p>1. The NTS definition of having a mobility difficulty is based on those adults who responded to say they have difficulties travelling on foot, by bus or both. Those that said they only have difficulty getting in/out of a car are classified in this table as having no mobility difficulty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2. Walking data was revised in 2018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figures in this table are National Statistics.</text:p>
          </table:table-cell>
          <table:table-cell table:number-columns-repeated="3" table:style-name="ce8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36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7">
            <text:p>The survey results are subject to sampling error.</text:p>
          </table:table-cell>
          <table:table-cell table:number-columns-repeated="3" table:style-name="ce8"/>
          <table:table-cell table:number-columns-repeated="16380"/>
        </table:table-row>
        <table:table-row table:style-name="ro2">
          <table:table-cell table:style-name="ce3"/>
          <table:table-cell table:style-name="ce28"/>
          <table:table-cell table:number-columns-repeated="16382" table:style-name="ce3"/>
        </table:table-row>
        <table:table-row table:style-name="ro2">
          <table:table-cell office:value-type="string" table:style-name="ce29">
            <text:p><text:a xlink:href="mailto:national.travelsurvey@dft.gov.uk"><text:span text:style-name="T1">Email:<text:s/></text:span>national.travelsurvey@dft.gov.uk</text:a></text:p>
          </table:table-cell>
          <table:table-cell table:style-name="ce30"/>
          <table:table-cell table:style-name="ce3"/>
          <table:table-cell office:value-type="string" table:style-name="ce31">
            <text:p>Source: National Travel Survey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8"/>
          <table:table-cell table:style-name="ce3"/>
          <table:table-cell office:value-type="string" table:style-name="ce31">
            <text:p>Last updated: 26 July 2018</text:p>
          </table:table-cell>
          <table:table-cell table:number-columns-repeated="16380"/>
        </table:table-row>
        <table:table-row table:style-name="ro2">
          <table:table-cell table:number-columns-repeated="2" table:style-name="ce33"/>
          <table:table-cell table:style-name="ce27"/>
          <table:table-cell office:value-type="string" table:style-name="ce31">
            <text:p>Next update: Summer 2019</text:p>
          </table:table-cell>
          <table:table-cell table:number-columns-repeated="16380"/>
        </table:table-row>
        <table:table-row table:number-rows-repeated="1048518" table:style-name="ro2">
          <table:table-cell table:number-columns-repeated="16384"/>
        </table:table-row>
      </table:table>
      <table:table table:name="NTS0710_2008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1638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number-columns-repeated="16380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8" table:style-name="ce3"/>
          <table:table-cell table:number-columns-repeated="16375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TSGB1203 (NTS0710)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office:value-type="string" table:style-name="ce7">
            <text:p>Travel by mobility status and purpose: England, 2008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table:style-name="ce9"/>
          <table:table-cell table:number-columns-repeated="3" table:style-name="ce10"/>
          <table:table-cell table:number-columns-repeated="16380" table:style-name="ce3"/>
        </table:table-row>
        <table:table-row table:style-name="ro3">
          <table:table-cell table:style-name="ce11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4">
          <table:table-cell table:style-name="ce14"/>
          <table:table-cell office:value-type="string" table:number-columns-spanned="2" table:number-rows-spanned="1" table:style-name="ce34">
            <text:p>Mobility status<text:span text:style-name="T2">1</text:span></text:p>
          </table:table-cell>
          <table:covered-table-cell/>
          <table:table-cell table:style-name="ce15"/>
          <table:table-cell table:number-columns-repeated="16380" table:style-name="ce3"/>
        </table:table-row>
        <table:table-row table:style-name="ro5">
          <table:table-cell table:style-name="ce16"/>
          <table:table-cell office:value-type="string" table:style-name="ce17">
            <text:p>With a mobility difficulty</text:p>
          </table:table-cell>
          <table:table-cell office:value-type="string" table:style-name="ce17">
            <text:p>No mobility difficulty</text:p>
          </table:table-cell>
          <table:table-cell office:value-type="string" table:style-name="ce17">
            <text:p>All individuals (aged 16+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rips per person per year by purpose:</text:p>
          </table:table-cell>
          <table:table-cell table:style-name="ce18"/>
          <table:table-cell table:number-columns-repeated="2" table:style-name="ce8"/>
          <table:table-cell table:number-columns-repeated="16380" table:style-name="ce3"/>
        </table:table-row>
        <table:table-row table:style-name="ro1">
          <table:table-cell office:value-type="string" table:style-name="ce19">
            <text:p>Commuting</text:p>
          </table:table-cell>
          <table:table-cell office:value-type="float" office:value="37.578899361249846" table:style-name="ce20">
            <text:p>38</text:p>
          </table:table-cell>
          <table:table-cell office:value-type="float" office:value="218.23425320827278" table:style-name="ce20">
            <text:p>218</text:p>
          </table:table-cell>
          <table:table-cell office:value-type="float" office:value="195.69271095170143" table:style-name="ce20">
            <text:p>196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Business</text:p>
          </table:table-cell>
          <table:table-cell office:value-type="float" office:value="6.4980856723297906" table:style-name="ce20">
            <text:p>6</text:p>
          </table:table-cell>
          <table:table-cell office:value-type="float" office:value="42.507504610337826" table:style-name="ce20">
            <text:p>43</text:p>
          </table:table-cell>
          <table:table-cell office:value-type="float" office:value="37.935537712688436" table:style-name="ce20">
            <text:p>38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Education</text:p>
          </table:table-cell>
          <table:table-cell office:value-type="float" office:value="5.1790579409961497" table:style-name="ce20">
            <text:p>5</text:p>
          </table:table-cell>
          <table:table-cell office:value-type="float" office:value="19.673179130618756" table:style-name="ce20">
            <text:p>20</text:p>
          </table:table-cell>
          <table:table-cell office:value-type="float" office:value="17.823325869144988" table:style-name="ce20">
            <text:p>18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Escort education</text:p>
          </table:table-cell>
          <table:table-cell office:value-type="float" office:value="21.560982887750683" table:style-name="ce20">
            <text:p>22</text:p>
          </table:table-cell>
          <table:table-cell office:value-type="float" office:value="50.982218187198995" table:style-name="ce20">
            <text:p>51</text:p>
          </table:table-cell>
          <table:table-cell office:value-type="float" office:value="47.251072557345111" table:style-name="ce20">
            <text:p>47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Shopping</text:p>
          </table:table-cell>
          <table:table-cell office:value-type="float" office:value="237.33316365965638" table:style-name="ce20">
            <text:p>237</text:p>
          </table:table-cell>
          <table:table-cell office:value-type="float" office:value="235.95359678402298" table:style-name="ce20">
            <text:p>236</text:p>
          </table:table-cell>
          <table:table-cell office:value-type="float" office:value="236.77416243043709" table:style-name="ce20">
            <text:p>237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Other escort</text:p>
          </table:table-cell>
          <table:table-cell office:value-type="float" office:value="50.944870941915603" table:style-name="ce20">
            <text:p>51</text:p>
          </table:table-cell>
          <table:table-cell office:value-type="float" office:value="86.412522050456488" table:style-name="ce20">
            <text:p>86</text:p>
          </table:table-cell>
          <table:table-cell office:value-type="float" office:value="81.933656332116669" table:style-name="ce20">
            <text:p>8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Personal business</text:p>
          </table:table-cell>
          <table:table-cell office:value-type="float" office:value="125.68379511368975" table:style-name="ce20">
            <text:p>126</text:p>
          </table:table-cell>
          <table:table-cell office:value-type="float" office:value="110.65631789644556" table:style-name="ce20">
            <text:p>111</text:p>
          </table:table-cell>
          <table:table-cell office:value-type="float" office:value="112.65994932114592" table:style-name="ce20">
            <text:p>113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Visiting friends at private home</text:p>
          </table:table-cell>
          <table:table-cell office:value-type="float" office:value="86.670016998468157" table:style-name="ce20">
            <text:p>87</text:p>
          </table:table-cell>
          <table:table-cell office:value-type="float" office:value="104.37496203745012" table:style-name="ce20">
            <text:p>104</text:p>
          </table:table-cell>
          <table:table-cell office:value-type="float" office:value="102.09084334760558" table:style-name="ce20">
            <text:p>10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elsewhere</text:p>
          </table:table-cell>
          <table:table-cell office:value-type="float" office:value="36.690047376009275" table:style-name="ce20">
            <text:p>37</text:p>
          </table:table-cell>
          <table:table-cell office:value-type="float" office:value="54.37966546359322" table:style-name="ce20">
            <text:p>54</text:p>
          </table:table-cell>
          <table:table-cell office:value-type="float" office:value="52.139553017718534" table:style-name="ce20">
            <text:p>5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ntertainment / public activity</text:p>
          </table:table-cell>
          <table:table-cell office:value-type="float" office:value="29.805750945647354" table:style-name="ce20">
            <text:p>30</text:p>
          </table:table-cell>
          <table:table-cell office:value-type="float" office:value="43.522435531467515" table:style-name="ce20">
            <text:p>44</text:p>
          </table:table-cell>
          <table:table-cell office:value-type="float" office:value="41.88254869994114" table:style-name="ce20">
            <text:p>4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port: participate</text:p>
          </table:table-cell>
          <table:table-cell office:value-type="float" office:value="4.919262187569724" table:style-name="ce20">
            <text:p>5</text:p>
          </table:table-cell>
          <table:table-cell office:value-type="float" office:value="19.381222084331743" table:style-name="ce20">
            <text:p>19</text:p>
          </table:table-cell>
          <table:table-cell office:value-type="float" office:value="17.544771607373725" table:style-name="ce20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Holiday: base</text:p>
          </table:table-cell>
          <table:table-cell office:value-type="float" office:value="8.2303005816547046" table:style-name="ce20">
            <text:p>8</text:p>
          </table:table-cell>
          <table:table-cell office:value-type="float" office:value="12.476731742995332" table:style-name="ce20">
            <text:p>12</text:p>
          </table:table-cell>
          <table:table-cell office:value-type="float" office:value="11.921221219462847" table:style-name="ce20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y trip</text:p>
          </table:table-cell>
          <table:table-cell office:value-type="float" office:value="18.033236417455029" table:style-name="ce20">
            <text:p>18</text:p>
          </table:table-cell>
          <table:table-cell office:value-type="float" office:value="30.337239888755345" table:style-name="ce20">
            <text:p>30</text:p>
          </table:table-cell>
          <table:table-cell office:value-type="float" office:value="28.777769706259846" table:style-name="ce20">
            <text:p>29</text:p>
          </table:table-cell>
          <table:table-cell table:number-columns-repeated="16380" table:style-name="ce21"/>
        </table:table-row>
        <table:table-row table:style-name="ro6">
          <table:table-cell office:value-type="string" table:style-name="ce19">
            <text:p>Other including just walk<text:span text:style-name="T2">2</text:span></text:p>
          </table:table-cell>
          <table:table-cell office:value-type="float" office:value="27.158927907440514" table:style-name="ce20">
            <text:p>27</text:p>
          </table:table-cell>
          <table:table-cell office:value-type="float" office:value="50.096354178159075" table:style-name="ce20">
            <text:p>50</text:p>
          </table:table-cell>
          <table:table-cell office:value-type="float" office:value="47.304246855049904" table:style-name="ce20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ll purposes</text:p>
          </table:table-cell>
          <table:table-cell office:value-type="float" office:value="696.28639799183293" table:style-name="ce20">
            <text:p>696</text:p>
          </table:table-cell>
          <table:table-cell office:value-type="float" office:value="1078.988202794106" table:style-name="ce20">
            <text:p>1,079</text:p>
          </table:table-cell>
          <table:table-cell office:value-type="float" office:value="1031.7313696279912" table:style-name="ce20">
            <text:p>1,032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3" table:style-name="ce22"/>
          <table:table-cell table:number-columns-repeated="16380"/>
        </table:table-row>
        <table:table-row table:style-name="ro1">
          <table:table-cell office:value-type="string" table:style-name="ce9">
            <text:p>Miles per person per year by purpose:</text:p>
          </table:table-cell>
          <table:table-cell table:style-name="ce23"/>
          <table:table-cell table:number-columns-repeated="2" table:style-name="ce24"/>
          <table:table-cell table:number-columns-repeated="16380"/>
        </table:table-row>
        <table:table-row table:style-name="ro1">
          <table:table-cell office:value-type="string" table:style-name="ce19">
            <text:p>Commuting</text:p>
          </table:table-cell>
          <table:table-cell office:value-type="float" office:value="303.36823456162216" table:style-name="ce20">
            <text:p>303</text:p>
          </table:table-cell>
          <table:table-cell office:value-type="float" office:value="1863.6479838622849" table:style-name="ce20">
            <text:p>1,864</text:p>
          </table:table-cell>
          <table:table-cell office:value-type="float" office:value="1667.2864163019153" table:style-name="ce20">
            <text:p>1,667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Business</text:p>
          </table:table-cell>
          <table:table-cell office:value-type="float" office:value="100.73832802147588" table:style-name="ce20">
            <text:p>101</text:p>
          </table:table-cell>
          <table:table-cell office:value-type="float" office:value="875.47479899247594" table:style-name="ce20">
            <text:p>875</text:p>
          </table:table-cell>
          <table:table-cell office:value-type="float" office:value="777.07655691602861" table:style-name="ce20">
            <text:p>777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ducation</text:p>
          </table:table-cell>
          <table:table-cell office:value-type="float" office:value="39.971519397575086" table:style-name="ce20">
            <text:p>40</text:p>
          </table:table-cell>
          <table:table-cell office:value-type="float" office:value="129.62483697005126" table:style-name="ce20">
            <text:p>130</text:p>
          </table:table-cell>
          <table:table-cell office:value-type="float" office:value="117.99660062781285" table:style-name="ce20">
            <text:p>118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scort education</text:p>
          </table:table-cell>
          <table:table-cell office:value-type="float" office:value="56.60368214685549" table:style-name="ce20">
            <text:p>57</text:p>
          </table:table-cell>
          <table:table-cell office:value-type="float" office:value="123.93743385983073" table:style-name="ce20">
            <text:p>124</text:p>
          </table:table-cell>
          <table:table-cell office:value-type="float" office:value="115.20407147876614" table:style-name="ce20">
            <text:p>115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hopping</text:p>
          </table:table-cell>
          <table:table-cell office:value-type="float" office:value="930.58867372581039" table:style-name="ce20">
            <text:p>931</text:p>
          </table:table-cell>
          <table:table-cell office:value-type="float" office:value="1004.7033705755217" table:style-name="ce20">
            <text:p>1,005</text:p>
          </table:table-cell>
          <table:table-cell office:value-type="float" office:value="996.30625500752694" table:style-name="ce20">
            <text:p>996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Other escort</text:p>
          </table:table-cell>
          <table:table-cell office:value-type="float" office:value="285.72772613470113" table:style-name="ce20">
            <text:p>286</text:p>
          </table:table-cell>
          <table:table-cell office:value-type="float" office:value="469.92453313808363" table:style-name="ce20">
            <text:p>470</text:p>
          </table:table-cell>
          <table:table-cell office:value-type="float" office:value="447.93963283201231" table:style-name="ce20">
            <text:p>448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Personal business</text:p>
          </table:table-cell>
          <table:table-cell office:value-type="float" office:value="537.73412353664435" table:style-name="ce20">
            <text:p>538</text:p>
          </table:table-cell>
          <table:table-cell office:value-type="float" office:value="552.36477424291832" table:style-name="ce20">
            <text:p>552</text:p>
          </table:table-cell>
          <table:table-cell office:value-type="float" office:value="550.55184529048256" table:style-name="ce20">
            <text:p>55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at private home</text:p>
          </table:table-cell>
          <table:table-cell office:value-type="float" office:value="681.0335548925774" table:style-name="ce20">
            <text:p>681</text:p>
          </table:table-cell>
          <table:table-cell office:value-type="float" office:value="1144.4202002929819" table:style-name="ce20">
            <text:p>1,144</text:p>
          </table:table-cell>
          <table:table-cell office:value-type="float" office:value="1086.5531466858374" table:style-name="ce20">
            <text:p>1,087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elsewhere</text:p>
          </table:table-cell>
          <table:table-cell office:value-type="float" office:value="213.14760215061119" table:style-name="ce20">
            <text:p>213</text:p>
          </table:table-cell>
          <table:table-cell office:value-type="float" office:value="310.13550415377642" table:style-name="ce20">
            <text:p>310</text:p>
          </table:table-cell>
          <table:table-cell office:value-type="float" office:value="297.10810080694387" table:style-name="ce20">
            <text:p>297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ntertainment / public activity</text:p>
          </table:table-cell>
          <table:table-cell office:value-type="float" office:value="204.6694251732892" table:style-name="ce20">
            <text:p>205</text:p>
          </table:table-cell>
          <table:table-cell office:value-type="float" office:value="366.48667170007764" table:style-name="ce20">
            <text:p>366</text:p>
          </table:table-cell>
          <table:table-cell office:value-type="float" office:value="346.38505076545289" table:style-name="ce20">
            <text:p>346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port: participate</text:p>
          </table:table-cell>
          <table:table-cell office:value-type="float" office:value="25.027739805348872" table:style-name="ce20">
            <text:p>25</text:p>
          </table:table-cell>
          <table:table-cell office:value-type="float" office:value="121.34919551999305" table:style-name="ce20">
            <text:p>121</text:p>
          </table:table-cell>
          <table:table-cell office:value-type="float" office:value="109.04190691642634" table:style-name="ce20">
            <text:p>109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Holiday: base</text:p>
          </table:table-cell>
          <table:table-cell office:value-type="float" office:value="366.70275665715837" table:style-name="ce20">
            <text:p>367</text:p>
          </table:table-cell>
          <table:table-cell office:value-type="float" office:value="528.77960432300529" table:style-name="ce20">
            <text:p>529</text:p>
          </table:table-cell>
          <table:table-cell office:value-type="float" office:value="507.0016220709694" table:style-name="ce20">
            <text:p>507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y trip</text:p>
          </table:table-cell>
          <table:table-cell office:value-type="float" office:value="242.02225596750429" table:style-name="ce20">
            <text:p>242</text:p>
          </table:table-cell>
          <table:table-cell office:value-type="float" office:value="411.06039179837541" table:style-name="ce20">
            <text:p>411</text:p>
          </table:table-cell>
          <table:table-cell office:value-type="float" office:value="391.3857067150704" table:style-name="ce20">
            <text:p>391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Other including just walk<text:span text:style-name="T2">2</text:span></text:p>
          </table:table-cell>
          <table:table-cell office:value-type="float" office:value="21.565791831343912" table:style-name="ce20">
            <text:p>22</text:p>
          </table:table-cell>
          <table:table-cell office:value-type="float" office:value="56.438983699133573" table:style-name="ce20">
            <text:p>56</text:p>
          </table:table-cell>
          <table:table-cell office:value-type="float" office:value="52.095240245386115" table:style-name="ce20">
            <text:p>5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ll purposes</text:p>
          </table:table-cell>
          <table:table-cell office:value-type="float" office:value="4008.901414002517" table:style-name="ce20">
            <text:p>4,009</text:p>
          </table:table-cell>
          <table:table-cell office:value-type="float" office:value="7958.348283128511" table:style-name="ce20">
            <text:p>7,958</text:p>
          </table:table-cell>
          <table:table-cell office:value-type="float" office:value="7461.9321526606318" table:style-name="ce20">
            <text:p>7,462</text:p>
          </table:table-cell>
          <table:table-cell table:number-columns-repeated="16380"/>
        </table:table-row>
        <table:table-row table:style-name="ro1">
          <table:table-cell table:style-name="ce19"/>
          <table:table-cell table:number-columns-repeated="3" table:style-name="ce25"/>
          <table:table-cell table:number-columns-repeated="16380"/>
        </table:table-row>
        <table:table-row table:style-name="ro1">
          <table:table-cell office:value-type="string" table:style-name="ce9">
            <text:p>Unweighted sample size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<text:s text:c="3"/>individuals</text:p>
          </table:table-cell>
          <table:table-cell office:value-type="float" office:value="1732" table:style-name="ce20">
            <text:p>1,732</text:p>
          </table:table-cell>
          <table:table-cell office:value-type="float" office:value="11252" table:style-name="ce20">
            <text:p>11,252</text:p>
          </table:table-cell>
          <table:table-cell office:value-type="float" office:value="13066" table:style-name="ce20">
            <text:p>13,066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s text:c="3"/>trips ('000s)</text:p>
          </table:table-cell>
          <table:table-cell office:value-type="float" office:value="21.236999999999998" table:style-name="ce20">
            <text:p>21</text:p>
          </table:table-cell>
          <table:table-cell office:value-type="float" office:value="217.38399999999999" table:style-name="ce20">
            <text:p>217</text:p>
          </table:table-cell>
          <table:table-cell office:value-type="float" office:value="239.97399999999999" table:style-name="ce20">
            <text:p>240</text:p>
          </table:table-cell>
          <table:table-cell table:number-columns-repeated="16380"/>
        </table:table-row>
        <table:table-row table:style-name="ro3">
          <table:table-cell office:value-type="string" table:style-name="ce11">
            <text:p><text:s text:c="3"/>stages ('000s)</text:p>
          </table:table-cell>
          <table:table-cell office:value-type="float" office:value="22.395" table:style-name="ce26">
            <text:p>22</text:p>
          </table:table-cell>
          <table:table-cell office:value-type="float" office:value="239.839" table:style-name="ce26">
            <text:p>240</text:p>
          </table:table-cell>
          <table:table-cell office:value-type="float" office:value="263.70600000000002" table:style-name="ce26">
            <text:p>264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number-columns-spanned="4" table:number-rows-spanned="1" table:style-name="ce35">
            <text:p>1. The NTS definition of having a mobility difficulty is based on those adults who responded to say they have difficulties travelling on foot, by bus or both. Those that said they only have difficulty getting in/out of a car are classified in this table as having no mobility difficulty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2. Walking data was revised in 2018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figures in this table are National Statistics.</text:p>
          </table:table-cell>
          <table:table-cell table:number-columns-repeated="3" table:style-name="ce8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36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7">
            <text:p>The survey results are subject to sampling error.</text:p>
          </table:table-cell>
          <table:table-cell table:number-columns-repeated="3" table:style-name="ce8"/>
          <table:table-cell table:number-columns-repeated="16380"/>
        </table:table-row>
        <table:table-row table:style-name="ro2">
          <table:table-cell table:style-name="ce3"/>
          <table:table-cell table:style-name="ce28"/>
          <table:table-cell table:number-columns-repeated="16382" table:style-name="ce3"/>
        </table:table-row>
        <table:table-row table:style-name="ro2">
          <table:table-cell office:value-type="string" table:style-name="ce29">
            <text:p><text:a xlink:href="mailto:national.travelsurvey@dft.gov.uk"><text:span text:style-name="T1">Email:<text:s/></text:span>national.travelsurvey@dft.gov.uk</text:a></text:p>
          </table:table-cell>
          <table:table-cell table:style-name="ce30"/>
          <table:table-cell table:style-name="ce3"/>
          <table:table-cell office:value-type="string" table:style-name="ce31">
            <text:p>Source: National Travel Survey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8"/>
          <table:table-cell table:style-name="ce3"/>
          <table:table-cell office:value-type="string" table:style-name="ce31">
            <text:p>Last updated: 26 July 2018</text:p>
          </table:table-cell>
          <table:table-cell table:number-columns-repeated="16380"/>
        </table:table-row>
        <table:table-row table:style-name="ro2">
          <table:table-cell table:number-columns-repeated="2" table:style-name="ce33"/>
          <table:table-cell table:style-name="ce27"/>
          <table:table-cell office:value-type="string" table:style-name="ce31">
            <text:p>Next update: Summer 2019</text:p>
          </table:table-cell>
          <table:table-cell table:number-columns-repeated="16380"/>
        </table:table-row>
        <table:table-row table:number-rows-repeated="1048518" table:style-name="ro2">
          <table:table-cell table:number-columns-repeated="16384"/>
        </table:table-row>
      </table:table>
      <table:table table:name="NTS0710_2007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1638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number-columns-repeated="16380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8" table:style-name="ce3"/>
          <table:table-cell table:number-columns-repeated="16375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TSGB1203 (NTS0710)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office:value-type="string" table:style-name="ce7">
            <text:p>Travel by mobility status and purpose: England, 2007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table:style-name="ce9"/>
          <table:table-cell table:number-columns-repeated="3" table:style-name="ce10"/>
          <table:table-cell table:number-columns-repeated="16380" table:style-name="ce3"/>
        </table:table-row>
        <table:table-row table:style-name="ro3">
          <table:table-cell table:style-name="ce11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4">
          <table:table-cell table:style-name="ce14"/>
          <table:table-cell office:value-type="string" table:number-columns-spanned="2" table:number-rows-spanned="1" table:style-name="ce34">
            <text:p>Mobility status<text:span text:style-name="T2">1</text:span></text:p>
          </table:table-cell>
          <table:covered-table-cell/>
          <table:table-cell table:style-name="ce15"/>
          <table:table-cell table:number-columns-repeated="16380" table:style-name="ce3"/>
        </table:table-row>
        <table:table-row table:style-name="ro5">
          <table:table-cell table:style-name="ce16"/>
          <table:table-cell office:value-type="string" table:style-name="ce17">
            <text:p>With a mobility difficulty</text:p>
          </table:table-cell>
          <table:table-cell office:value-type="string" table:style-name="ce17">
            <text:p>No mobility difficulty</text:p>
          </table:table-cell>
          <table:table-cell office:value-type="string" table:style-name="ce17">
            <text:p>All individuals (aged 16+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rips per person per year by purpose:</text:p>
          </table:table-cell>
          <table:table-cell table:style-name="ce18"/>
          <table:table-cell table:number-columns-repeated="2" table:style-name="ce8"/>
          <table:table-cell table:number-columns-repeated="16380" table:style-name="ce3"/>
        </table:table-row>
        <table:table-row table:style-name="ro1">
          <table:table-cell office:value-type="string" table:style-name="ce19">
            <text:p>Commuting</text:p>
          </table:table-cell>
          <table:table-cell office:value-type="float" office:value="34.479017118799128" table:style-name="ce20">
            <text:p>34</text:p>
          </table:table-cell>
          <table:table-cell office:value-type="float" office:value="224.67048222812787" table:style-name="ce20">
            <text:p>225</text:p>
          </table:table-cell>
          <table:table-cell office:value-type="float" office:value="201.59527575645569" table:style-name="ce20">
            <text:p>20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Business</text:p>
          </table:table-cell>
          <table:table-cell office:value-type="float" office:value="7.9240478656550923" table:style-name="ce20">
            <text:p>8</text:p>
          </table:table-cell>
          <table:table-cell office:value-type="float" office:value="47.367214026189743" table:style-name="ce20">
            <text:p>47</text:p>
          </table:table-cell>
          <table:table-cell office:value-type="float" office:value="42.557064773678846" table:style-name="ce20">
            <text:p>43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Education</text:p>
          </table:table-cell>
          <table:table-cell office:value-type="float" office:value="3.6307968188700697" table:style-name="ce20">
            <text:p>4</text:p>
          </table:table-cell>
          <table:table-cell office:value-type="float" office:value="21.82742337419905" table:style-name="ce20">
            <text:p>22</text:p>
          </table:table-cell>
          <table:table-cell office:value-type="float" office:value="19.582439350866114" table:style-name="ce20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Escort education</text:p>
          </table:table-cell>
          <table:table-cell office:value-type="float" office:value="22.346783238542702" table:style-name="ce20">
            <text:p>22</text:p>
          </table:table-cell>
          <table:table-cell office:value-type="float" office:value="50.866152799924095" table:style-name="ce20">
            <text:p>51</text:p>
          </table:table-cell>
          <table:table-cell office:value-type="float" office:value="47.369819202613165" table:style-name="ce20">
            <text:p>47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Shopping</text:p>
          </table:table-cell>
          <table:table-cell office:value-type="float" office:value="226.14301421481656" table:style-name="ce20">
            <text:p>226</text:p>
          </table:table-cell>
          <table:table-cell office:value-type="float" office:value="217.5328516349006" table:style-name="ce20">
            <text:p>218</text:p>
          </table:table-cell>
          <table:table-cell office:value-type="float" office:value="218.7623286551466" table:style-name="ce20">
            <text:p>219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Other escort</text:p>
          </table:table-cell>
          <table:table-cell office:value-type="float" office:value="51.201053038875138" table:style-name="ce20">
            <text:p>51</text:p>
          </table:table-cell>
          <table:table-cell office:value-type="float" office:value="82.270130086617456" table:style-name="ce20">
            <text:p>82</text:p>
          </table:table-cell>
          <table:table-cell office:value-type="float" office:value="78.425200377375518" table:style-name="ce20">
            <text:p>78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9">
            <text:p>Personal business</text:p>
          </table:table-cell>
          <table:table-cell office:value-type="float" office:value="123.8441091364119" table:style-name="ce20">
            <text:p>124</text:p>
          </table:table-cell>
          <table:table-cell office:value-type="float" office:value="102.66033608142115" table:style-name="ce20">
            <text:p>103</text:p>
          </table:table-cell>
          <table:table-cell office:value-type="float" office:value="105.18332295855166" table:style-name="ce20">
            <text:p>105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Visiting friends at private home</text:p>
          </table:table-cell>
          <table:table-cell office:value-type="float" office:value="84.829644614507146" table:style-name="ce20">
            <text:p>85</text:p>
          </table:table-cell>
          <table:table-cell office:value-type="float" office:value="105.84751394663694" table:style-name="ce20">
            <text:p>106</text:p>
          </table:table-cell>
          <table:table-cell office:value-type="float" office:value="103.36467573683915" table:style-name="ce20">
            <text:p>103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elsewhere</text:p>
          </table:table-cell>
          <table:table-cell office:value-type="float" office:value="39.885373036237944" table:style-name="ce20">
            <text:p>40</text:p>
          </table:table-cell>
          <table:table-cell office:value-type="float" office:value="56.631727033012858" table:style-name="ce20">
            <text:p>57</text:p>
          </table:table-cell>
          <table:table-cell office:value-type="float" office:value="54.742097282706553" table:style-name="ce20">
            <text:p>55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ntertainment / public activity</text:p>
          </table:table-cell>
          <table:table-cell office:value-type="float" office:value="36.381580369516556" table:style-name="ce20">
            <text:p>36</text:p>
          </table:table-cell>
          <table:table-cell office:value-type="float" office:value="49.112664831364178" table:style-name="ce20">
            <text:p>49</text:p>
          </table:table-cell>
          <table:table-cell office:value-type="float" office:value="47.482768424438696" table:style-name="ce20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port: participate</text:p>
          </table:table-cell>
          <table:table-cell office:value-type="float" office:value="3.7225773193464349" table:style-name="ce20">
            <text:p>4</text:p>
          </table:table-cell>
          <table:table-cell office:value-type="float" office:value="17.029804209581282" table:style-name="ce20">
            <text:p>17</text:p>
          </table:table-cell>
          <table:table-cell office:value-type="float" office:value="15.403122997123923" table:style-name="ce20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Holiday: base</text:p>
          </table:table-cell>
          <table:table-cell office:value-type="float" office:value="8.3140339409246131" table:style-name="ce20">
            <text:p>8</text:p>
          </table:table-cell>
          <table:table-cell office:value-type="float" office:value="12.381304950119285" table:style-name="ce20">
            <text:p>12</text:p>
          </table:table-cell>
          <table:table-cell office:value-type="float" office:value="11.882595202426554" table:style-name="ce20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y trip</text:p>
          </table:table-cell>
          <table:table-cell office:value-type="float" office:value="21.450777199160513" table:style-name="ce20">
            <text:p>21</text:p>
          </table:table-cell>
          <table:table-cell office:value-type="float" office:value="28.660043013378644" table:style-name="ce20">
            <text:p>29</text:p>
          </table:table-cell>
          <table:table-cell office:value-type="float" office:value="27.766152918146304" table:style-name="ce20">
            <text:p>28</text:p>
          </table:table-cell>
          <table:table-cell table:number-columns-repeated="16380" table:style-name="ce21"/>
        </table:table-row>
        <table:table-row table:style-name="ro6">
          <table:table-cell office:value-type="string" table:style-name="ce19">
            <text:p>Other including just walk<text:span text:style-name="T2">2</text:span></text:p>
          </table:table-cell>
          <table:table-cell office:value-type="float" office:value="24.228632267777581" table:style-name="ce20">
            <text:p>24</text:p>
          </table:table-cell>
          <table:table-cell office:value-type="float" office:value="46.158414551672692" table:style-name="ce20">
            <text:p>46</text:p>
          </table:table-cell>
          <table:table-cell office:value-type="float" office:value="43.696809832864005" table:style-name="ce20">
            <text:p>44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ll purposes</text:p>
          </table:table-cell>
          <table:table-cell office:value-type="float" office:value="688.38144017944171" table:style-name="ce20">
            <text:p>688</text:p>
          </table:table-cell>
          <table:table-cell office:value-type="float" office:value="1063.0160627671457" table:style-name="ce20">
            <text:p>1,063</text:p>
          </table:table-cell>
          <table:table-cell office:value-type="float" office:value="1017.8136734692329" table:style-name="ce20">
            <text:p>1,018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3" table:style-name="ce22"/>
          <table:table-cell table:number-columns-repeated="16380"/>
        </table:table-row>
        <table:table-row table:style-name="ro1">
          <table:table-cell office:value-type="string" table:style-name="ce9">
            <text:p>Miles per person per year by purpose:</text:p>
          </table:table-cell>
          <table:table-cell table:style-name="ce23"/>
          <table:table-cell table:number-columns-repeated="2" table:style-name="ce24"/>
          <table:table-cell table:number-columns-repeated="16380"/>
        </table:table-row>
        <table:table-row table:style-name="ro1">
          <table:table-cell office:value-type="string" table:style-name="ce19">
            <text:p>Commuting</text:p>
          </table:table-cell>
          <table:table-cell office:value-type="float" office:value="242.90693914842194" table:style-name="ce20">
            <text:p>243</text:p>
          </table:table-cell>
          <table:table-cell office:value-type="float" office:value="1992.8627769502318" table:style-name="ce20">
            <text:p>1,993</text:p>
          </table:table-cell>
          <table:table-cell office:value-type="float" office:value="1779.5303743896015" table:style-name="ce20">
            <text:p>1,780</text:p>
          </table:table-cell>
          <table:table-cell table:number-columns-repeated="16380" table:style-name="ce21"/>
        </table:table-row>
        <table:table-row table:style-name="ro1">
          <table:table-cell office:value-type="string" table:style-name="ce19">
            <text:p>Business</text:p>
          </table:table-cell>
          <table:table-cell office:value-type="float" office:value="110.41872500698366" table:style-name="ce20">
            <text:p>110</text:p>
          </table:table-cell>
          <table:table-cell office:value-type="float" office:value="1000.8778961728656" table:style-name="ce20">
            <text:p>1,001</text:p>
          </table:table-cell>
          <table:table-cell office:value-type="float" office:value="893.17105199047705" table:style-name="ce20">
            <text:p>893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ducation</text:p>
          </table:table-cell>
          <table:table-cell office:value-type="float" office:value="17.331489760147139" table:style-name="ce20">
            <text:p>17</text:p>
          </table:table-cell>
          <table:table-cell office:value-type="float" office:value="141.10390521944879" table:style-name="ce20">
            <text:p>141</text:p>
          </table:table-cell>
          <table:table-cell office:value-type="float" office:value="125.87116655988346" table:style-name="ce20">
            <text:p>126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scort education</text:p>
          </table:table-cell>
          <table:table-cell office:value-type="float" office:value="75.399653794993839" table:style-name="ce20">
            <text:p>75</text:p>
          </table:table-cell>
          <table:table-cell office:value-type="float" office:value="124.99182277474446" table:style-name="ce20">
            <text:p>125</text:p>
          </table:table-cell>
          <table:table-cell office:value-type="float" office:value="118.83215825769668" table:style-name="ce20">
            <text:p>119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hopping</text:p>
          </table:table-cell>
          <table:table-cell office:value-type="float" office:value="875.19997392391201" table:style-name="ce20">
            <text:p>875</text:p>
          </table:table-cell>
          <table:table-cell office:value-type="float" office:value="952.43035886493362" table:style-name="ce20">
            <text:p>952</text:p>
          </table:table-cell>
          <table:table-cell office:value-type="float" office:value="943.96834202756668" table:style-name="ce20">
            <text:p>944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Other escort</text:p>
          </table:table-cell>
          <table:table-cell office:value-type="float" office:value="272.65834560124665" table:style-name="ce20">
            <text:p>273</text:p>
          </table:table-cell>
          <table:table-cell office:value-type="float" office:value="486.51135536700133" table:style-name="ce20">
            <text:p>487</text:p>
          </table:table-cell>
          <table:table-cell office:value-type="float" office:value="460.10170380814185" table:style-name="ce20">
            <text:p>46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Personal business</text:p>
          </table:table-cell>
          <table:table-cell office:value-type="float" office:value="468.28999029421749" table:style-name="ce20">
            <text:p>468</text:p>
          </table:table-cell>
          <table:table-cell office:value-type="float" office:value="545.97667605527545" table:style-name="ce20">
            <text:p>546</text:p>
          </table:table-cell>
          <table:table-cell office:value-type="float" office:value="536.59785112108761" table:style-name="ce20">
            <text:p>537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at private home</text:p>
          </table:table-cell>
          <table:table-cell office:value-type="float" office:value="721.51042189200655" table:style-name="ce20">
            <text:p>722</text:p>
          </table:table-cell>
          <table:table-cell office:value-type="float" office:value="1174.2229511987173" table:style-name="ce20">
            <text:p>1,174</text:p>
          </table:table-cell>
          <table:table-cell office:value-type="float" office:value="1119.907781136136" table:style-name="ce20">
            <text:p>1,120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siting friends elsewhere</text:p>
          </table:table-cell>
          <table:table-cell office:value-type="float" office:value="216.56627008946685" table:style-name="ce20">
            <text:p>217</text:p>
          </table:table-cell>
          <table:table-cell office:value-type="float" office:value="353.63367681599476" table:style-name="ce20">
            <text:p>354</text:p>
          </table:table-cell>
          <table:table-cell office:value-type="float" office:value="336.78898012014389" table:style-name="ce20">
            <text:p>337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ntertainment / public activity</text:p>
          </table:table-cell>
          <table:table-cell office:value-type="float" office:value="214.37805678945523" table:style-name="ce20">
            <text:p>214</text:p>
          </table:table-cell>
          <table:table-cell office:value-type="float" office:value="412.08822513527696" table:style-name="ce20">
            <text:p>412</text:p>
          </table:table-cell>
          <table:table-cell office:value-type="float" office:value="387.36832119888948" table:style-name="ce20">
            <text:p>387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Sport: participate</text:p>
          </table:table-cell>
          <table:table-cell office:value-type="float" office:value="18.714774827985732" table:style-name="ce20">
            <text:p>19</text:p>
          </table:table-cell>
          <table:table-cell office:value-type="float" office:value="103.32114189377816" table:style-name="ce20">
            <text:p>103</text:p>
          </table:table-cell>
          <table:table-cell office:value-type="float" office:value="93.089042804124148" table:style-name="ce20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Holiday: base</text:p>
          </table:table-cell>
          <table:table-cell office:value-type="float" office:value="401.42241174264296" table:style-name="ce20">
            <text:p>401</text:p>
          </table:table-cell>
          <table:table-cell office:value-type="float" office:value="589.59659977944534" table:style-name="ce20">
            <text:p>590</text:p>
          </table:table-cell>
          <table:table-cell office:value-type="float" office:value="565.88773593289272" table:style-name="ce20">
            <text:p>566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Day trip</text:p>
          </table:table-cell>
          <table:table-cell office:value-type="float" office:value="261.8280539748896" table:style-name="ce20">
            <text:p>262</text:p>
          </table:table-cell>
          <table:table-cell office:value-type="float" office:value="423.24654785920478" table:style-name="ce20">
            <text:p>423</text:p>
          </table:table-cell>
          <table:table-cell office:value-type="float" office:value="402.93696177224018" table:style-name="ce20">
            <text:p>403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Other including just walk<text:span text:style-name="T2">2</text:span></text:p>
          </table:table-cell>
          <table:table-cell office:value-type="float" office:value="19.498751674573473" table:style-name="ce20">
            <text:p>19</text:p>
          </table:table-cell>
          <table:table-cell office:value-type="float" office:value="55.539716728512751" table:style-name="ce20">
            <text:p>56</text:p>
          </table:table-cell>
          <table:table-cell office:value-type="float" office:value="51.310280330018522" table:style-name="ce20">
            <text:p>5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All purposes</text:p>
          </table:table-cell>
          <table:table-cell office:value-type="float" office:value="3916.1238585209444" table:style-name="ce20">
            <text:p>3,916</text:p>
          </table:table-cell>
          <table:table-cell office:value-type="float" office:value="8356.4036508154313" table:style-name="ce20">
            <text:p>8,356</text:p>
          </table:table-cell>
          <table:table-cell office:value-type="float" office:value="7815.3617514488997" table:style-name="ce20">
            <text:p>7,815</text:p>
          </table:table-cell>
          <table:table-cell table:number-columns-repeated="16380"/>
        </table:table-row>
        <table:table-row table:style-name="ro1">
          <table:table-cell table:style-name="ce19"/>
          <table:table-cell table:number-columns-repeated="3" table:style-name="ce25"/>
          <table:table-cell table:number-columns-repeated="16380"/>
        </table:table-row>
        <table:table-row table:style-name="ro1">
          <table:table-cell office:value-type="string" table:style-name="ce9">
            <text:p>Unweighted sample size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<text:s text:c="3"/>individuals</text:p>
          </table:table-cell>
          <table:table-cell office:value-type="float" office:value="1678" table:style-name="ce20">
            <text:p>1,678</text:p>
          </table:table-cell>
          <table:table-cell office:value-type="float" office:value="11694" table:style-name="ce20">
            <text:p>11,694</text:p>
          </table:table-cell>
          <table:table-cell office:value-type="float" office:value="13430" table:style-name="ce20">
            <text:p>13,43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s text:c="3"/>trips ('000s)</text:p>
          </table:table-cell>
          <table:table-cell office:value-type="float" office:value="20.675000000000001" table:style-name="ce20">
            <text:p>21</text:p>
          </table:table-cell>
          <table:table-cell office:value-type="float" office:value="225.17" table:style-name="ce20">
            <text:p>225</text:p>
          </table:table-cell>
          <table:table-cell office:value-type="float" office:value="246.78" table:style-name="ce20">
            <text:p>247</text:p>
          </table:table-cell>
          <table:table-cell table:number-columns-repeated="16380"/>
        </table:table-row>
        <table:table-row table:style-name="ro3">
          <table:table-cell office:value-type="string" table:style-name="ce11">
            <text:p><text:s text:c="3"/>stages ('000s)</text:p>
          </table:table-cell>
          <table:table-cell office:value-type="float" office:value="22.035" table:style-name="ce26">
            <text:p>22</text:p>
          </table:table-cell>
          <table:table-cell office:value-type="float" office:value="248.172" table:style-name="ce26">
            <text:p>248</text:p>
          </table:table-cell>
          <table:table-cell office:value-type="float" office:value="271.21800000000002" table:style-name="ce26">
            <text:p>27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number-columns-spanned="4" table:number-rows-spanned="1" table:style-name="ce35">
            <text:p>1. The NTS definition of having a mobility difficulty is based on those adults who responded to say they have difficulties travelling on foot, by bus or both. Those that said they only have difficulty getting in/out of a car are classified in this table as having no mobility difficulty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2. Walking data was revised in 2018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figures in this table are National Statistics.</text:p>
          </table:table-cell>
          <table:table-cell table:number-columns-repeated="3" table:style-name="ce8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36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7">
            <text:p>The survey results are subject to sampling error.</text:p>
          </table:table-cell>
          <table:table-cell table:number-columns-repeated="3" table:style-name="ce8"/>
          <table:table-cell table:number-columns-repeated="16380"/>
        </table:table-row>
        <table:table-row table:style-name="ro2">
          <table:table-cell table:style-name="ce3"/>
          <table:table-cell table:style-name="ce28"/>
          <table:table-cell table:number-columns-repeated="16382" table:style-name="ce3"/>
        </table:table-row>
        <table:table-row table:style-name="ro2">
          <table:table-cell office:value-type="string" table:style-name="ce29">
            <text:p><text:a xlink:href="mailto:national.travelsurvey@dft.gov.uk"><text:span text:style-name="T1">Email:<text:s/></text:span>national.travelsurvey@dft.gov.uk</text:a></text:p>
          </table:table-cell>
          <table:table-cell table:style-name="ce30"/>
          <table:table-cell table:style-name="ce3"/>
          <table:table-cell office:value-type="string" table:style-name="ce31">
            <text:p>Source: National Travel Survey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<text:a xlink:href="https://www.gov.uk/government/statistics/national-travel-survey-2017">Notes &amp; definitions</text:a></text:p>
          </table:table-cell>
          <table:table-cell table:style-name="ce28"/>
          <table:table-cell table:style-name="ce3"/>
          <table:table-cell office:value-type="string" table:style-name="ce31">
            <text:p>Last updated: 26 July 2018</text:p>
          </table:table-cell>
          <table:table-cell table:number-columns-repeated="16380"/>
        </table:table-row>
        <table:table-row table:style-name="ro2">
          <table:table-cell table:number-columns-repeated="2" table:style-name="ce33"/>
          <table:table-cell table:style-name="ce27"/>
          <table:table-cell office:value-type="string" table:style-name="ce31">
            <text:p>Next update: Summer 2019</text:p>
          </table:table-cell>
          <table:table-cell table:number-columns-repeated="16380"/>
        </table:table-row>
        <table:table-row table:number-rows-repeated="104851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/>
    <style:style style:name="Percent_32_3" style:display-name="Percent 3" style:family="table-cell" style:data-style-name="N13"/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6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8-10-19T14:40:01Z</dc:date>
    <meta:print-date>2013-10-24T16:11:46Z</meta:print-date>
  </office:meta>
</office:document-meta>
</file>